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450000018C30D9A4B6FEB6901E.png" manifest:media-type="image/png"/>
  <manifest:file-entry manifest:full-path="Pictures/1000020100000107000001E6E45F6BDB8D16A4AF.png" manifest:media-type="image/png"/>
  <manifest:file-entry manifest:full-path="Pictures/10000201000000E9000002DFE42A6DB8E81A14B9.png" manifest:media-type="image/png"/>
  <manifest:file-entry manifest:full-path="Pictures/1000020100000400000002A5B0291CFD21E4D468.png" manifest:media-type="image/png"/>
  <manifest:file-entry manifest:full-path="Pictures/100002010000030D000001E340B13DFEF066E4DA.png" manifest:media-type="image/png"/>
  <manifest:file-entry manifest:full-path="Pictures/1000000000000020000000204B249CA79A42C6D7.png" manifest:media-type="image/png"/>
  <manifest:file-entry manifest:full-path="Pictures/10000201000001BB000001E39681649ECA0EC709.png" manifest:media-type="image/png"/>
  <manifest:file-entry manifest:full-path="Pictures/10000000000001F4000002738F4B48F72053F3B8.png" manifest:media-type="image/png"/>
  <manifest:file-entry manifest:full-path="Pictures/1000020100000065000000DD28CF518ECD53DECC.png" manifest:media-type="image/png"/>
  <manifest:file-entry manifest:full-path="Pictures/100000000000008A0000012C89F39B2BDD83B117.png" manifest:media-type="image/png"/>
  <manifest:file-entry manifest:full-path="Pictures/10000201000000B0000000DDA1F45AF70E08358E.png" manifest:media-type="image/png"/>
  <manifest:file-entry manifest:full-path="Pictures/100000000000032F0000032FA1F4F4FBD66B0E92.jpg" manifest:media-type="image/jpeg"/>
  <manifest:file-entry manifest:full-path="Pictures/100002010000015D000001B7914DC0FBCC732255.png" manifest:media-type="image/png"/>
  <manifest:file-entry manifest:full-path="Pictures/100002010000011B0000017ADFFCF3A7811AA250.png" manifest:media-type="image/png"/>
  <manifest:file-entry manifest:full-path="Pictures/10000201000002BB00000136729296E691E94F27.png" manifest:media-type="image/png"/>
  <manifest:file-entry manifest:full-path="Pictures/10000201000000D900000177A885479B583077CF.png" manifest:media-type="image/png"/>
  <manifest:file-entry manifest:full-path="Pictures/1000020100000075000000BB06FE8B70723F58E0.png" manifest:media-type="image/png"/>
  <manifest:file-entry manifest:full-path="Pictures/100002010000007F000000BECA3468DF9C5B3485.png" manifest:media-type="image/png"/>
  <manifest:file-entry manifest:full-path="Pictures/10000201000000AE000000A7F914513FF5D43E4E.png" manifest:media-type="image/png"/>
  <manifest:file-entry manifest:full-path="Pictures/100002010000023D0000014324582D744FFCBB9F.png" manifest:media-type="image/png"/>
  <manifest:file-entry manifest:full-path="Pictures/100002010000015E000001C4420C5D702F65C2BB.png" manifest:media-type="image/png"/>
  <manifest:file-entry manifest:full-path="Pictures/10000201000001EE0000012C1A8802D30C98F2CA.png" manifest:media-type="image/png"/>
  <manifest:file-entry manifest:full-path="Pictures/10000201000002AC000000CBE4E1392B3492AD2F.png" manifest:media-type="image/png"/>
  <manifest:file-entry manifest:full-path="Pictures/100002010000007E0000015ACB7B338E2200B688.png" manifest:media-type="image/png"/>
  <manifest:file-entry manifest:full-path="Pictures/1000020100000138000001352C3943AB784974EB.png" manifest:media-type="image/png"/>
  <manifest:file-entry manifest:full-path="Pictures/10000201000000CA00000183EBFE4F336BBBAC92.png" manifest:media-type="image/png"/>
  <manifest:file-entry manifest:full-path="Pictures/10000201000000B2000000AB28F1A7E941CD13AA.png" manifest:media-type="image/png"/>
  <manifest:file-entry manifest:full-path="Pictures/1000020100000060000000A23637774707E5D1E3.png" manifest:media-type="image/png"/>
  <manifest:file-entry manifest:full-path="Pictures/10000201000001270000017BEAD8E55FE85D5FA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Liberation Serif1" svg:font-family="'Liberation Serif'" style:font-family-generic="roman"/>
    <style:font-face style:name="Verdana1" svg:font-family="Verdana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Microsoft YaHei2" svg:font-family="'Microsoft YaHei'" style:font-family-generic="modern" style:font-pitch="variable"/>
    <style:font-face style:name="Verdana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457cm" fo:min-width="0.2cm" fo:padding-top="0.2cm" fo:padding-bottom="0.2cm" fo:padding-left="0.2cm" fo:padding-right="0.2cm" fo:wrap-option="wrap"/>
    </style:style>
    <style:style style:name="gr3" style:family="graphic" style:parent-style-name="standard">
      <style:graphic-properties draw:stroke="solid" svg:stroke-width="0.053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gr5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8cm" fo:min-width="0.2cm" fo:padding-top="0.2cm" fo:padding-bottom="0.2cm" fo:padding-left="0.2cm" fo:padding-right="0.2cm" fo:wrap-option="wrap"/>
    </style:style>
    <style:style style:name="gr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83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5.601cm" fo:min-width="4.629cm" fo:padding-top="0.2cm" fo:padding-bottom="0.2cm" fo:padding-left="0.2cm" fo:padding-right="0.2cm" fo:wrap-option="wrap"/>
    </style:style>
    <style:style style:name="gr13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6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181cm" fo:padding-top="0.2cm" fo:padding-bottom="0.2cm" fo:padding-left="0.2cm" fo:padding-right="0.2cm" fo:wrap-option="wrap"/>
    </style:style>
    <style:style style:name="gr17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8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179cm" fo:min-width="4.629cm" fo:padding-top="0.2cm" fo:padding-bottom="0.2cm" fo:padding-left="0.2cm" fo:padding-right="0.2cm" fo:wrap-option="wrap"/>
    </style:style>
    <style:style style:name="gr19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094cm" fo:min-width="0cm" fo:padding-top="0.2cm" fo:padding-bottom="0.2cm" fo:padding-left="0.2cm" fo:padding-right="0.2cm" fo:wrap-option="wrap"/>
    </style:style>
    <style:style style:name="gr28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4.131cm" fo:min-width="0.818cm" fo:padding-top="0.2cm" fo:padding-bottom="0.2cm" fo:padding-left="0.2cm" fo:padding-right="0.2cm" fo:wrap-option="wrap"/>
      <style:paragraph-properties style:writing-mode="lr-tb"/>
    </style:style>
    <style:style style:name="gr29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036cm" fo:padding-top="0.2cm" fo:padding-bottom="0.2cm" fo:padding-left="0.2cm" fo:padding-right="0.2cm" fo:wrap-option="wrap"/>
    </style:style>
    <style:style style:name="gr30" style:family="graphic" style:parent-style-name="standard" style:list-style-name="L2">
      <style:graphic-properties draw:stroke="solid" svg:stroke-width="0.053cm" svg:stroke-color="#000000" draw:marker-start="" draw:marker-start-width="0.2cm" draw:marker-start-center="false" draw:marker-end="" draw:marker-end-width="0.2cm" draw:marker-end-center="false" svg:stroke-linecap="butt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1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001cm" fo:min-width="0.6cm" fo:padding-top="0.2cm" fo:padding-bottom="0.2cm" fo:padding-left="0.2cm" fo:padding-right="0.2cm" fo:wrap-option="wrap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32cm"/>
      <style:paragraph-properties style:writing-mode="lr-tb"/>
    </style:style>
    <style:style style:name="gr33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4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8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9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0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1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2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3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4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4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8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147cm" fo:min-width="0.9cm" fo:padding-top="0.2cm" fo:padding-bottom="0.2cm" fo:padding-left="0.2cm" fo:padding-right="0.2cm" fo:wrap-option="wrap"/>
    </style:style>
    <style:style style:name="gr4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1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5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21cm" fo:min-width="0cm" fo:padding-top="0.2cm" fo:padding-bottom="0.2cm" fo:padding-left="0.2cm" fo:padding-right="0.2cm" fo:wrap-option="wrap"/>
    </style:style>
    <style:style style:name="gr53" style:family="graphic" style:parent-style-name="objectwithoutfill">
      <style:graphic-properties draw:fill="solid" draw:textarea-vertical-align="middle"/>
    </style:style>
    <style:style style:name="gr54" style:family="graphic" style:parent-style-name="standard">
      <style:graphic-properties draw:textarea-horizontal-align="justify" draw:textarea-vertical-align="middle" draw:auto-grow-height="false" fo:min-height="0.55cm" fo:min-width="0.3cm"/>
    </style:style>
    <style:style style:name="gr55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1.001cm" fo:min-width="0.001cm" fo:padding-top="0.2cm" fo:padding-bottom="0.2cm" fo:padding-left="0.2cm" fo:padding-right="0.2cm" fo:wrap-option="wrap"/>
    </style:style>
    <style:style style:name="gr5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7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8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9" style:family="graphic" style:parent-style-name="objectwithoutfill">
      <style:graphic-properties draw:stroke="solid" svg:stroke-width="0.8cm" draw:marker-start-width="1.4cm" draw:marker-end-width="1.4cm" draw:fill="solid" draw:textarea-vertical-align="middle" fo:padding-top="0.475cm" fo:padding-bottom="0.475cm" fo:padding-left="0.6cm" fo:padding-right="0.6cm"/>
    </style:style>
    <style:style style:name="gr6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2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601cm" fo:min-width="0.001cm" fo:padding-top="0.2cm" fo:padding-bottom="0.2cm" fo:padding-left="0.2cm" fo:padding-right="0.2cm" fo:wrap-option="wrap"/>
    </style:style>
    <style:style style:name="gr6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4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263cm" fo:min-width="0.087cm" fo:padding-top="0.2cm" fo:padding-bottom="0.2cm" fo:padding-left="0.2cm" fo:padding-right="0.2cm" fo:wrap-option="wrap"/>
    </style:style>
    <style:style style:name="gr65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7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401cm" fo:min-width="0.001cm" fo:padding-top="0.2cm" fo:padding-bottom="0.2cm" fo:padding-left="0.2cm" fo:padding-right="0.2cm" fo:wrap-option="wrap"/>
    </style:style>
    <style:style style:name="gr68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1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72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7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standard">
      <style:graphic-properties draw:textarea-horizontal-align="justify" draw:textarea-vertical-align="middle" draw:auto-grow-height="false" fo:min-height="1.35cm" fo:min-width="1.7cm"/>
    </style:style>
    <style:style style:name="gr75" style:family="graphic" style:parent-style-name="standard">
      <style:graphic-properties draw:textarea-horizontal-align="justify" draw:textarea-vertical-align="middle" draw:auto-grow-height="false" fo:min-height="2.75cm" fo:min-width="0.1cm"/>
    </style:style>
    <style:style style:name="gr7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7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001cm" fo:min-width="0.821cm" fo:padding-top="0.2cm" fo:padding-bottom="0.2cm" fo:padding-left="0.2cm" fo:padding-right="0.2cm" fo:wrap-option="wrap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9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8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81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2cm" fo:min-width="0.033cm" fo:padding-top="0.2cm" fo:padding-bottom="0.2cm" fo:padding-left="0.2cm" fo:padding-right="0.2cm" fo:wrap-option="wrap"/>
    </style:style>
    <style:style style:name="gr82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84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3.768cm" fo:min-width="0.593cm" fo:padding-top="0.2cm" fo:padding-bottom="0.2cm" fo:padding-left="0.2cm" fo:padding-right="0.2cm" fo:wrap-option="wrap"/>
      <style:paragraph-properties style:writing-mode="lr-tb"/>
    </style:style>
    <style:style style:name="gr85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gr8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87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88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8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0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91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401cm" fo:min-width="0.001cm" fo:padding-top="0.2cm" fo:padding-bottom="0.2cm" fo:padding-left="0.2cm" fo:padding-right="0.2cm" fo:wrap-option="wrap"/>
    </style:style>
    <style:style style:name="gr92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4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95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6" style:family="graphic" style:parent-style-name="standard">
      <style:graphic-properties draw:textarea-horizontal-align="justify" draw:textarea-vertical-align="middle" draw:auto-grow-height="false" fo:min-height="0.55cm" fo:min-width="2.5cm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24pt"/>
    </style:style>
    <style:style style:name="P3" style:family="paragraph">
      <loext:graphic-properties draw:fill="solid" draw:fill-color="#000000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.106cm" fo:line-height="100%" fo:text-align="start" fo:text-indent="0cm" style:punctuation-wrap="simple" style:writing-mode="lr-tb"/>
      <style:text-properties fo:font-size="24pt" fo:hyphenate="false"/>
    </style:style>
    <style:style style:name="P6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4pt" fo:hyphenate="false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12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3" style:family="paragraph">
      <loext:graphic-properties draw:fill="solid" draw:fill-color="#aec067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4" style:family="paragraph">
      <loext:graphic-properties draw:fill="solid" draw:fill-color="#aec067"/>
      <style:paragraph-properties fo:text-align="center" style:font-independent-line-spacing="true"/>
      <style:text-properties fo:font-size="24pt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</style:style>
    <style:style style:name="P22" style:family="paragraph">
      <style:text-properties fo:font-size="18pt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0pt" style:font-size-asian="15pt" style:font-size-complex="15pt" fo:hyphenate="false"/>
    </style:style>
    <style:style style:name="P25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4pt" style:font-size-asian="15pt" style:font-size-complex="15pt" fo:hyphenate="false"/>
    </style:style>
    <style:style style:name="P26" style:family="paragraph">
      <loext:graphic-properties draw:fill="none" draw:fill-color="#ffffff"/>
      <style:text-properties fo:font-size="10pt" style:font-size-asian="10pt" style:font-size-complex="10pt"/>
    </style:style>
    <style:style style:name="P27" style:family="paragraph">
      <style:paragraph-properties fo:margin-left="0cm" fo:margin-right="0cm" fo:margin-top="0cm" fo:margin-bottom="0.106cm" fo:line-height="100%" fo:text-align="end" fo:text-indent="0cm" style:punctuation-wrap="simple" style:writing-mode="lr-tb"/>
      <style:text-properties fo:font-size="24pt" fo:hyphenate="false"/>
    </style:style>
    <style:style style:name="P28" style:family="paragraph">
      <loext:graphic-properties draw:fill="none"/>
      <style:paragraph-properties fo:margin-left="0cm" fo:margin-right="0cm" fo:margin-top="0cm" fo:margin-bottom="0.106cm" fo:line-height="100%" fo:text-align="end" fo:text-indent="0cm" style:punctuation-wrap="simple" style:writing-mode="lr-tb" style:font-independent-line-spacing="true"/>
      <style:text-properties fo:font-size="24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9pt" fo:letter-spacing="normal" fo:language="de" fo:country="DE" fo:font-style="normal" style:text-underline-style="none" fo:font-weight="normal" style:font-name-asian="Verdana1" style:font-size-asian="9pt" style:font-style-asian="normal" style:font-weight-asian="normal" style:font-name-complex="Arial2" style:font-size-complex="9pt" style:font-style-complex="normal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font-name-asian="Verdana1" style:font-size-asian="16pt" style:font-style-asian="normal" style:font-weight-asian="normal" style:font-name-complex="Verdana2" style:font-size-complex="16pt" style:font-style-complex="normal" style:font-weight-complex="normal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de" fo:country="DE" fo:font-style="normal" style:text-underline-style="none" fo:font-weight="normal" style:font-name-asian="Verdana1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6" style:family="text">
      <style:text-properties style:font-name="Liberation Serif1" fo:font-size="8pt" style:font-name-asian="Liberation Serif1" style:font-size-asian="8pt" style:font-name-complex="Liberation Serif1" style:font-size-complex="8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7pt" fo:letter-spacing="normal" fo:language="de" fo:country="DE" fo:font-style="normal" style:text-underline-style="none" fo:font-weight="normal" style:font-name-asian="Verdana1" style:font-size-asian="7pt" style:font-style-asian="normal" style:font-weight-asian="normal" style:font-name-complex="Arial2" style:font-size-complex="7pt" style:font-style-complex="normal" style:font-weight-complex="normal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fo:color="#e300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 draw:name="Group 1055">
          <draw:frame draw:name="Picture 2_0" draw:style-name="gr1" draw:text-style-name="P1" draw:layer="layout" svg:width="8.866cm" svg:height="11.119cm" svg:x="7.866cm" svg:y="2.133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15_0" draw:style-name="gr2" draw:text-style-name="P2" draw:layer="layout" svg:width="0.599cm" svg:height="0.856cm" svg:x="12.7cm" svg:y="8.0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8" draw:style-name="gr1" draw:text-style-name="P1" draw:layer="layout" svg:width="3.65cm" svg:height="7.937cm" svg:x="19.901cm" svg:y="2.785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line draw:name="Straight Connector 14" draw:style-name="gr3" draw:text-style-name="P1" draw:layer="layout" svg:x1="8.499cm" svg:y1="8.054cm" svg:x2="7.866cm" svg:y2="8.054cm">
          <text:p/>
        </draw:line>
        <draw:line draw:name="Straight Connector 16" draw:style-name="gr3" draw:text-style-name="P1" draw:layer="layout" svg:x1="9.099cm" svg:y1="6.253cm" svg:x2="7.866cm" svg:y2="6.253cm">
          <text:p/>
        </draw:line>
        <draw:line draw:name="Straight Connector 18" draw:style-name="gr3" draw:text-style-name="P1" draw:layer="layout" svg:x1="7.866cm" svg:y1="8.054cm" svg:x2="7.866cm" svg:y2="6.253cm">
          <text:p/>
        </draw:line>
        <draw:line draw:name="Straight Connector 20" draw:style-name="gr3" draw:text-style-name="P1" draw:layer="layout" svg:x1="9.099cm" svg:y1="7.454cm" svg:x2="5.499cm" svg:y2="7.454cm">
          <text:p/>
        </draw:line>
        <draw:line draw:name="Straight Connector 28" draw:style-name="gr3" draw:text-style-name="P1" draw:layer="layout" svg:x1="3.799cm" svg:y1="8cm" svg:x2="3.799cm" svg:y2="3.253cm">
          <text:p/>
        </draw:line>
        <draw:line draw:name="Straight Connector 30" draw:style-name="gr3" draw:text-style-name="P1" draw:layer="layout" svg:x1="3.799cm" svg:y1="3.253cm" svg:x2="5.499cm" svg:y2="3.253cm">
          <text:p/>
        </draw:line>
        <draw:line draw:name="Straight Connector 32" draw:style-name="gr3" draw:text-style-name="P1" draw:layer="layout" svg:x1="5.499cm" svg:y1="3.253cm" svg:x2="5.499cm" svg:y2="10.254cm">
          <text:p/>
        </draw:line>
        <draw:custom-shape draw:name="Oval 35" draw:style-name="gr4" draw:text-style-name="P3" draw:layer="layout" svg:width="0.399cm" svg:height="0.399cm" svg:x="5.299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3" draw:text-style-name="P1" draw:layer="layout" svg:x1="3.8cm" svg:y1="8.2cm" svg:x2="3.799cm" svg:y2="13.252cm">
          <text:p/>
        </draw:line>
        <draw:line draw:name="Straight Connector 40" draw:style-name="gr3" draw:text-style-name="P1" draw:layer="layout" svg:x1="15.5cm" svg:y1="10.454cm" svg:x2="16.1cm" svg:y2="10.454cm">
          <text:p/>
        </draw:line>
        <draw:line draw:name="Straight Connector 42" draw:style-name="gr3" draw:text-style-name="P1" draw:layer="layout" svg:x1="16.1cm" svg:y1="9.854cm" svg:x2="16.1cm" svg:y2="13.252cm">
          <text:p/>
        </draw:line>
        <draw:line draw:name="Straight Connector 44" draw:style-name="gr3" draw:text-style-name="P1" draw:layer="layout" svg:x1="16.1cm" svg:y1="13.252cm" svg:x2="3.799cm" svg:y2="13.252cm">
          <text:p/>
        </draw:line>
        <draw:line draw:name="Straight Connector 47" draw:style-name="gr3" draw:text-style-name="P1" draw:layer="layout" svg:x1="8.499cm" svg:y1="8.654cm" svg:x2="7.099cm" svg:y2="8.654cm">
          <text:p/>
        </draw:line>
        <draw:line draw:name="Straight Connector 49" draw:style-name="gr3" draw:text-style-name="P1" draw:layer="layout" svg:x1="7.099cm" svg:y1="8.654cm" svg:x2="7.099cm" svg:y2="1.653cm">
          <text:p/>
        </draw:line>
        <draw:line draw:name="Straight Connector 51" draw:style-name="gr3" draw:text-style-name="P1" draw:layer="layout" svg:x1="7.099cm" svg:y1="1.653cm" svg:x2="18.7cm" svg:y2="1.653cm">
          <text:p/>
        </draw:line>
        <draw:line draw:name="Straight Connector 53" draw:style-name="gr3" draw:text-style-name="P1" draw:layer="layout" svg:x1="18.7cm" svg:y1="1.653cm" svg:x2="18.7cm" svg:y2="9.854cm">
          <text:p/>
        </draw:line>
        <draw:line draw:name="Straight Connector 59" draw:style-name="gr3" draw:text-style-name="P1" draw:layer="layout" svg:x1="8.499cm" svg:y1="9.254cm" svg:x2="6.499cm" svg:y2="9.254cm">
          <text:p/>
        </draw:line>
        <draw:line draw:name="Straight Connector 1028" draw:style-name="gr3" draw:text-style-name="P1" draw:layer="layout" svg:x1="18.7cm" svg:y1="9.854cm" svg:x2="20.9cm" svg:y2="9.854cm">
          <text:p/>
        </draw:line>
        <draw:line draw:name="Straight Connector 72" draw:style-name="gr3" draw:text-style-name="P1" draw:layer="layout" svg:x1="6.499cm" svg:y1="9.254cm" svg:x2="6.499cm" svg:y2="2.253cm">
          <text:p/>
        </draw:line>
        <draw:line draw:name="Straight Connector 1033" draw:style-name="gr3" draw:text-style-name="P1" draw:layer="layout" svg:x1="6.499cm" svg:y1="2.253cm" svg:x2="17.3cm" svg:y2="2.253cm">
          <text:p/>
        </draw:line>
        <draw:line draw:name="Straight Connector 1035" draw:style-name="gr3" draw:text-style-name="P1" draw:layer="layout" svg:x1="17.3cm" svg:y1="2.253cm" svg:x2="17.3cm" svg:y2="12.153cm">
          <text:p/>
        </draw:line>
        <draw:line draw:name="Straight Connector 1037" draw:style-name="gr3" draw:text-style-name="P1" draw:layer="layout" svg:x1="17.3cm" svg:y1="12.153cm" svg:x2="21.5cm" svg:y2="12.153cm">
          <text:p/>
        </draw:line>
        <draw:line draw:name="Straight Connector 1039" draw:style-name="gr3" draw:text-style-name="P1" draw:layer="layout" svg:x1="21.5cm" svg:y1="12.153cm" svg:x2="21.5cm" svg:y2="10.722cm">
          <text:p/>
        </draw:line>
        <draw:line draw:name="Straight Connector 1041" draw:style-name="gr3" draw:text-style-name="P1" draw:layer="layout" svg:x1="16.1cm" svg:y1="13.252cm" svg:x2="22.701cm" svg:y2="13.252cm">
          <text:p/>
        </draw:line>
        <draw:line draw:name="Straight Connector 1043" draw:style-name="gr3" draw:text-style-name="P1" draw:layer="layout" svg:x1="22.701cm" svg:y1="13.252cm" svg:x2="22.701cm" svg:y2="10.722cm">
          <text:p/>
        </draw:line>
        <draw:custom-shape draw:name="Oval 85" draw:style-name="gr4" draw:text-style-name="P3" draw:layer="layout" svg:width="0.399cm" svg:height="0.399cm" svg:x="15.9cm" svg:y="13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47" draw:style-name="gr3" draw:text-style-name="P1" draw:layer="layout" svg:x1="19.4cm" svg:y1="9.854cm" svg:x2="19.4cm" svg:y2="10.454cm">
          <text:p/>
        </draw:line>
        <draw:custom-shape draw:name="Rectangle 1048" draw:style-name="gr5" draw:text-style-name="P4" draw:layer="layout" svg:width="0.599cm" svg:height="1.199cm" svg:x="19.101cm" svg:y="10.4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2" draw:style-name="gr3" draw:text-style-name="P1" draw:layer="layout" svg:x1="19.412cm" svg:y1="11.654cm" svg:x2="19.4cm" svg:y2="12.153cm">
          <text:p/>
        </draw:line>
        <draw:custom-shape draw:name="TextBox 1051" draw:style-name="gr6" draw:text-style-name="P6" draw:layer="layout" svg:width="1.293cm" svg:height="0.381cm" draw:transform="rotate (1.5707963267949) translate (18.627cm 11.72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6" draw:style-name="gr3" draw:text-style-name="P1" draw:layer="layout" svg:x1="15.623cm" svg:y1="9.854cm" svg:x2="16.1cm" svg:y2="9.854cm">
          <text:p/>
        </draw:line>
        <draw:custom-shape draw:name="Oval 99" draw:style-name="gr4" draw:text-style-name="P3" draw:layer="layout" svg:width="0.399cm" svg:height="0.399cm" svg:x="15.924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0" draw:style-name="gr4" draw:text-style-name="P3" draw:layer="layout" svg:width="0.399cm" svg:height="0.399cm" svg:x="19.207cm" svg:y="11.9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1" draw:style-name="gr4" draw:text-style-name="P3" draw:layer="layout" svg:width="0.399cm" svg:height="0.399cm" svg:x="19.2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2" draw:style-name="gr4" draw:text-style-name="P3" draw:layer="layout" svg:width="0.399cm" svg:height="0.399cm" svg:x="20.751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3" draw:style-name="gr4" draw:text-style-name="P3" draw:layer="layout" svg:width="0.399cm" svg:height="0.399cm" svg:x="21.326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4" draw:style-name="gr4" draw:text-style-name="P3" draw:layer="layout" svg:width="0.399cm" svg:height="0.399cm" svg:x="22.4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" draw:style-name="gr4" draw:text-style-name="P3" draw:layer="layout" svg:width="0.399cm" svg:height="0.399cm" svg:x="15.512cm" svg:y="9.7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" draw:style-name="gr4" draw:text-style-name="P3" draw:layer="layout" svg:width="0.399cm" svg:height="0.399cm" svg:x="15.312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" draw:style-name="gr4" draw:text-style-name="P3" draw:layer="layout" svg:width="0.399cm" svg:height="0.399cm" svg:x="8.783cm" svg:y="10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8" draw:style-name="gr4" draw:text-style-name="P3" draw:layer="layout" svg:width="0.399cm" svg:height="0.399cm" svg:x="8.299cm" svg:y="9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" draw:style-name="gr4" draw:text-style-name="P3" draw:layer="layout" svg:width="0.399cm" svg:height="0.399cm" svg:x="8.299cm" svg:y="8.3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" draw:style-name="gr4" draw:text-style-name="P3" draw:layer="layout" svg:width="0.399cm" svg:height="0.399cm" svg:x="8.299cm" svg:y="7.8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" draw:style-name="gr4" draw:text-style-name="P3" draw:layer="layout" svg:width="0.399cm" svg:height="0.399cm" svg:x="8.88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" draw:style-name="gr4" draw:text-style-name="P3" draw:layer="layout" svg:width="0.399cm" svg:height="0.399cm" svg:x="8.88cm" svg:y="6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7_7" draw:style-name="gr3" draw:text-style-name="P1" draw:layer="layout" svg:x1="4.2cm" svg:y1="8cm" svg:x2="3.4cm" svg:y2="8cm">
          <text:p/>
        </draw:line>
        <draw:line draw:name="Straight Connector 47_8" draw:style-name="gr3" draw:text-style-name="P1" draw:layer="layout" svg:x1="4cm" svg:y1="8.2cm" svg:x2="3.6cm" svg:y2="8.2cm">
          <text:p/>
        </draw:line>
        <draw:frame draw:style-name="gr7" draw:text-style-name="P7" draw:layer="layout" svg:width="1.984cm" svg:height="0.962cm" svg:x="1.416cm" svg:y="7.638cm">
          <draw:text-box>
            <text:p>3.3 V</text:p>
          </draw:text-box>
        </draw:frame>
        <draw:frame draw:style-name="gr8" draw:text-style-name="P7" draw:layer="layout" svg:width="0.875cm" svg:height="0.962cm" svg:x="3.725cm" svg:y="7.238cm">
          <draw:text-box>
            <text:p>+</text:p>
          </draw:text-box>
        </draw:frame>
        <draw:frame draw:style-name="gr9" draw:text-style-name="P8" draw:layer="layout" svg:width="0.888cm" svg:height="1.946cm" svg:x="6.512cm" svg:y="10.3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" draw:style-name="gr3" draw:text-style-name="P1" draw:layer="layout" svg:x1="8.899cm" svg:y1="10.254cm" svg:x2="5.499cm" svg:y2="10.254cm">
          <text:p/>
        </draw:line>
        <draw:line draw:name="Straight Connector 59_1" draw:style-name="gr3" draw:text-style-name="P1" draw:layer="layout" svg:x1="8.4cm" svg:y1="9.8cm" svg:x2="7.2cm" svg:y2="9.8cm">
          <text:p/>
        </draw:line>
        <draw:line draw:name="Straight Connector 59_2" draw:style-name="gr3" draw:text-style-name="P1" draw:layer="layout" svg:x1="7.2cm" svg:y1="10.6cm" svg:x2="7.2cm" svg:y2="9.8cm">
          <text:p/>
        </draw:line>
        <draw:line draw:name="Straight Connector 59_3" draw:style-name="gr3" draw:text-style-name="P1" draw:layer="layout" svg:x1="7.2cm" svg:y1="12cm" svg:x2="7.2cm" svg:y2="13.252cm">
          <text:p/>
        </draw:line>
        <draw:custom-shape draw:name="Oval 108_0" draw:style-name="gr4" draw:text-style-name="P3" draw:layer="layout" svg:width="0.399cm" svg:height="0.399cm" svg:x="8.315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" draw:text-style-name="P9" draw:layer="layout" svg:width="1.383cm" svg:height="0.569cm" svg:x="5.229cm" svg:y="11.031cm">
          <draw:text-box>
            <text:p><text:span text:style-name="T2">Pairing</text:span></text:p>
          </draw:text-box>
        </draw:frame>
        <draw:custom-shape draw:name="Oval 85_16" draw:style-name="gr4" draw:text-style-name="P3" draw:layer="layout" svg:width="0.399cm" svg:height="0.399cm" svg:x="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name="Picture 8_0" draw:style-name="gr1" draw:text-style-name="P1" draw:layer="layout" svg:width="3.65cm" svg:height="7.937cm" svg:x="19.95cm" svg:y="2.902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g draw:name="Group 7">
          <draw:frame draw:name="Picture 2" draw:style-name="gr1" draw:text-style-name="P1" draw:layer="layout" svg:width="15.429cm" svg:height="10.2cm" svg:x="2.35cm" svg:y="3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6" draw:style-name="gr12" draw:text-style-name="P2" draw:layer="layout" svg:width="5.028cm" svg:height="6cm" svg:x="12.947cm" svg:y="3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2" draw:text-style-name="P2" draw:layer="layout" svg:width="5.028cm" svg:height="6cm" svg:x="2.154cm" svg:y="4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3" draw:text-style-name="P12" draw:layer="layout" svg:width="6.196cm" svg:height="1.765cm" svg:x="6.75cm" svg:y="11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1" draw:style-name="gr3" draw:text-style-name="P1" draw:layer="layout" svg:x1="9.848cm" svg:y1="11.8cm" svg:x2="9.848cm" svg:y2="11.46cm">
          <text:p/>
        </draw:line>
        <draw:line draw:name="Straight Connector 15" draw:style-name="gr3" draw:text-style-name="P1" draw:layer="layout" svg:x1="7.408cm" svg:y1="9.118cm" svg:x2="5.608cm" svg:y2="9.118cm">
          <text:p/>
        </draw:line>
        <draw:line draw:name="Straight Connector 17" draw:style-name="gr3" draw:text-style-name="P1" draw:layer="layout" svg:x1="5.608cm" svg:y1="9.118cm" svg:x2="5.608cm" svg:y2="2.399cm">
          <text:p/>
        </draw:line>
        <draw:line draw:name="Straight Connector 19" draw:style-name="gr3" draw:text-style-name="P1" draw:layer="layout" svg:x1="5.608cm" svg:y1="2.399cm" svg:x2="17.111cm" svg:y2="2.399cm">
          <text:p/>
        </draw:line>
        <draw:line draw:name="Straight Connector 21" draw:style-name="gr3" draw:text-style-name="P1" draw:layer="layout" svg:x1="17.111cm" svg:y1="2.399cm" svg:x2="17.111cm" svg:y2="10cm">
          <text:p/>
        </draw:line>
        <draw:line draw:name="Straight Connector 23" draw:style-name="gr3" draw:text-style-name="P1" draw:layer="layout" svg:x1="17.111cm" svg:y1="10cm" svg:x2="21.111cm" svg:y2="10cm">
          <text:p/>
        </draw:line>
        <draw:custom-shape draw:name="Oval 26" draw:style-name="gr4" draw:text-style-name="P3" draw:layer="layout" svg:width="0.399cm" svg:height="0.399cm" svg:x="20.786cm" svg:y="9.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4" draw:text-style-name="P3" draw:layer="layout" svg:width="0.399cm" svg:height="0.399cm" svg:x="7.183cm" svg:y="8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0" draw:style-name="gr3" draw:text-style-name="P1" draw:layer="layout" svg:x1="7.408cm" svg:y1="6.399cm" svg:x2="6.508cm" svg:y2="6.399cm">
          <text:p/>
        </draw:line>
        <draw:line draw:name="Straight Connector 30_0" draw:style-name="gr3" draw:text-style-name="P1" draw:layer="layout" svg:x1="7.408cm" svg:y1="5.399cm" svg:x2="6.508cm" svg:y2="5.399cm">
          <text:p/>
        </draw:line>
        <draw:line draw:name="Straight Connector 32_0" draw:style-name="gr3" draw:text-style-name="P1" draw:layer="layout" svg:x1="6.508cm" svg:y1="5.399cm" svg:x2="6.508cm" svg:y2="6.399cm">
          <text:p/>
        </draw:line>
        <draw:custom-shape draw:name="Oval 34" draw:style-name="gr4" draw:text-style-name="P3" draw:layer="layout" svg:width="0.399cm" svg:height="0.399cm" svg:x="7.24cm" svg:y="5.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_0" draw:style-name="gr4" draw:text-style-name="P3" draw:layer="layout" svg:width="0.399cm" svg:height="0.399cm" svg:x="7.28cm" svg:y="6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6" draw:style-name="gr3" draw:text-style-name="P1" draw:layer="layout" svg:x1="7.429cm" svg:y1="7.501cm" svg:x2="6.13cm" svg:y2="7.501cm">
          <text:p/>
        </draw:line>
        <draw:line draw:name="Straight Connector 38_0" draw:style-name="gr3" draw:text-style-name="P1" draw:layer="layout" svg:x1="6.13cm" svg:y1="7.501cm" svg:x2="6.13cm" svg:y2="3.199cm">
          <text:p/>
        </draw:line>
        <draw:line draw:name="Straight Connector 40_0" draw:style-name="gr3" draw:text-style-name="P1" draw:layer="layout" svg:x1="6.13cm" svg:y1="3.199cm" svg:x2="15.911cm" svg:y2="3.199cm">
          <text:p/>
        </draw:line>
        <draw:line draw:name="Straight Connector 42_0" draw:style-name="gr3" draw:text-style-name="P1" draw:layer="layout" svg:x1="15.911cm" svg:y1="3.199cm" svg:x2="15.911cm" svg:y2="12.319cm">
          <text:p/>
        </draw:line>
        <draw:line draw:name="Straight Connector 44_0" draw:style-name="gr3" draw:text-style-name="P1" draw:layer="layout" svg:x1="15.911cm" svg:y1="12.319cm" svg:x2="21.552cm" svg:y2="12.319cm">
          <text:p/>
        </draw:line>
        <draw:line draw:name="Straight Connector 46" draw:style-name="gr3" draw:text-style-name="P1" draw:layer="layout" svg:x1="21.552cm" svg:y1="12.319cm" svg:x2="21.552cm" svg:y2="10.819cm">
          <text:p/>
        </draw:line>
        <draw:custom-shape draw:name="Oval 49" draw:style-name="gr4" draw:text-style-name="P3" draw:layer="layout" svg:width="0.399cm" svg:height="0.399cm" svg:x="21.352cm" svg:y="9.8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0" draw:style-name="gr4" draw:text-style-name="P3" draw:layer="layout" svg:width="0.399cm" svg:height="0.399cm" svg:x="7.24cm" svg:y="7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1_0" draw:style-name="gr3" draw:text-style-name="P1" draw:layer="layout" svg:x1="18.803cm" svg:y1="10cm" svg:x2="18.803cm" svg:y2="10.6cm">
          <text:p/>
        </draw:line>
        <draw:custom-shape draw:name="Rectangle 52" draw:style-name="gr5" draw:text-style-name="P4" draw:layer="layout" svg:width="0.599cm" svg:height="1.199cm" svg:x="18.504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3_0" draw:style-name="gr3" draw:text-style-name="P1" draw:layer="layout" svg:x1="18.815cm" svg:y1="11.8cm" svg:x2="18.803cm" svg:y2="12.299cm">
          <text:p/>
        </draw:line>
        <draw:custom-shape draw:name="Oval 54" draw:style-name="gr4" draw:text-style-name="P3" draw:layer="layout" svg:width="0.399cm" svg:height="0.399cm" svg:x="18.61cm" svg:y="12.1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" draw:style-name="gr4" draw:text-style-name="P3" draw:layer="layout" svg:width="0.399cm" svg:height="0.399cm" svg:x="18.61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" draw:style-name="gr14" draw:text-style-name="P6" draw:layer="layout" svg:width="1.293cm" svg:height="0.381cm" draw:transform="rotate (1.5707963267949) translate (18.071cm 11.899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0" draw:style-name="gr3" draw:text-style-name="P1" draw:layer="layout" svg:x1="12.51cm" svg:y1="8.6cm" svg:x2="13.911cm" svg:y2="8.6cm">
          <text:p/>
        </draw:line>
        <draw:line draw:name="Straight Connector 61" draw:style-name="gr3" draw:text-style-name="P1" draw:layer="layout" svg:x1="13.911cm" svg:y1="8.6cm" svg:x2="13.911cm" svg:y2="13.4cm">
          <text:p/>
        </draw:line>
        <draw:line draw:name="Straight Connector 2047" draw:style-name="gr3" draw:text-style-name="P1" draw:layer="layout" svg:x1="13.911cm" svg:y1="13.4cm" svg:x2="22.712cm" svg:y2="13.4cm">
          <text:p/>
        </draw:line>
        <draw:line draw:name="Straight Connector 2050" draw:style-name="gr3" draw:text-style-name="P1" draw:layer="layout" svg:x1="22.712cm" svg:y1="13.4cm" svg:x2="22.712cm" svg:y2="10.819cm">
          <text:p/>
        </draw:line>
        <draw:custom-shape draw:name="Oval 67" draw:style-name="gr4" draw:text-style-name="P3" draw:layer="layout" svg:width="0.399cm" svg:height="0.399cm" svg:x="22.503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" draw:style-name="gr4" draw:text-style-name="P3" draw:layer="layout" svg:width="0.399cm" svg:height="0.399cm" svg:x="12.329cm" svg:y="8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g draw:name="Group 17">
          <draw:frame draw:name="Picture 2_1" draw:style-name="gr1" draw:text-style-name="P1" draw:layer="layout" svg:width="8.866cm" svg:height="11.119cm" svg:x="8.767cm" svg:y="3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0" draw:style-name="gr2" draw:text-style-name="P2" draw:layer="layout" svg:width="0.599cm" svg:height="0.856cm" svg:x="13.601cm" svg:y="8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0">
          <draw:custom-shape draw:name="Rounded Rectangle 10_0" draw:style-name="gr15" draw:text-style-name="P13" draw:layer="layout" svg:width="1.799cm" svg:height="6.8cm" svg:x="3.8cm" svg:y="4.943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0" draw:style-name="gr16" draw:text-style-name="P14" draw:layer="layout" svg:width="0.599cm" svg:height="0.199cm" svg:x="4.4cm" svg:y="4.74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0" draw:style-name="gr3" draw:text-style-name="P1" draw:layer="layout" svg:x1="9.4cm" svg:y1="8.943cm" svg:x2="8.767cm" svg:y2="8.943cm">
          <text:p/>
        </draw:line>
        <draw:line draw:name="Straight Connector 16_0" draw:style-name="gr3" draw:text-style-name="P1" draw:layer="layout" svg:x1="10cm" svg:y1="7.142cm" svg:x2="8.767cm" svg:y2="7.142cm">
          <text:p/>
        </draw:line>
        <draw:line draw:name="Straight Connector 18_0" draw:style-name="gr3" draw:text-style-name="P1" draw:layer="layout" svg:x1="8.767cm" svg:y1="8.943cm" svg:x2="8.767cm" svg:y2="7.142cm">
          <text:p/>
        </draw:line>
        <draw:line draw:name="Straight Connector 20_0" draw:style-name="gr3" draw:text-style-name="P1" draw:layer="layout" svg:x1="10cm" svg:y1="8.343cm" svg:x2="6.4cm" svg:y2="8.343cm">
          <text:p/>
        </draw:line>
        <draw:line draw:name="Straight Connector 22_0" draw:style-name="gr3" draw:text-style-name="P1" draw:layer="layout" svg:x1="9.8cm" svg:y1="11.143cm" svg:x2="8.2cm" svg:y2="11.143cm">
          <text:p/>
        </draw:line>
        <draw:line draw:name="Straight Connector 28_1" draw:style-name="gr3" draw:text-style-name="P1" draw:layer="layout" svg:x1="4.7cm" svg:y1="4.542cm" svg:x2="4.7cm" svg:y2="4.142cm">
          <text:p/>
        </draw:line>
        <draw:line draw:name="Straight Connector 30_1" draw:style-name="gr3" draw:text-style-name="P1" draw:layer="layout" svg:x1="4.7cm" svg:y1="4.142cm" svg:x2="6.4cm" svg:y2="4.142cm">
          <text:p/>
        </draw:line>
        <draw:line draw:name="Straight Connector 32_1" draw:style-name="gr3" draw:text-style-name="P1" draw:layer="layout" svg:x1="6.4cm" svg:y1="4.142cm" svg:x2="6.4cm" svg:y2="11.143cm">
          <text:p/>
        </draw:line>
        <draw:line draw:name="Straight Connector 34_0" draw:style-name="gr3" draw:text-style-name="P1" draw:layer="layout" svg:x1="6.4cm" svg:y1="11.143cm" svg:x2="8.2cm" svg:y2="11.143cm">
          <text:p/>
        </draw:line>
        <draw:custom-shape draw:name="Oval 35_1" draw:style-name="gr4" draw:text-style-name="P3" draw:layer="layout" svg:width="0.399cm" svg:height="0.399cm" svg:x="6.2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1" draw:style-name="gr3" draw:text-style-name="P1" draw:layer="layout" svg:x1="4.7cm" svg:y1="11.943cm" svg:x2="4.7cm" svg:y2="14.141cm">
          <text:p/>
        </draw:line>
        <draw:line draw:name="Straight Connector 40_1" draw:style-name="gr3" draw:text-style-name="P1" draw:layer="layout" svg:x1="16.401cm" svg:y1="11.343cm" svg:x2="17.001cm" svg:y2="11.343cm">
          <text:p/>
        </draw:line>
        <draw:line draw:name="Straight Connector 42_1" draw:style-name="gr3" draw:text-style-name="P1" draw:layer="layout" svg:x1="17.001cm" svg:y1="10.743cm" svg:x2="17.001cm" svg:y2="14.141cm">
          <text:p/>
        </draw:line>
        <draw:line draw:name="Straight Connector 44_1" draw:style-name="gr3" draw:text-style-name="P1" draw:layer="layout" svg:x1="17.001cm" svg:y1="14.141cm" svg:x2="4.7cm" svg:y2="14.141cm">
          <text:p/>
        </draw:line>
        <draw:line draw:name="Straight Connector 47_0" draw:style-name="gr3" draw:text-style-name="P1" draw:layer="layout" svg:x1="9.4cm" svg:y1="9.543cm" svg:x2="8cm" svg:y2="9.543cm">
          <text:p/>
        </draw:line>
        <draw:line draw:name="Straight Connector 49_0" draw:style-name="gr3" draw:text-style-name="P1" draw:layer="layout" svg:x1="8cm" svg:y1="9.543cm" svg:x2="8cm" svg:y2="2.542cm">
          <text:p/>
        </draw:line>
        <draw:line draw:name="Straight Connector 51_1" draw:style-name="gr3" draw:text-style-name="P1" draw:layer="layout" svg:x1="8cm" svg:y1="2.542cm" svg:x2="19.601cm" svg:y2="2.542cm">
          <text:p/>
        </draw:line>
        <draw:line draw:name="Straight Connector 53_1" draw:style-name="gr3" draw:text-style-name="P1" draw:layer="layout" svg:x1="19.601cm" svg:y1="2.542cm" svg:x2="19.601cm" svg:y2="10.743cm">
          <text:p/>
        </draw:line>
        <draw:line draw:name="Straight Connector 1028_0" draw:style-name="gr3" draw:text-style-name="P1" draw:layer="layout" svg:x1="19.601cm" svg:y1="10.743cm" svg:x2="22.226cm" svg:y2="10.743cm">
          <text:p/>
        </draw:line>
        <draw:line draw:name="Straight Connector 1041_0" draw:style-name="gr3" draw:text-style-name="P1" draw:layer="layout" svg:x1="17.001cm" svg:y1="14.141cm" svg:x2="21.801cm" svg:y2="14.141cm">
          <text:p/>
        </draw:line>
        <draw:custom-shape draw:name="Oval 85_0" draw:style-name="gr4" draw:text-style-name="P3" draw:layer="layout" svg:width="0.399cm" svg:height="0.399cm" svg:x="16.801cm" svg:y="14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0" draw:style-name="gr3" draw:text-style-name="P1" draw:layer="layout" svg:x1="16.524cm" svg:y1="10.743cm" svg:x2="17.001cm" svg:y2="10.743cm">
          <text:p/>
        </draw:line>
        <draw:custom-shape draw:name="Oval 99_0" draw:style-name="gr4" draw:text-style-name="P3" draw:layer="layout" svg:width="0.399cm" svg:height="0.399cm" svg:x="16.825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0" draw:style-name="gr4" draw:text-style-name="P3" draw:layer="layout" svg:width="0.399cm" svg:height="0.399cm" svg:x="16.413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0" draw:style-name="gr4" draw:text-style-name="P3" draw:layer="layout" svg:width="0.399cm" svg:height="0.399cm" svg:x="16.213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0" draw:style-name="gr4" draw:text-style-name="P3" draw:layer="layout" svg:width="0.399cm" svg:height="0.399cm" svg:x="9.684cm" svg:y="11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0" draw:style-name="gr4" draw:text-style-name="P3" draw:layer="layout" svg:width="0.399cm" svg:height="0.399cm" svg:x="9.2cm" svg:y="9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0" draw:style-name="gr4" draw:text-style-name="P3" draw:layer="layout" svg:width="0.399cm" svg:height="0.399cm" svg:x="9.2cm" svg:y="8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0" draw:style-name="gr4" draw:text-style-name="P3" draw:layer="layout" svg:width="0.399cm" svg:height="0.399cm" svg:x="9.781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0" draw:style-name="gr4" draw:text-style-name="P3" draw:layer="layout" svg:width="0.399cm" svg:height="0.399cm" svg:x="9.781cm" svg:y="6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0" draw:style-name="gr4" draw:text-style-name="P3" draw:layer="layout" svg:width="0.399cm" svg:height="0.399cm" svg:x="4.502cm" svg:y="11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0" draw:style-name="gr4" draw:text-style-name="P3" draw:layer="layout" svg:width="0.399cm" svg:height="0.399cm" svg:x="4.527cm" svg:y="4.2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1" draw:style-name="gr1" draw:text-style-name="P1" draw:layer="layout" svg:width="2.969cm" svg:height="9.369cm" svg:x="20.698cm" svg:y="1.058cm">
          <draw:image xlink:href="Pictures/10000201000000E9000002DFE42A6DB8E81A14B9.png" xlink:type="simple" xlink:show="embed" xlink:actuate="onLoad" loext:mime-type="image/png">
            <text:p/>
          </draw:image>
        </draw:frame>
        <draw:line draw:name="Straight Connector 62" draw:style-name="gr3" draw:text-style-name="P1" draw:layer="layout" svg:x1="22.226cm" svg:y1="10.743cm" svg:x2="22.226cm" svg:y2="9.098cm">
          <text:p/>
        </draw:line>
        <draw:line draw:name="Straight Connector 65" draw:style-name="gr3" draw:text-style-name="P1" draw:layer="layout" svg:x1="21.801cm" svg:y1="14.141cm" svg:x2="21.801cm" svg:y2="10.136cm">
          <text:p/>
        </draw:line>
        <draw:line draw:name="Straight Connector 21_0" draw:style-name="gr3" draw:text-style-name="P1" draw:layer="layout" svg:x1="16.612cm" svg:y1="8.543cm" svg:x2="19.181cm" svg:y2="8.543cm">
          <text:p/>
        </draw:line>
        <draw:line draw:name="Straight Connector 26" draw:style-name="gr3" draw:text-style-name="P1" draw:layer="layout" svg:x1="21.961cm" svg:y1="9.833cm" svg:x2="21.961cm" svg:y2="12.849cm">
          <text:p/>
        </draw:line>
        <draw:line draw:name="Straight Connector 29" draw:style-name="gr3" draw:text-style-name="P1" draw:layer="layout" svg:x1="21.961cm" svg:y1="12.849cm" svg:x2="19.201cm" svg:y2="12.849cm">
          <text:p/>
        </draw:line>
        <draw:line draw:name="Straight Connector 33" draw:style-name="gr3" draw:text-style-name="P1" draw:layer="layout" svg:x1="19.181cm" svg:y1="12.849cm" svg:x2="19.181cm" svg:y2="8.543cm">
          <text:p/>
        </draw:line>
        <draw:line draw:name="Straight Connector 37" draw:style-name="gr3" draw:text-style-name="P1" draw:layer="layout" svg:x1="22.067cm" svg:y1="9.409cm" svg:x2="22.08cm" svg:y2="13.418cm">
          <text:p/>
        </draw:line>
        <draw:line draw:name="Straight Connector 45" draw:style-name="gr3" draw:text-style-name="P1" draw:layer="layout" svg:x1="22.08cm" svg:y1="13.418cm" svg:x2="18.601cm" svg:y2="13.418cm">
          <text:p/>
        </draw:line>
        <draw:line draw:name="Straight Connector 50" draw:style-name="gr3" draw:text-style-name="P1" draw:layer="layout" svg:x1="18.601cm" svg:y1="13.418cm" svg:x2="18.601cm" svg:y2="9.098cm">
          <text:p/>
        </draw:line>
        <draw:line draw:name="Straight Connector 54" draw:style-name="gr3" draw:text-style-name="P1" draw:layer="layout" svg:x1="16.612cm" svg:y1="9.098cm" svg:x2="18.601cm" svg:y2="9.098cm">
          <text:p/>
        </draw:line>
        <draw:custom-shape draw:name="Oval 91" draw:style-name="gr4" draw:text-style-name="P3" draw:layer="layout" svg:width="0.399cm" svg:height="0.399cm" svg:x="16.425cm" svg:y="8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" draw:style-name="gr4" draw:text-style-name="P3" draw:layer="layout" svg:width="0.399cm" svg:height="0.399cm" svg:x="16.413cm" svg:y="8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g draw:name="Group 5">
          <draw:frame draw:name="Picture 2_2" draw:style-name="gr1" draw:text-style-name="P1" draw:layer="layout" svg:width="15.429cm" svg:height="10.2cm" svg:x="1.133cm" svg:y="1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0" draw:style-name="gr12" draw:text-style-name="P2" draw:layer="layout" svg:width="5.028cm" svg:height="6cm" svg:x="11.731cm" svg:y="2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0" draw:style-name="gr12" draw:text-style-name="P2" draw:layer="layout" svg:width="5.028cm" svg:height="6cm" svg:x="0.937cm" svg:y="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0" draw:style-name="gr17" draw:text-style-name="P12" draw:layer="layout" svg:width="6.196cm" svg:height="1.765cm" svg:x="5.534cm" svg:y="10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" draw:style-name="gr3" draw:text-style-name="P1" draw:layer="layout" svg:x1="8.632cm" svg:y1="10.4cm" svg:x2="8.632cm" svg:y2="10.06cm">
          <text:p/>
        </draw:line>
        <draw:frame draw:name="Picture 2_3" draw:style-name="gr1" draw:text-style-name="P1" draw:layer="layout" svg:width="9.423cm" svg:height="9.423cm" svg:x="14.977cm" svg:y="1.68cm">
          <draw:image xlink:href="Pictures/100000000000032F0000032FA1F4F4FBD66B0E92.jpg" xlink:type="simple" xlink:show="embed" xlink:actuate="onLoad" loext:mime-type="image/jpeg">
            <text:p/>
          </draw:image>
          <svg:desc>X12962解说图</svg:desc>
        </draw:frame>
        <draw:custom-shape draw:name="Rectangle 12" draw:style-name="gr18" draw:text-style-name="P2" draw:layer="layout" svg:width="5.028cm" svg:height="1.578cm" svg:x="12.5cm" svg:y="1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" draw:style-name="gr3" draw:text-style-name="P1" draw:layer="layout" svg:x1="11.358cm" svg:y1="7.2cm" svg:x2="13.159cm" svg:y2="7.2cm">
          <text:p/>
        </draw:line>
        <draw:line draw:name="Straight Connector 15_0" draw:style-name="gr3" draw:text-style-name="P1" draw:layer="layout" svg:x1="13.159cm" svg:y1="7.2cm" svg:x2="13.159cm" svg:y2="10.4cm">
          <text:p/>
        </draw:line>
        <draw:line draw:name="Straight Connector 17_0" draw:style-name="gr3" draw:text-style-name="P1" draw:layer="layout" svg:x1="13.159cm" svg:y1="10.4cm" svg:x2="17.223cm" svg:y2="10.4cm">
          <text:p/>
        </draw:line>
        <draw:custom-shape draw:name="Oval 21" draw:style-name="gr4" draw:text-style-name="P3" draw:layer="layout" svg:width="0.399cm" svg:height="0.399cm" svg:x="11.13cm" svg:y="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" draw:style-name="gr3" draw:text-style-name="P1" draw:layer="layout" svg:x1="6.198cm" svg:y1="7.739cm" svg:x2="4.998cm" svg:y2="7.739cm">
          <text:p/>
        </draw:line>
        <draw:line draw:name="Straight Connector 26_0" draw:style-name="gr3" draw:text-style-name="P1" draw:layer="layout" svg:x1="4.998cm" svg:y1="7.739cm" svg:x2="4.998cm" svg:y2="12.8cm">
          <text:p/>
        </draw:line>
        <draw:line draw:name="Straight Connector 28_2" draw:style-name="gr3" draw:text-style-name="P1" draw:layer="layout" svg:x1="4.998cm" svg:y1="12.8cm" svg:x2="17.528cm" svg:y2="12.8cm">
          <text:p/>
        </draw:line>
        <draw:line draw:name="Straight Connector 30_2" draw:style-name="gr3" draw:text-style-name="P1" draw:layer="layout" svg:x1="17.528cm" svg:y1="12.8cm" svg:x2="17.528cm" svg:y2="9.4cm">
          <text:p/>
        </draw:line>
        <draw:custom-shape draw:name="Oval 32" draw:style-name="gr4" draw:text-style-name="P3" draw:layer="layout" svg:width="0.399cm" svg:height="0.399cm" svg:x="6.027cm" svg:y="7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0" draw:style-name="gr3" draw:text-style-name="P1" draw:layer="layout" svg:x1="11.329cm" svg:y1="5.6cm" svg:x2="14.245cm" svg:y2="5.6cm">
          <text:p/>
        </draw:line>
        <draw:line draw:name="Straight Connector 37_0" draw:style-name="gr3" draw:text-style-name="P1" draw:layer="layout" svg:x1="11.263cm" svg:y1="4.999cm" svg:x2="14.759cm" svg:y2="4.999cm">
          <text:p/>
        </draw:line>
        <draw:line draw:name="Straight Connector 39" draw:style-name="gr3" draw:text-style-name="P1" draw:layer="layout" svg:x1="14.245cm" svg:y1="5.6cm" svg:x2="14.245cm" svg:y2="12.2cm">
          <text:p/>
        </draw:line>
        <draw:line draw:name="Straight Connector 41" draw:style-name="gr3" draw:text-style-name="P1" draw:layer="layout" svg:x1="14.245cm" svg:y1="12.2cm" svg:x2="17.466cm" svg:y2="12.209cm">
          <text:p/>
        </draw:line>
        <draw:line draw:name="Straight Connector 45_0" draw:style-name="gr3" draw:text-style-name="P1" draw:layer="layout" svg:x1="17.446cm" svg:y1="9.6cm" svg:x2="17.446cm" svg:y2="12.209cm">
          <text:p/>
        </draw:line>
        <draw:line draw:name="Straight Connector 49_1" draw:style-name="gr3" draw:text-style-name="P1" draw:layer="layout" svg:x1="17.324cm" svg:y1="9.973cm" svg:x2="17.324cm" svg:y2="11.477cm">
          <text:p/>
        </draw:line>
        <draw:line draw:name="Straight Connector 51_2" draw:style-name="gr3" draw:text-style-name="P1" draw:layer="layout" svg:x1="17.324cm" svg:y1="11.477cm" svg:x2="14.759cm" svg:y2="11.477cm">
          <text:p/>
        </draw:line>
        <draw:line draw:name="Straight Connector 53_2" draw:style-name="gr3" draw:text-style-name="P1" draw:layer="layout" svg:x1="14.759cm" svg:y1="11.477cm" svg:x2="14.759cm" svg:y2="4.999cm">
          <text:p/>
        </draw:line>
        <draw:custom-shape draw:name="Oval 56" draw:style-name="gr4" draw:text-style-name="P3" draw:layer="layout" svg:width="0.399cm" svg:height="0.399cm" svg:x="11.13cm" svg:y="4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" draw:style-name="gr4" draw:text-style-name="P3" draw:layer="layout" svg:width="0.399cm" svg:height="0.399cm" svg:x="11.129cm" svg:y="5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0" draw:style-name="gr3" draw:text-style-name="P1" draw:layer="layout" svg:x1="6.182cm" svg:y1="5.033cm" svg:x2="5.282cm" svg:y2="5.033cm">
          <text:p/>
        </draw:line>
        <draw:line draw:name="Straight Connector 63" draw:style-name="gr3" draw:text-style-name="P1" draw:layer="layout" svg:x1="5.282cm" svg:y1="4.032cm" svg:x2="5.282cm" svg:y2="5.033cm">
          <text:p/>
        </draw:line>
        <draw:custom-shape draw:name="Oval 64" draw:style-name="gr4" draw:text-style-name="P3" draw:layer="layout" svg:width="0.399cm" svg:height="0.399cm" svg:x="6.014cm" svg:y="3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" draw:style-name="gr4" draw:text-style-name="P3" draw:layer="layout" svg:width="0.399cm" svg:height="0.399cm" svg:x="6.054cm" svg:y="4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" draw:style-name="gr3" draw:text-style-name="P1" draw:layer="layout" svg:x1="6.182cm" svg:y1="4.058cm" svg:x2="5.282cm" svg:y2="4.058cm">
          <text:p/>
        </draw:lin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name="Picture 2_4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0">
          <draw:frame draw:name="Picture 2_5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1" draw:style-name="gr3" draw:text-style-name="P1" draw:layer="layout" svg:x1="8.8cm" svg:y1="8.001cm" svg:x2="8.167cm" svg:y2="8.001cm">
          <text:p/>
        </draw:line>
        <draw:line draw:name="Straight Connector 16_1" draw:style-name="gr3" draw:text-style-name="P1" draw:layer="layout" svg:x1="9.4cm" svg:y1="6.2cm" svg:x2="8.167cm" svg:y2="6.2cm">
          <text:p/>
        </draw:line>
        <draw:line draw:name="Straight Connector 18_1" draw:style-name="gr3" draw:text-style-name="P1" draw:layer="layout" svg:x1="8.167cm" svg:y1="8.001cm" svg:x2="8.167cm" svg:y2="6.2cm">
          <text:p/>
        </draw:line>
        <draw:line draw:name="Straight Connector 20_1" draw:style-name="gr3" draw:text-style-name="P1" draw:layer="layout" svg:x1="9.4cm" svg:y1="7.401cm" svg:x2="5.8cm" svg:y2="7.401cm">
          <text:p/>
        </draw:line>
        <draw:line draw:name="Straight Connector 22_1" draw:style-name="gr3" draw:text-style-name="P1" draw:layer="layout" svg:x1="9.2cm" svg:y1="10.201cm" svg:x2="7.6cm" svg:y2="10.201cm">
          <text:p/>
        </draw:line>
        <draw:line draw:name="Straight Connector 30_3" draw:style-name="gr3" draw:text-style-name="P1" draw:layer="layout" svg:x1="4.1cm" svg:y1="3.2cm" svg:x2="5.8cm" svg:y2="3.2cm">
          <text:p/>
        </draw:line>
        <draw:line draw:name="Straight Connector 32_2" draw:style-name="gr3" draw:text-style-name="P1" draw:layer="layout" svg:x1="5.8cm" svg:y1="3.2cm" svg:x2="5.8cm" svg:y2="10.201cm">
          <text:p/>
        </draw:line>
        <draw:line draw:name="Straight Connector 34_1" draw:style-name="gr3" draw:text-style-name="P1" draw:layer="layout" svg:x1="5.8cm" svg:y1="10.201cm" svg:x2="7.6cm" svg:y2="10.201cm">
          <text:p/>
        </draw:line>
        <draw:custom-shape draw:name="Oval 35_2" draw:style-name="gr4" draw:text-style-name="P3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2" draw:style-name="gr3" draw:text-style-name="P1" draw:layer="layout" svg:x1="15.801cm" svg:y1="10.401cm" svg:x2="16.401cm" svg:y2="10.401cm">
          <text:p/>
        </draw:line>
        <draw:line draw:name="Straight Connector 42_2" draw:style-name="gr3" draw:text-style-name="P1" draw:layer="layout" svg:x1="16.401cm" svg:y1="9.801cm" svg:x2="16.401cm" svg:y2="13.199cm">
          <text:p/>
        </draw:line>
        <draw:line draw:name="Straight Connector 44_2" draw:style-name="gr3" draw:text-style-name="P1" draw:layer="layout" svg:x1="16.401cm" svg:y1="13.199cm" svg:x2="4.1cm" svg:y2="13.199cm">
          <text:p/>
        </draw:line>
        <draw:line draw:name="Straight Connector 47_1" draw:style-name="gr3" draw:text-style-name="P1" draw:layer="layout" svg:x1="8.8cm" svg:y1="8.601cm" svg:x2="7.4cm" svg:y2="8.601cm">
          <text:p/>
        </draw:line>
        <draw:line draw:name="Straight Connector 49_2" draw:style-name="gr3" draw:text-style-name="P1" draw:layer="layout" svg:x1="7.4cm" svg:y1="8.601cm" svg:x2="7.4cm" svg:y2="1.6cm">
          <text:p/>
        </draw:line>
        <draw:line draw:name="Straight Connector 51_3" draw:style-name="gr3" draw:text-style-name="P1" draw:layer="layout" svg:x1="7.4cm" svg:y1="1.6cm" svg:x2="19.001cm" svg:y2="1.6cm">
          <text:p/>
        </draw:line>
        <draw:line draw:name="Straight Connector 53_3" draw:style-name="gr3" draw:text-style-name="P1" draw:layer="layout" svg:x1="19.001cm" svg:y1="1.6cm" svg:x2="19.001cm" svg:y2="9.801cm">
          <text:p/>
        </draw:line>
        <draw:line draw:name="Straight Connector 1028_1" draw:style-name="gr3" draw:text-style-name="P1" draw:layer="layout" svg:x1="19.001cm" svg:y1="9.801cm" svg:x2="20.601cm" svg:y2="9.801cm">
          <text:p/>
        </draw:line>
        <draw:line draw:name="Straight Connector 1041_1" draw:style-name="gr3" draw:text-style-name="P1" draw:layer="layout" svg:x1="16.401cm" svg:y1="13.199cm" svg:x2="21.201cm" svg:y2="13.199cm">
          <text:p/>
        </draw:line>
        <draw:custom-shape draw:name="Oval 85_1" draw:style-name="gr4" draw:text-style-name="P3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" draw:style-name="gr3" draw:text-style-name="P1" draw:layer="layout" svg:x1="15.924cm" svg:y1="9.801cm" svg:x2="16.401cm" svg:y2="9.801cm">
          <text:p/>
        </draw:line>
        <draw:custom-shape draw:name="Oval 99_1" draw:style-name="gr4" draw:text-style-name="P3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1" draw:style-name="gr4" draw:text-style-name="P3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1" draw:style-name="gr4" draw:text-style-name="P3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" draw:style-name="gr4" draw:text-style-name="P3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1" draw:style-name="gr4" draw:text-style-name="P3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1" draw:style-name="gr4" draw:text-style-name="P3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1" draw:style-name="gr4" draw:text-style-name="P3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1" draw:style-name="gr4" draw:text-style-name="P3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1" draw:style-name="gr3" draw:text-style-name="P1" draw:layer="layout" svg:x1="20.601cm" svg:y1="9.801cm" svg:x2="20.601cm" svg:y2="7.274cm">
          <text:p/>
        </draw:line>
        <draw:line draw:name="Straight Connector 65_0" draw:style-name="gr3" draw:text-style-name="P1" draw:layer="layout" svg:x1="21.265cm" svg:y1="13.258cm" svg:x2="21.265cm" svg:y2="7.274cm">
          <text:p/>
        </draw:line>
        <draw:line draw:name="Straight Connector 21_1" draw:style-name="gr3" draw:text-style-name="P1" draw:layer="layout" svg:x1="16.012cm" svg:y1="7.601cm" svg:x2="18.581cm" svg:y2="7.601cm">
          <text:p/>
        </draw:line>
        <draw:line draw:name="Straight Connector 26_1" draw:style-name="gr3" draw:text-style-name="P1" draw:layer="layout" svg:x1="21.865cm" svg:y1="7.401cm" svg:x2="21.865cm" svg:y2="11.907cm">
          <text:p/>
        </draw:line>
        <draw:line draw:name="Straight Connector 29_0" draw:style-name="gr3" draw:text-style-name="P1" draw:layer="layout" svg:x1="21.865cm" svg:y1="11.907cm" svg:x2="18.601cm" svg:y2="11.907cm">
          <text:p/>
        </draw:line>
        <draw:line draw:name="Straight Connector 33_1" draw:style-name="gr3" draw:text-style-name="P1" draw:layer="layout" svg:x1="18.581cm" svg:y1="11.907cm" svg:x2="18.581cm" svg:y2="7.601cm">
          <text:p/>
        </draw:line>
        <draw:line draw:name="Straight Connector 37_1" draw:style-name="gr3" draw:text-style-name="P1" draw:layer="layout" svg:x1="22.456cm" svg:y1="7.312cm" svg:x2="22.456cm" svg:y2="12.476cm">
          <text:p/>
        </draw:line>
        <draw:line draw:name="Straight Connector 45_1" draw:style-name="gr3" draw:text-style-name="P1" draw:layer="layout" svg:x1="22.456cm" svg:y1="12.476cm" svg:x2="18.001cm" svg:y2="12.476cm">
          <text:p/>
        </draw:line>
        <draw:line draw:name="Straight Connector 50_0" draw:style-name="gr3" draw:text-style-name="P1" draw:layer="layout" svg:x1="18.001cm" svg:y1="12.476cm" svg:x2="18.001cm" svg:y2="8.156cm">
          <text:p/>
        </draw:line>
        <draw:line draw:name="Straight Connector 54_0" draw:style-name="gr3" draw:text-style-name="P1" draw:layer="layout" svg:x1="16.012cm" svg:y1="8.156cm" svg:x2="18.001cm" svg:y2="8.156cm">
          <text:p/>
        </draw:line>
        <draw:custom-shape draw:name="Oval 91_0" draw:style-name="gr4" draw:text-style-name="P3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0" draw:style-name="gr4" draw:text-style-name="P3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" draw:style-name="gr4" draw:text-style-name="P3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" draw:style-name="gr4" draw:text-style-name="P3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0" draw:style-name="gr4" draw:text-style-name="P3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0" draw:style-name="gr4" draw:text-style-name="P3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3" draw:style-name="gr3" draw:text-style-name="P1" draw:layer="layout" svg:x1="4.128cm" svg:y1="7.952cm" svg:x2="4.128cm" svg:y2="3.205cm">
          <text:p/>
        </draw:line>
        <draw:line draw:name="Straight Connector 38_2" draw:style-name="gr3" draw:text-style-name="P1" draw:layer="layout" svg:x1="4.129cm" svg:y1="8.152cm" svg:x2="4.128cm" svg:y2="13.204cm">
          <text:p/>
        </draw:line>
        <draw:line draw:name="Straight Connector 47_17" draw:style-name="gr3" draw:text-style-name="P1" draw:layer="layout" svg:x1="4.529cm" svg:y1="7.952cm" svg:x2="3.729cm" svg:y2="7.952cm">
          <text:p/>
        </draw:line>
        <draw:line draw:name="Straight Connector 47_18" draw:style-name="gr3" draw:text-style-name="P1" draw:layer="layout" svg:x1="4.329cm" svg:y1="8.152cm" svg:x2="3.929cm" svg:y2="8.152cm">
          <text:p/>
        </draw:line>
        <draw:frame draw:style-name="gr7" draw:text-style-name="P7" draw:layer="layout" svg:width="1.984cm" svg:height="0.962cm" svg:x="1.745cm" svg:y="7.59cm">
          <draw:text-box>
            <text:p>3.3 V</text:p>
          </draw:text-box>
        </draw:frame>
        <draw:frame draw:style-name="gr9" draw:text-style-name="P8" draw:layer="layout" svg:width="0.457cm" svg:height="1cm" svg:x="7.66cm" svg:y="11.2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5" draw:style-name="gr3" draw:text-style-name="P1" draw:layer="layout" svg:x1="8.6cm" svg:y1="9.8cm" svg:x2="8cm" svg:y2="9.8cm">
          <text:p/>
        </draw:line>
        <draw:custom-shape draw:name="Oval 93_7" draw:style-name="gr4" draw:text-style-name="P3" draw:layer="layout" svg:width="0.399cm" svg:height="0.399cm" svg:x="8.40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8" draw:style-name="gr3" draw:text-style-name="P1" draw:layer="layout" svg:x1="8cm" svg:y1="11.4cm" svg:x2="8cm" svg:y2="9.8cm">
          <text:p/>
        </draw:line>
        <draw:line draw:name="Straight Connector 74_9" draw:style-name="gr3" draw:text-style-name="P1" draw:layer="layout" svg:x1="8cm" svg:y1="12cm" svg:x2="8cm" svg:y2="13.199cm">
          <text:p/>
        </draw:line>
        <draw:frame draw:style-name="gr10" draw:text-style-name="P9" draw:layer="layout" svg:width="1.383cm" svg:height="0.569cm" svg:x="6.277cm" svg:y="11.431cm">
          <draw:text-box>
            <text:p><text:span text:style-name="T2">Pairing</text:span></text:p>
          </draw:text-box>
        </draw:frame>
        <draw:custom-shape draw:name="Oval 85_17" draw:style-name="gr4" draw:text-style-name="P3" draw:layer="layout" svg:width="0.399cm" svg:height="0.399cm" svg:x="7.768cm" svg:y="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name="Picture 2_19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8">
          <draw:frame draw:name="Picture 2_20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8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7" draw:style-name="gr3" draw:text-style-name="P1" draw:layer="layout" svg:x1="8.8cm" svg:y1="8.001cm" svg:x2="8.167cm" svg:y2="8.001cm">
          <text:p/>
        </draw:line>
        <draw:line draw:name="Straight Connector 16_7" draw:style-name="gr3" draw:text-style-name="P1" draw:layer="layout" svg:x1="9.4cm" svg:y1="6.2cm" svg:x2="8.167cm" svg:y2="6.2cm">
          <text:p/>
        </draw:line>
        <draw:line draw:name="Straight Connector 18_7" draw:style-name="gr3" draw:text-style-name="P1" draw:layer="layout" svg:x1="8.167cm" svg:y1="8.001cm" svg:x2="8.167cm" svg:y2="6.2cm">
          <text:p/>
        </draw:line>
        <draw:line draw:name="Straight Connector 20_7" draw:style-name="gr3" draw:text-style-name="P1" draw:layer="layout" svg:x1="9.4cm" svg:y1="7.401cm" svg:x2="5.8cm" svg:y2="7.401cm">
          <text:p/>
        </draw:line>
        <draw:line draw:name="Straight Connector 22_10" draw:style-name="gr3" draw:text-style-name="P1" draw:layer="layout" svg:x1="9.2cm" svg:y1="10.201cm" svg:x2="7.6cm" svg:y2="10.201cm">
          <text:p/>
        </draw:line>
        <draw:line draw:name="Straight Connector 30_12" draw:style-name="gr3" draw:text-style-name="P1" draw:layer="layout" svg:x1="4.1cm" svg:y1="3.2cm" svg:x2="5.8cm" svg:y2="3.2cm">
          <text:p/>
        </draw:line>
        <draw:line draw:name="Straight Connector 32_8" draw:style-name="gr3" draw:text-style-name="P1" draw:layer="layout" svg:x1="5.8cm" svg:y1="3.2cm" svg:x2="5.8cm" svg:y2="10.201cm">
          <text:p/>
        </draw:line>
        <draw:line draw:name="Straight Connector 34_6" draw:style-name="gr3" draw:text-style-name="P1" draw:layer="layout" svg:x1="5.8cm" svg:y1="10.201cm" svg:x2="7.6cm" svg:y2="10.201cm">
          <text:p/>
        </draw:line>
        <draw:custom-shape draw:name="Oval 35_7" draw:style-name="gr4" draw:text-style-name="P3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8" draw:style-name="gr3" draw:text-style-name="P1" draw:layer="layout" svg:x1="15.801cm" svg:y1="10.401cm" svg:x2="16.401cm" svg:y2="10.401cm">
          <text:p/>
        </draw:line>
        <draw:line draw:name="Straight Connector 42_8" draw:style-name="gr3" draw:text-style-name="P1" draw:layer="layout" svg:x1="16.401cm" svg:y1="9.801cm" svg:x2="16.401cm" svg:y2="13.199cm">
          <text:p/>
        </draw:line>
        <draw:line draw:name="Straight Connector 44_8" draw:style-name="gr3" draw:text-style-name="P1" draw:layer="layout" svg:x1="16.401cm" svg:y1="13.199cm" svg:x2="4.1cm" svg:y2="13.199cm">
          <text:p/>
        </draw:line>
        <draw:line draw:name="Straight Connector 47_19" draw:style-name="gr3" draw:text-style-name="P1" draw:layer="layout" svg:x1="8.8cm" svg:y1="8.601cm" svg:x2="7.4cm" svg:y2="8.601cm">
          <text:p/>
        </draw:line>
        <draw:line draw:name="Straight Connector 49_39" draw:style-name="gr3" draw:text-style-name="P1" draw:layer="layout" svg:x1="7.4cm" svg:y1="8.601cm" svg:x2="7.4cm" svg:y2="1.6cm">
          <text:p/>
        </draw:line>
        <draw:line draw:name="Straight Connector 51_15" draw:style-name="gr3" draw:text-style-name="P1" draw:layer="layout" svg:x1="7.4cm" svg:y1="1.6cm" svg:x2="19.001cm" svg:y2="1.6cm">
          <text:p/>
        </draw:line>
        <draw:line draw:name="Straight Connector 53_12" draw:style-name="gr3" draw:text-style-name="P1" draw:layer="layout" svg:x1="19.001cm" svg:y1="1.6cm" svg:x2="19.001cm" svg:y2="9.801cm">
          <text:p/>
        </draw:line>
        <draw:line draw:name="Straight Connector 1028_5" draw:style-name="gr3" draw:text-style-name="P1" draw:layer="layout" svg:x1="19.001cm" svg:y1="9.801cm" svg:x2="20.601cm" svg:y2="9.801cm">
          <text:p/>
        </draw:line>
        <draw:line draw:name="Straight Connector 1041_6" draw:style-name="gr3" draw:text-style-name="P1" draw:layer="layout" svg:x1="16.401cm" svg:y1="13.199cm" svg:x2="21.201cm" svg:y2="13.199cm">
          <text:p/>
        </draw:line>
        <draw:custom-shape draw:name="Oval 85_19" draw:style-name="gr4" draw:text-style-name="P3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3" draw:style-name="gr3" draw:text-style-name="P1" draw:layer="layout" svg:x1="15.924cm" svg:y1="9.801cm" svg:x2="16.401cm" svg:y2="9.801cm">
          <text:p/>
        </draw:line>
        <draw:custom-shape draw:name="Oval 99_7" draw:style-name="gr4" draw:text-style-name="P3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6" draw:style-name="gr4" draw:text-style-name="P3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6" draw:style-name="gr4" draw:text-style-name="P3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8" draw:style-name="gr4" draw:text-style-name="P3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7" draw:style-name="gr4" draw:text-style-name="P3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6" draw:style-name="gr4" draw:text-style-name="P3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6" draw:style-name="gr4" draw:text-style-name="P3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6" draw:style-name="gr4" draw:text-style-name="P3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8" draw:style-name="gr3" draw:text-style-name="P1" draw:layer="layout" svg:x1="20.601cm" svg:y1="9.801cm" svg:x2="20.601cm" svg:y2="7.274cm">
          <text:p/>
        </draw:line>
        <draw:line draw:name="Straight Connector 65_4" draw:style-name="gr3" draw:text-style-name="P1" draw:layer="layout" svg:x1="21.265cm" svg:y1="13.258cm" svg:x2="21.265cm" svg:y2="7.274cm">
          <text:p/>
        </draw:line>
        <draw:line draw:name="Straight Connector 21_4" draw:style-name="gr3" draw:text-style-name="P1" draw:layer="layout" svg:x1="16.012cm" svg:y1="7.601cm" svg:x2="18.581cm" svg:y2="7.601cm">
          <text:p/>
        </draw:line>
        <draw:line draw:name="Straight Connector 26_18" draw:style-name="gr3" draw:text-style-name="P1" draw:layer="layout" svg:x1="21.865cm" svg:y1="7.401cm" svg:x2="21.865cm" svg:y2="11.907cm">
          <text:p/>
        </draw:line>
        <draw:line draw:name="Straight Connector 29_2" draw:style-name="gr3" draw:text-style-name="P1" draw:layer="layout" svg:x1="21.865cm" svg:y1="11.907cm" svg:x2="18.601cm" svg:y2="11.907cm">
          <text:p/>
        </draw:line>
        <draw:line draw:name="Straight Connector 33_6" draw:style-name="gr3" draw:text-style-name="P1" draw:layer="layout" svg:x1="18.581cm" svg:y1="11.907cm" svg:x2="18.581cm" svg:y2="7.601cm">
          <text:p/>
        </draw:line>
        <draw:line draw:name="Straight Connector 37_8" draw:style-name="gr3" draw:text-style-name="P1" draw:layer="layout" svg:x1="22.456cm" svg:y1="7.312cm" svg:x2="22.456cm" svg:y2="12.476cm">
          <text:p/>
        </draw:line>
        <draw:line draw:name="Straight Connector 45_6" draw:style-name="gr3" draw:text-style-name="P1" draw:layer="layout" svg:x1="22.456cm" svg:y1="12.476cm" svg:x2="18.001cm" svg:y2="12.476cm">
          <text:p/>
        </draw:line>
        <draw:line draw:name="Straight Connector 50_5" draw:style-name="gr3" draw:text-style-name="P1" draw:layer="layout" svg:x1="18.001cm" svg:y1="12.476cm" svg:x2="18.001cm" svg:y2="8.156cm">
          <text:p/>
        </draw:line>
        <draw:line draw:name="Straight Connector 54_3" draw:style-name="gr3" draw:text-style-name="P1" draw:layer="layout" svg:x1="16.012cm" svg:y1="8.156cm" svg:x2="18.001cm" svg:y2="8.156cm">
          <text:p/>
        </draw:line>
        <draw:custom-shape draw:name="Oval 91_3" draw:style-name="gr4" draw:text-style-name="P3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8" draw:style-name="gr4" draw:text-style-name="P3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_0" draw:style-name="gr4" draw:text-style-name="P3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_1" draw:style-name="gr4" draw:text-style-name="P3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3" draw:style-name="gr4" draw:text-style-name="P3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7" draw:style-name="gr4" draw:text-style-name="P3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9" draw:style-name="gr3" draw:text-style-name="P1" draw:layer="layout" svg:x1="4.128cm" svg:y1="7.952cm" svg:x2="4.128cm" svg:y2="3.205cm">
          <text:p/>
        </draw:line>
        <draw:line draw:name="Straight Connector 38_5" draw:style-name="gr3" draw:text-style-name="P1" draw:layer="layout" svg:x1="4.129cm" svg:y1="8.152cm" svg:x2="4.128cm" svg:y2="13.204cm">
          <text:p/>
        </draw:line>
        <draw:line draw:name="Straight Connector 47_20" draw:style-name="gr3" draw:text-style-name="P1" draw:layer="layout" svg:x1="4.529cm" svg:y1="7.952cm" svg:x2="3.729cm" svg:y2="7.952cm">
          <text:p/>
        </draw:line>
        <draw:line draw:name="Straight Connector 47_21" draw:style-name="gr3" draw:text-style-name="P1" draw:layer="layout" svg:x1="4.329cm" svg:y1="8.152cm" svg:x2="3.929cm" svg:y2="8.152cm">
          <text:p/>
        </draw:line>
        <draw:frame draw:style-name="gr7" draw:text-style-name="P15" draw:layer="layout" svg:width="1.984cm" svg:height="0.962cm" svg:x="1.745cm" svg:y="7.59cm">
          <draw:text-box>
            <text:p><text:span text:style-name="T4">3.3 V</text:span></text:p>
          </draw:text-box>
        </draw:frame>
        <draw:frame draw:style-name="gr9" draw:text-style-name="P8" draw:layer="layout" svg:width="0.457cm" svg:height="1cm" svg:x="7.66cm" svg:y="11.2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6" draw:style-name="gr3" draw:text-style-name="P1" draw:layer="layout" svg:x1="8.6cm" svg:y1="9.8cm" svg:x2="8cm" svg:y2="9.8cm">
          <text:p/>
        </draw:line>
        <draw:custom-shape draw:name="Oval 93_9" draw:style-name="gr4" draw:text-style-name="P3" draw:layer="layout" svg:width="0.399cm" svg:height="0.399cm" svg:x="8.40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10" draw:style-name="gr3" draw:text-style-name="P1" draw:layer="layout" svg:x1="8cm" svg:y1="11.4cm" svg:x2="8cm" svg:y2="9.8cm">
          <text:p/>
        </draw:line>
        <draw:line draw:name="Straight Connector 74_11" draw:style-name="gr3" draw:text-style-name="P1" draw:layer="layout" svg:x1="8cm" svg:y1="12cm" svg:x2="8cm" svg:y2="13.199cm">
          <text:p/>
        </draw:line>
        <draw:frame draw:style-name="gr10" draw:text-style-name="P9" draw:layer="layout" svg:width="1.383cm" svg:height="0.569cm" svg:x="6.277cm" svg:y="11.431cm">
          <draw:text-box>
            <text:p><text:span text:style-name="T2">Pairing</text:span></text:p>
          </draw:text-box>
        </draw:frame>
        <draw:custom-shape draw:name="Oval 85_20" draw:style-name="gr4" draw:text-style-name="P3" draw:layer="layout" svg:width="0.399cm" svg:height="0.399cm" svg:x="7.768cm" svg:y="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2.781cm" svg:height="3.492cm" svg:x="21.219cm" svg:y="0.708cm">
          <draw:image xlink:href="Pictures/10000201000000B0000000DDA1F45AF70E08358E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name="Picture 38" draw:style-name="gr1" draw:text-style-name="P1" draw:layer="layout" svg:width="2.476cm" svg:height="3.017cm" svg:x="20.124cm" svg:y="3.417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5_0">
          <draw:frame draw:name="Picture 2_6" draw:style-name="gr1" draw:text-style-name="P1" draw:layer="layout" svg:width="15.429cm" svg:height="10.2cm" svg:x="2.007cm" svg:y="2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" draw:style-name="gr12" draw:text-style-name="P2" draw:layer="layout" svg:width="5.028cm" svg:height="6cm" svg:x="12.605cm" svg:y="2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1" draw:style-name="gr12" draw:text-style-name="P2" draw:layer="layout" svg:width="5.028cm" svg:height="6cm" svg:x="1.811cm" svg:y="3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1" draw:style-name="gr19" draw:text-style-name="P12" draw:layer="layout" svg:width="6.196cm" svg:height="1.765cm" svg:x="6.408cm" svg:y="10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0" draw:style-name="gr3" draw:text-style-name="P1" draw:layer="layout" svg:x1="9.506cm" svg:y1="10.8cm" svg:x2="9.506cm" svg:y2="10.46cm">
          <text:p/>
        </draw:line>
        <draw:custom-shape draw:name="Rectangle 12_0" draw:style-name="gr18" draw:text-style-name="P2" draw:layer="layout" svg:width="5.028cm" svg:height="1.578cm" svg:x="13.374cm" svg:y="1.9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0" draw:style-name="gr3" draw:text-style-name="P1" draw:layer="layout" svg:x1="12.232cm" svg:y1="7.6cm" svg:x2="14.033cm" svg:y2="7.6cm">
          <text:p/>
        </draw:line>
        <draw:line draw:name="Straight Connector 15_1" draw:style-name="gr3" draw:text-style-name="P1" draw:layer="layout" svg:x1="14.033cm" svg:y1="7.6cm" svg:x2="14.033cm" svg:y2="10.8cm">
          <text:p/>
        </draw:line>
        <draw:line draw:name="Straight Connector 17_1" draw:style-name="gr3" draw:text-style-name="P1" draw:layer="layout" svg:x1="14.033cm" svg:y1="10.8cm" svg:x2="21.035cm" svg:y2="10.8cm">
          <text:p/>
        </draw:line>
        <draw:custom-shape draw:name="Oval 21_0" draw:style-name="gr4" draw:text-style-name="P3" draw:layer="layout" svg:width="0.399cm" svg:height="0.399cm" svg:x="12.004cm" svg:y="7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0" draw:style-name="gr3" draw:text-style-name="P1" draw:layer="layout" svg:x1="7.072cm" svg:y1="8.139cm" svg:x2="5.872cm" svg:y2="8.139cm">
          <text:p/>
        </draw:line>
        <draw:line draw:name="Straight Connector 26_2" draw:style-name="gr3" draw:text-style-name="P1" draw:layer="layout" svg:x1="5.872cm" svg:y1="8.139cm" svg:x2="5.872cm" svg:y2="13.2cm">
          <text:p/>
        </draw:line>
        <draw:line draw:name="Straight Connector 28_4" draw:style-name="gr3" draw:text-style-name="P1" draw:layer="layout" svg:x1="5.872cm" svg:y1="13.2cm" svg:x2="20.379cm" svg:y2="13.2cm">
          <text:p/>
        </draw:line>
        <draw:line draw:name="Straight Connector 30_4" draw:style-name="gr3" draw:text-style-name="P1" draw:layer="layout" svg:x1="20.379cm" svg:y1="13.2cm" svg:x2="20.379cm" svg:y2="6.19cm">
          <text:p/>
        </draw:line>
        <draw:custom-shape draw:name="Oval 32_0" draw:style-name="gr4" draw:text-style-name="P3" draw:layer="layout" svg:width="0.399cm" svg:height="0.399cm" svg:x="6.901cm" svg:y="7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2" draw:style-name="gr3" draw:text-style-name="P1" draw:layer="layout" svg:x1="12.203cm" svg:y1="6cm" svg:x2="15.119cm" svg:y2="6cm">
          <text:p/>
        </draw:line>
        <draw:line draw:name="Straight Connector 37_2" draw:style-name="gr3" draw:text-style-name="P1" draw:layer="layout" svg:x1="12.137cm" svg:y1="5.399cm" svg:x2="15.633cm" svg:y2="5.399cm">
          <text:p/>
        </draw:line>
        <draw:line draw:name="Straight Connector 39_0" draw:style-name="gr3" draw:text-style-name="P1" draw:layer="layout" svg:x1="15.119cm" svg:y1="6cm" svg:x2="15.119cm" svg:y2="8.884cm">
          <text:p/>
        </draw:line>
        <draw:line draw:name="Straight Connector 41_0" draw:style-name="gr3" draw:text-style-name="P1" draw:layer="layout" svg:x1="15.119cm" svg:y1="8.875cm" svg:x2="22.224cm" svg:y2="8.884cm">
          <text:p/>
        </draw:line>
        <draw:line draw:name="Straight Connector 45_2" draw:style-name="gr3" draw:text-style-name="P1" draw:layer="layout" svg:x1="22.224cm" svg:y1="6.267cm" svg:x2="22.224cm" svg:y2="8.875cm">
          <text:p/>
        </draw:line>
        <draw:line draw:name="Straight Connector 49_3" draw:style-name="gr3" draw:text-style-name="P1" draw:layer="layout" svg:x1="21.649cm" svg:y1="6.296cm" svg:x2="21.649cm" svg:y2="7.939cm">
          <text:p/>
        </draw:line>
        <draw:line draw:name="Straight Connector 51_4" draw:style-name="gr3" draw:text-style-name="P1" draw:layer="layout" svg:x1="21.649cm" svg:y1="7.939cm" svg:x2="15.633cm" svg:y2="7.939cm">
          <text:p/>
        </draw:line>
        <draw:line draw:name="Straight Connector 53_4" draw:style-name="gr3" draw:text-style-name="P1" draw:layer="layout" svg:x1="15.633cm" svg:y1="7.939cm" svg:x2="15.633cm" svg:y2="5.399cm">
          <text:p/>
        </draw:line>
        <draw:custom-shape draw:name="Oval 56_0" draw:style-name="gr4" draw:text-style-name="P3" draw:layer="layout" svg:width="0.399cm" svg:height="0.399cm" svg:x="12.004cm" svg:y="5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0" draw:style-name="gr4" draw:text-style-name="P3" draw:layer="layout" svg:width="0.399cm" svg:height="0.399cm" svg:x="12.003cm" svg:y="5.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2" draw:style-name="gr3" draw:text-style-name="P1" draw:layer="layout" svg:x1="7.056cm" svg:y1="5.433cm" svg:x2="6.156cm" svg:y2="5.433cm">
          <text:p/>
        </draw:line>
        <draw:line draw:name="Straight Connector 63_0" draw:style-name="gr3" draw:text-style-name="P1" draw:layer="layout" svg:x1="6.156cm" svg:y1="4.432cm" svg:x2="6.156cm" svg:y2="5.433cm">
          <text:p/>
        </draw:line>
        <draw:custom-shape draw:name="Oval 64_0" draw:style-name="gr4" draw:text-style-name="P3" draw:layer="layout" svg:width="0.399cm" svg:height="0.399cm" svg:x="6.888cm" svg:y="4.1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_0" draw:style-name="gr4" draw:text-style-name="P3" draw:layer="layout" svg:width="0.399cm" svg:height="0.399cm" svg:x="6.928cm" svg:y="5.2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0" draw:style-name="gr3" draw:text-style-name="P1" draw:layer="layout" svg:x1="7.056cm" svg:y1="4.458cm" svg:x2="6.156cm" svg:y2="4.458cm">
          <text:p/>
        </draw:line>
        <draw:custom-shape draw:name="Oval 40" draw:style-name="gr4" draw:text-style-name="P3" draw:layer="layout" svg:width="0.399cm" svg:height="0.399cm" svg:x="20.18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4" draw:text-style-name="P3" draw:layer="layout" svg:width="0.399cm" svg:height="0.399cm" svg:x="20.836cm" svg:y="5.9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4" draw:text-style-name="P3" draw:layer="layout" svg:width="0.399cm" svg:height="0.399cm" svg:x="21.449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4" draw:style-name="gr4" draw:text-style-name="P3" draw:layer="layout" svg:width="0.399cm" svg:height="0.399cm" svg:x="22.025cm" svg:y="5.9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6_0" draw:style-name="gr3" draw:text-style-name="P1" draw:layer="layout" svg:x1="21.008cm" svg:y1="10.8cm" svg:x2="21.008cm" svg:y2="6.376cm">
          <text:p/>
        </draw:line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name="Picture 56" draw:style-name="gr1" draw:text-style-name="P1" draw:layer="layout" svg:width="3.424cm" svg:height="4.307cm" svg:x="20.776cm" svg:y="2.722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17_1">
          <draw:frame draw:name="Picture 2_7" draw:style-name="gr1" draw:text-style-name="P1" draw:layer="layout" svg:width="8.866cm" svg:height="11.119cm" svg:x="8.883cm" svg:y="2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" draw:style-name="gr2" draw:text-style-name="P2" draw:layer="layout" svg:width="0.599cm" svg:height="0.856cm" svg:x="13.717cm" svg:y="7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2" draw:style-name="gr3" draw:text-style-name="P1" draw:layer="layout" svg:x1="9.516cm" svg:y1="7.943cm" svg:x2="8.883cm" svg:y2="7.943cm">
          <text:p/>
        </draw:line>
        <draw:line draw:name="Straight Connector 16_2" draw:style-name="gr3" draw:text-style-name="P1" draw:layer="layout" svg:x1="10.116cm" svg:y1="6.142cm" svg:x2="8.883cm" svg:y2="6.142cm">
          <text:p/>
        </draw:line>
        <draw:line draw:name="Straight Connector 18_2" draw:style-name="gr3" draw:text-style-name="P1" draw:layer="layout" svg:x1="8.883cm" svg:y1="7.943cm" svg:x2="8.883cm" svg:y2="6.142cm">
          <text:p/>
        </draw:line>
        <draw:line draw:name="Straight Connector 20_2" draw:style-name="gr3" draw:text-style-name="P1" draw:layer="layout" svg:x1="10.116cm" svg:y1="7.343cm" svg:x2="6.516cm" svg:y2="7.343cm">
          <text:p/>
        </draw:line>
        <draw:line draw:name="Straight Connector 22_2" draw:style-name="gr3" draw:text-style-name="P1" draw:layer="layout" svg:x1="9.916cm" svg:y1="10.143cm" svg:x2="8.316cm" svg:y2="10.143cm">
          <text:p/>
        </draw:line>
        <draw:line draw:name="Straight Connector 30_5" draw:style-name="gr3" draw:text-style-name="P1" draw:layer="layout" svg:x1="4.816cm" svg:y1="3.142cm" svg:x2="6.516cm" svg:y2="3.142cm">
          <text:p/>
        </draw:line>
        <draw:line draw:name="Straight Connector 32_3" draw:style-name="gr3" draw:text-style-name="P1" draw:layer="layout" svg:x1="6.516cm" svg:y1="3.142cm" svg:x2="6.516cm" svg:y2="10.143cm">
          <text:p/>
        </draw:line>
        <draw:line draw:name="Straight Connector 34_2" draw:style-name="gr3" draw:text-style-name="P1" draw:layer="layout" svg:x1="6.516cm" svg:y1="10.143cm" svg:x2="8.316cm" svg:y2="10.143cm">
          <text:p/>
        </draw:line>
        <draw:custom-shape draw:name="Oval 35_3" draw:style-name="gr4" draw:text-style-name="P3" draw:layer="layout" svg:width="0.399cm" svg:height="0.399cm" svg:x="6.316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3" draw:style-name="gr3" draw:text-style-name="P1" draw:layer="layout" svg:x1="16.517cm" svg:y1="10.343cm" svg:x2="17.117cm" svg:y2="10.343cm">
          <text:p/>
        </draw:line>
        <draw:line draw:name="Straight Connector 42_3" draw:style-name="gr3" draw:text-style-name="P1" draw:layer="layout" svg:x1="17.117cm" svg:y1="9.743cm" svg:x2="17.117cm" svg:y2="13.141cm">
          <text:p/>
        </draw:line>
        <draw:line draw:name="Straight Connector 44_3" draw:style-name="gr3" draw:text-style-name="P1" draw:layer="layout" svg:x1="17.117cm" svg:y1="13.141cm" svg:x2="4.816cm" svg:y2="13.141cm">
          <text:p/>
        </draw:line>
        <draw:line draw:name="Straight Connector 47_2" draw:style-name="gr3" draw:text-style-name="P1" draw:layer="layout" svg:x1="9.516cm" svg:y1="8.543cm" svg:x2="8.116cm" svg:y2="8.543cm">
          <text:p/>
        </draw:line>
        <draw:line draw:name="Straight Connector 49_4" draw:style-name="gr3" draw:text-style-name="P1" draw:layer="layout" svg:x1="8.116cm" svg:y1="8.543cm" svg:x2="8.116cm" svg:y2="1.542cm">
          <text:p/>
        </draw:line>
        <draw:line draw:name="Straight Connector 51_5" draw:style-name="gr3" draw:text-style-name="P1" draw:layer="layout" svg:x1="8.116cm" svg:y1="1.542cm" svg:x2="19.717cm" svg:y2="1.542cm">
          <text:p/>
        </draw:line>
        <draw:line draw:name="Straight Connector 53_5" draw:style-name="gr3" draw:text-style-name="P1" draw:layer="layout" svg:x1="19.717cm" svg:y1="1.542cm" svg:x2="19.717cm" svg:y2="8.141cm">
          <text:p/>
        </draw:line>
        <draw:line draw:name="Straight Connector 1028_2" draw:style-name="gr3" draw:text-style-name="P1" draw:layer="layout" svg:x1="19.717cm" svg:y1="8.098cm" svg:x2="21.241cm" svg:y2="8.098cm">
          <text:p/>
        </draw:line>
        <draw:line draw:name="Straight Connector 1041_2" draw:style-name="gr3" draw:text-style-name="P1" draw:layer="layout" svg:x1="17.117cm" svg:y1="13.141cm" svg:x2="22.023cm" svg:y2="13.141cm">
          <text:p/>
        </draw:line>
        <draw:custom-shape draw:name="Oval 85_2" draw:style-name="gr4" draw:text-style-name="P3" draw:layer="layout" svg:width="0.399cm" svg:height="0.399cm" svg:x="16.91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" draw:style-name="gr3" draw:text-style-name="P1" draw:layer="layout" svg:x1="16.64cm" svg:y1="9.743cm" svg:x2="17.117cm" svg:y2="9.743cm">
          <text:p/>
        </draw:line>
        <draw:custom-shape draw:name="Oval 99_2" draw:style-name="gr4" draw:text-style-name="P3" draw:layer="layout" svg:width="0.399cm" svg:height="0.399cm" svg:x="16.941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2" draw:style-name="gr4" draw:text-style-name="P3" draw:layer="layout" svg:width="0.399cm" svg:height="0.399cm" svg:x="16.529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2" draw:style-name="gr4" draw:text-style-name="P3" draw:layer="layout" svg:width="0.399cm" svg:height="0.399cm" svg:x="16.329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" draw:style-name="gr4" draw:text-style-name="P3" draw:layer="layout" svg:width="0.399cm" svg:height="0.399cm" svg:x="9.8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2" draw:style-name="gr4" draw:text-style-name="P3" draw:layer="layout" svg:width="0.399cm" svg:height="0.399cm" svg:x="9.316cm" svg:y="8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2" draw:style-name="gr4" draw:text-style-name="P3" draw:layer="layout" svg:width="0.399cm" svg:height="0.399cm" svg:x="9.316cm" svg:y="7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2" draw:style-name="gr4" draw:text-style-name="P3" draw:layer="layout" svg:width="0.399cm" svg:height="0.399cm" svg:x="9.897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2" draw:style-name="gr4" draw:text-style-name="P3" draw:layer="layout" svg:width="0.399cm" svg:height="0.399cm" svg:x="9.897cm" svg:y="5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3" draw:style-name="gr3" draw:text-style-name="P1" draw:layer="layout" svg:x1="21.241cm" svg:y1="8.113cm" svg:x2="21.241cm" svg:y2="6.468cm">
          <text:p/>
        </draw:line>
        <draw:line draw:name="Straight Connector 65_1" draw:style-name="gr3" draw:text-style-name="P1" draw:layer="layout" svg:x1="22.023cm" svg:y1="13.2cm" svg:x2="22.023cm" svg:y2="6.511cm">
          <text:p/>
        </draw:line>
        <draw:line draw:name="Straight Connector 21_2" draw:style-name="gr3" draw:text-style-name="P1" draw:layer="layout" svg:x1="16.728cm" svg:y1="7.543cm" svg:x2="19.297cm" svg:y2="7.543cm">
          <text:p/>
        </draw:line>
        <draw:line draw:name="Straight Connector 26_3" draw:style-name="gr3" draw:text-style-name="P1" draw:layer="layout" svg:x1="22.875cm" svg:y1="6.517cm" svg:x2="22.875cm" svg:y2="11.849cm">
          <text:p/>
        </draw:line>
        <draw:line draw:name="Straight Connector 29_1" draw:style-name="gr3" draw:text-style-name="P1" draw:layer="layout" svg:x1="22.875cm" svg:y1="11.849cm" svg:x2="19.317cm" svg:y2="11.849cm">
          <text:p/>
        </draw:line>
        <draw:line draw:name="Straight Connector 33_3" draw:style-name="gr3" draw:text-style-name="P1" draw:layer="layout" svg:x1="19.297cm" svg:y1="11.849cm" svg:x2="19.297cm" svg:y2="7.543cm">
          <text:p/>
        </draw:line>
        <draw:line draw:name="Straight Connector 37_3" draw:style-name="gr3" draw:text-style-name="P1" draw:layer="layout" svg:x1="23.677cm" svg:y1="6.392cm" svg:x2="23.645cm" svg:y2="12.418cm">
          <text:p/>
        </draw:line>
        <draw:line draw:name="Straight Connector 45_3" draw:style-name="gr3" draw:text-style-name="P1" draw:layer="layout" svg:x1="23.677cm" svg:y1="12.404cm" svg:x2="18.717cm" svg:y2="12.418cm">
          <text:p/>
        </draw:line>
        <draw:line draw:name="Straight Connector 50_1" draw:style-name="gr3" draw:text-style-name="P1" draw:layer="layout" svg:x1="18.717cm" svg:y1="12.418cm" svg:x2="18.717cm" svg:y2="8.098cm">
          <text:p/>
        </draw:line>
        <draw:line draw:name="Straight Connector 54_1" draw:style-name="gr3" draw:text-style-name="P1" draw:layer="layout" svg:x1="16.728cm" svg:y1="8.098cm" svg:x2="18.717cm" svg:y2="8.098cm">
          <text:p/>
        </draw:line>
        <draw:custom-shape draw:name="Oval 91_1" draw:style-name="gr4" draw:text-style-name="P3" draw:layer="layout" svg:width="0.399cm" svg:height="0.399cm" svg:x="16.541cm" svg:y="7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1" draw:style-name="gr4" draw:text-style-name="P3" draw:layer="layout" svg:width="0.399cm" svg:height="0.399cm" svg:x="16.529cm" svg:y="7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" draw:style-name="gr4" draw:text-style-name="P3" draw:layer="layout" svg:width="0.399cm" svg:height="0.399cm" svg:x="20.979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1" draw:style-name="gr4" draw:text-style-name="P3" draw:layer="layout" svg:width="0.399cm" svg:height="0.399cm" svg:x="21.857cm" svg:y="6.1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1" draw:style-name="gr4" draw:text-style-name="P3" draw:layer="layout" svg:width="0.399cm" svg:height="0.399cm" svg:x="22.633cm" svg:y="6.1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gr4" draw:text-style-name="P3" draw:layer="layout" svg:width="0.399cm" svg:height="0.399cm" svg:x="23.412cm" svg:y="6.2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5" draw:style-name="gr3" draw:text-style-name="P1" draw:layer="layout" svg:x1="4.799cm" svg:y1="7.889cm" svg:x2="4.799cm" svg:y2="3.142cm">
          <text:p/>
        </draw:line>
        <draw:line draw:name="Straight Connector 38_3" draw:style-name="gr3" draw:text-style-name="P1" draw:layer="layout" svg:x1="4.8cm" svg:y1="8.089cm" svg:x2="4.799cm" svg:y2="13.141cm">
          <text:p/>
        </draw:line>
        <draw:line draw:name="Straight Connector 47_15" draw:style-name="gr3" draw:text-style-name="P1" draw:layer="layout" svg:x1="5.2cm" svg:y1="7.889cm" svg:x2="4.4cm" svg:y2="7.889cm">
          <text:p/>
        </draw:line>
        <draw:line draw:name="Straight Connector 47_16" draw:style-name="gr3" draw:text-style-name="P1" draw:layer="layout" svg:x1="5cm" svg:y1="8.089cm" svg:x2="4.6cm" svg:y2="8.089cm">
          <text:p/>
        </draw:line>
        <draw:frame draw:style-name="gr7" draw:text-style-name="P7" draw:layer="layout" svg:width="1.984cm" svg:height="0.962cm" svg:x="2.416cm" svg:y="7.527cm">
          <draw:text-box>
            <text:p>3.3 V</text:p>
          </draw:text-box>
        </draw:frame>
        <draw:frame draw:style-name="gr9" draw:text-style-name="P8" draw:layer="layout" svg:width="0.457cm" svg:height="1cm" svg:x="8.599cm" svg:y="11.15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4" draw:style-name="gr3" draw:text-style-name="P1" draw:layer="layout" svg:x1="9.539cm" svg:y1="9.742cm" svg:x2="8.939cm" svg:y2="9.742cm">
          <text:p/>
        </draw:line>
        <draw:custom-shape draw:name="Oval 93_6" draw:style-name="gr4" draw:text-style-name="P3" draw:layer="layout" svg:width="0.399cm" svg:height="0.399cm" svg:x="9.34cm" svg:y="9.5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6" draw:style-name="gr3" draw:text-style-name="P1" draw:layer="layout" svg:x1="8.939cm" svg:y1="11.342cm" svg:x2="8.939cm" svg:y2="9.742cm">
          <text:p/>
        </draw:line>
        <draw:line draw:name="Straight Connector 74_7" draw:style-name="gr3" draw:text-style-name="P1" draw:layer="layout" svg:x1="8.939cm" svg:y1="11.942cm" svg:x2="8.939cm" svg:y2="13.141cm">
          <text:p/>
        </draw:line>
        <draw:custom-shape draw:name="Oval 85_15" draw:style-name="gr4" draw:text-style-name="P3" draw:layer="layout" svg:width="0.399cm" svg:height="0.399cm" svg:x="8.8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name="Picture 34" draw:style-name="gr1" draw:text-style-name="P1" draw:layer="layout" svg:width="3.424cm" svg:height="4.307cm" svg:x="21.364cm" svg:y="2.711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5_1">
          <draw:frame draw:name="Picture 2_8" draw:style-name="gr1" draw:text-style-name="P1" draw:layer="layout" svg:width="15.429cm" svg:height="10.2cm" svg:x="3.796cm" svg:y="2.111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1" draw:style-name="gr12" draw:text-style-name="P2" draw:layer="layout" svg:width="5.028cm" svg:height="6cm" svg:x="14.394cm" svg:y="2.7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2" draw:style-name="gr12" draw:text-style-name="P2" draw:layer="layout" svg:width="5.028cm" svg:height="6cm" svg:x="3.6cm" svg:y="3.2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2" draw:style-name="gr20" draw:text-style-name="P12" draw:layer="layout" svg:width="6.196cm" svg:height="1.765cm" svg:x="8.197cm" svg:y="10.558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1" draw:style-name="gr3" draw:text-style-name="P1" draw:layer="layout" svg:x1="11.295cm" svg:y1="10.898cm" svg:x2="11.295cm" svg:y2="10.558cm">
          <text:p/>
        </draw:line>
        <draw:custom-shape draw:name="Rectangle 12_1" draw:style-name="gr18" draw:text-style-name="P2" draw:layer="layout" svg:width="5.028cm" svg:height="1.578cm" svg:x="15.163cm" svg:y="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1" draw:style-name="gr3" draw:text-style-name="P1" draw:layer="layout" svg:x1="14.021cm" svg:y1="7.698cm" svg:x2="15.822cm" svg:y2="7.698cm">
          <text:p/>
        </draw:line>
        <draw:line draw:name="Straight Connector 15_2" draw:style-name="gr3" draw:text-style-name="P1" draw:layer="layout" svg:x1="15.822cm" svg:y1="7.698cm" svg:x2="15.822cm" svg:y2="10.898cm">
          <text:p/>
        </draw:line>
        <draw:line draw:name="Straight Connector 17_2" draw:style-name="gr3" draw:text-style-name="P1" draw:layer="layout" svg:x1="15.822cm" svg:y1="10.898cm" svg:x2="22.622cm" svg:y2="10.898cm">
          <text:p/>
        </draw:line>
        <draw:custom-shape draw:name="Oval 21_1" draw:style-name="gr4" draw:text-style-name="P3" draw:layer="layout" svg:width="0.399cm" svg:height="0.399cm" svg:x="13.793cm" svg:y="7.4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1" draw:style-name="gr3" draw:text-style-name="P1" draw:layer="layout" svg:x1="8.861cm" svg:y1="8.237cm" svg:x2="7.661cm" svg:y2="8.237cm">
          <text:p/>
        </draw:line>
        <draw:line draw:name="Straight Connector 26_4" draw:style-name="gr3" draw:text-style-name="P1" draw:layer="layout" svg:x1="7.661cm" svg:y1="8.237cm" svg:x2="7.661cm" svg:y2="13.298cm">
          <text:p/>
        </draw:line>
        <draw:line draw:name="Straight Connector 28_6" draw:style-name="gr3" draw:text-style-name="P1" draw:layer="layout" svg:x1="7.661cm" svg:y1="13.298cm" svg:x2="21.822cm" svg:y2="13.298cm">
          <text:p/>
        </draw:line>
        <draw:line draw:name="Straight Connector 30_6" draw:style-name="gr3" draw:text-style-name="P1" draw:layer="layout" svg:x1="21.822cm" svg:y1="13.298cm" svg:x2="21.822cm" svg:y2="6.394cm">
          <text:p/>
        </draw:line>
        <draw:custom-shape draw:name="Oval 32_1" draw:style-name="gr4" draw:text-style-name="P3" draw:layer="layout" svg:width="0.399cm" svg:height="0.399cm" svg:x="8.69cm" svg:y="8.0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4" draw:style-name="gr3" draw:text-style-name="P1" draw:layer="layout" svg:x1="13.992cm" svg:y1="6.098cm" svg:x2="16.908cm" svg:y2="6.098cm">
          <text:p/>
        </draw:line>
        <draw:line draw:name="Straight Connector 37_4" draw:style-name="gr3" draw:text-style-name="P1" draw:layer="layout" svg:x1="13.926cm" svg:y1="5.497cm" svg:x2="17.422cm" svg:y2="5.497cm">
          <text:p/>
        </draw:line>
        <draw:line draw:name="Straight Connector 39_1" draw:style-name="gr3" draw:text-style-name="P1" draw:layer="layout" svg:x1="16.908cm" svg:y1="6.098cm" svg:x2="16.908cm" svg:y2="8.994cm">
          <text:p/>
        </draw:line>
        <draw:line draw:name="Straight Connector 41_1" draw:style-name="gr3" draw:text-style-name="P1" draw:layer="layout" svg:x1="16.908cm" svg:y1="8.994cm" svg:x2="24.234cm" svg:y2="9.003cm">
          <text:p/>
        </draw:line>
        <draw:line draw:name="Straight Connector 45_4" draw:style-name="gr3" draw:text-style-name="P1" draw:layer="layout" svg:x1="24.222cm" svg:y1="6.394cm" svg:x2="24.222cm" svg:y2="9.003cm">
          <text:p/>
        </draw:line>
        <draw:line draw:name="Straight Connector 49_5" draw:style-name="gr3" draw:text-style-name="P1" draw:layer="layout" svg:x1="23.422cm" svg:y1="6.394cm" svg:x2="23.422cm" svg:y2="7.898cm">
          <text:p/>
        </draw:line>
        <draw:line draw:name="Straight Connector 51_6" draw:style-name="gr3" draw:text-style-name="P1" draw:layer="layout" svg:x1="23.422cm" svg:y1="7.87cm" svg:x2="17.422cm" svg:y2="7.898cm">
          <text:p/>
        </draw:line>
        <draw:line draw:name="Straight Connector 53_6" draw:style-name="gr3" draw:text-style-name="P1" draw:layer="layout" svg:x1="17.422cm" svg:y1="7.898cm" svg:x2="17.422cm" svg:y2="5.497cm">
          <text:p/>
        </draw:line>
        <draw:custom-shape draw:name="Oval 56_1" draw:style-name="gr4" draw:text-style-name="P3" draw:layer="layout" svg:width="0.399cm" svg:height="0.399cm" svg:x="13.793cm" svg:y="5.3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1" draw:style-name="gr4" draw:text-style-name="P3" draw:layer="layout" svg:width="0.399cm" svg:height="0.399cm" svg:x="13.792cm" svg:y="5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" draw:style-name="gr3" draw:text-style-name="P1" draw:layer="layout" svg:x1="22.622cm" svg:y1="6.394cm" svg:x2="22.622cm" svg:y2="10.898cm">
          <text:p/>
        </draw:line>
        <draw:custom-shape draw:name="Oval 44_0" draw:style-name="gr4" draw:text-style-name="P3" draw:layer="layout" svg:width="0.399cm" svg:height="0.399cm" svg:x="21.591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" draw:style-name="gr4" draw:text-style-name="P3" draw:layer="layout" svg:width="0.399cm" svg:height="0.399cm" svg:x="22.39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" draw:style-name="gr4" draw:text-style-name="P3" draw:layer="layout" svg:width="0.399cm" svg:height="0.399cm" svg:x="23.223cm" svg:y="6.1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" draw:style-name="gr4" draw:text-style-name="P3" draw:layer="layout" svg:width="0.399cm" svg:height="0.399cm" svg:x="24.056cm" svg:y="6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2" draw:style-name="gr3" draw:text-style-name="P1" draw:layer="layout" svg:x1="8.845cm" svg:y1="5.531cm" svg:x2="7.945cm" svg:y2="5.531cm">
          <text:p/>
        </draw:line>
        <draw:line draw:name="Straight Connector 52" draw:style-name="gr3" draw:text-style-name="P1" draw:layer="layout" svg:x1="7.945cm" svg:y1="4.53cm" svg:x2="7.945cm" svg:y2="5.531cm">
          <text:p/>
        </draw:line>
        <draw:custom-shape draw:name="Oval 54_0" draw:style-name="gr4" draw:text-style-name="P3" draw:layer="layout" svg:width="0.399cm" svg:height="0.399cm" svg:x="8.677cm" svg:y="4.2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0" draw:style-name="gr4" draw:text-style-name="P3" draw:layer="layout" svg:width="0.399cm" svg:height="0.399cm" svg:x="8.717cm" svg:y="5.3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" draw:style-name="gr3" draw:text-style-name="P1" draw:layer="layout" svg:x1="8.845cm" svg:y1="4.556cm" svg:x2="7.945cm" svg:y2="4.556cm">
          <text:p/>
        </draw:line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name="Picture 60" draw:style-name="gr1" draw:text-style-name="P1" draw:layer="layout" svg:width="3.374cm" svg:height="4.507cm" svg:x="21.615cm" svg:y="2.009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17_2">
          <draw:frame draw:name="Picture 2_9" draw:style-name="gr1" draw:text-style-name="P1" draw:layer="layout" svg:width="8.866cm" svg:height="11.119cm" svg:x="9.767cm" svg:y="2.72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2" draw:style-name="gr2" draw:text-style-name="P2" draw:layer="layout" svg:width="0.599cm" svg:height="0.856cm" svg:x="14.601cm" svg:y="8.6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3" draw:style-name="gr3" draw:text-style-name="P1" draw:layer="layout" svg:x1="10.4cm" svg:y1="8.645cm" svg:x2="9.767cm" svg:y2="8.645cm">
          <text:p/>
        </draw:line>
        <draw:line draw:name="Straight Connector 16_3" draw:style-name="gr3" draw:text-style-name="P1" draw:layer="layout" svg:x1="11cm" svg:y1="6.844cm" svg:x2="9.767cm" svg:y2="6.844cm">
          <text:p/>
        </draw:line>
        <draw:line draw:name="Straight Connector 18_3" draw:style-name="gr3" draw:text-style-name="P1" draw:layer="layout" svg:x1="9.767cm" svg:y1="8.645cm" svg:x2="9.767cm" svg:y2="6.844cm">
          <text:p/>
        </draw:line>
        <draw:line draw:name="Straight Connector 20_3" draw:style-name="gr3" draw:text-style-name="P1" draw:layer="layout" svg:x1="11cm" svg:y1="8.045cm" svg:x2="7.4cm" svg:y2="8.045cm">
          <text:p/>
        </draw:line>
        <draw:line draw:name="Straight Connector 22_3" draw:style-name="gr3" draw:text-style-name="P1" draw:layer="layout" svg:x1="10.8cm" svg:y1="10.845cm" svg:x2="9.2cm" svg:y2="10.845cm">
          <text:p/>
        </draw:line>
        <draw:line draw:name="Straight Connector 30_7" draw:style-name="gr3" draw:text-style-name="P1" draw:layer="layout" svg:x1="5.7cm" svg:y1="3.844cm" svg:x2="7.4cm" svg:y2="3.844cm">
          <text:p/>
        </draw:line>
        <draw:line draw:name="Straight Connector 32_4" draw:style-name="gr3" draw:text-style-name="P1" draw:layer="layout" svg:x1="7.4cm" svg:y1="3.844cm" svg:x2="7.4cm" svg:y2="10.845cm">
          <text:p/>
        </draw:line>
        <draw:line draw:name="Straight Connector 34_3" draw:style-name="gr3" draw:text-style-name="P1" draw:layer="layout" svg:x1="7.4cm" svg:y1="10.845cm" svg:x2="9.2cm" svg:y2="10.845cm">
          <text:p/>
        </draw:line>
        <draw:custom-shape draw:name="Oval 35_4" draw:style-name="gr4" draw:text-style-name="P3" draw:layer="layout" svg:width="0.399cm" svg:height="0.399cm" svg:x="7.2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4" draw:style-name="gr3" draw:text-style-name="P1" draw:layer="layout" svg:x1="17.401cm" svg:y1="11.045cm" svg:x2="18.001cm" svg:y2="11.045cm">
          <text:p/>
        </draw:line>
        <draw:line draw:name="Straight Connector 42_4" draw:style-name="gr3" draw:text-style-name="P1" draw:layer="layout" svg:x1="18.001cm" svg:y1="10.445cm" svg:x2="18.001cm" svg:y2="13.843cm">
          <text:p/>
        </draw:line>
        <draw:line draw:name="Straight Connector 44_4" draw:style-name="gr3" draw:text-style-name="P1" draw:layer="layout" svg:x1="18.001cm" svg:y1="13.843cm" svg:x2="5.7cm" svg:y2="13.843cm">
          <text:p/>
        </draw:line>
        <draw:line draw:name="Straight Connector 47_3" draw:style-name="gr3" draw:text-style-name="P1" draw:layer="layout" svg:x1="10.4cm" svg:y1="9.245cm" svg:x2="9cm" svg:y2="9.245cm">
          <text:p/>
        </draw:line>
        <draw:line draw:name="Straight Connector 49_6" draw:style-name="gr3" draw:text-style-name="P1" draw:layer="layout" svg:x1="9cm" svg:y1="9.245cm" svg:x2="9cm" svg:y2="2.244cm">
          <text:p/>
        </draw:line>
        <draw:line draw:name="Straight Connector 51_7" draw:style-name="gr3" draw:text-style-name="P1" draw:layer="layout" svg:x1="9cm" svg:y1="2.244cm" svg:x2="20.601cm" svg:y2="2.244cm">
          <text:p/>
        </draw:line>
        <draw:line draw:name="Straight Connector 53_7" draw:style-name="gr3" draw:text-style-name="P1" draw:layer="layout" svg:x1="20.601cm" svg:y1="2.244cm" svg:x2="20.614cm" svg:y2="7.344cm">
          <text:p/>
        </draw:line>
        <draw:line draw:name="Straight Connector 1028_3" draw:style-name="gr3" draw:text-style-name="P1" draw:layer="layout" svg:x1="20.614cm" svg:y1="7.304cm" svg:x2="24.574cm" svg:y2="7.289cm">
          <text:p/>
        </draw:line>
        <draw:line draw:name="Straight Connector 1041_3" draw:style-name="gr3" draw:text-style-name="P1" draw:layer="layout" svg:x1="18.001cm" svg:y1="13.843cm" svg:x2="23.941cm" svg:y2="13.843cm">
          <text:p/>
        </draw:line>
        <draw:custom-shape draw:name="Oval 85_3" draw:style-name="gr4" draw:text-style-name="P3" draw:layer="layout" svg:width="0.399cm" svg:height="0.399cm" svg:x="17.801cm" svg:y="13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3" draw:style-name="gr3" draw:text-style-name="P1" draw:layer="layout" svg:x1="17.524cm" svg:y1="10.445cm" svg:x2="18.001cm" svg:y2="10.445cm">
          <text:p/>
        </draw:line>
        <draw:custom-shape draw:name="Oval 99_3" draw:style-name="gr4" draw:text-style-name="P3" draw:layer="layout" svg:width="0.399cm" svg:height="0.399cm" svg:x="17.825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3" draw:style-name="gr4" draw:text-style-name="P3" draw:layer="layout" svg:width="0.399cm" svg:height="0.399cm" svg:x="17.413cm" svg:y="10.3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3" draw:style-name="gr4" draw:text-style-name="P3" draw:layer="layout" svg:width="0.399cm" svg:height="0.399cm" svg:x="17.213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" draw:style-name="gr4" draw:text-style-name="P3" draw:layer="layout" svg:width="0.399cm" svg:height="0.399cm" svg:x="10.684cm" svg:y="10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3" draw:style-name="gr4" draw:text-style-name="P3" draw:layer="layout" svg:width="0.399cm" svg:height="0.399cm" svg:x="10.2cm" svg:y="8.9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3" draw:style-name="gr4" draw:text-style-name="P3" draw:layer="layout" svg:width="0.399cm" svg:height="0.399cm" svg:x="10.2cm" svg:y="8.4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3" draw:style-name="gr4" draw:text-style-name="P3" draw:layer="layout" svg:width="0.399cm" svg:height="0.399cm" svg:x="10.781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3" draw:style-name="gr4" draw:text-style-name="P3" draw:layer="layout" svg:width="0.399cm" svg:height="0.399cm" svg:x="10.781cm" svg:y="6.6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4" draw:style-name="gr3" draw:text-style-name="P1" draw:layer="layout" svg:x1="24.592cm" svg:y1="7.344cm" svg:x2="24.592cm" svg:y2="6.2cm">
          <text:p/>
        </draw:line>
        <draw:line draw:name="Straight Connector 65_2" draw:style-name="gr3" draw:text-style-name="P1" draw:layer="layout" svg:x1="23.299cm" svg:y1="8.213cm" svg:x2="23.316cm" svg:y2="6.2cm">
          <text:p/>
        </draw:line>
        <draw:line draw:name="Straight Connector 21_3" draw:style-name="gr3" draw:text-style-name="P1" draw:layer="layout" svg:x1="17.612cm" svg:y1="8.245cm" svg:x2="23.32cm" svg:y2="8.245cm">
          <text:p/>
        </draw:line>
        <draw:line draw:name="Straight Connector 26_5" draw:style-name="gr3" draw:text-style-name="P1" draw:layer="layout" svg:x1="23.95cm" svg:y1="6.2cm" svg:x2="23.941cm" svg:y2="13.902cm">
          <text:p/>
        </draw:line>
        <draw:line draw:name="Straight Connector 37_5" draw:style-name="gr3" draw:text-style-name="P1" draw:layer="layout" svg:x1="22.72cm" svg:y1="6.199cm" svg:x2="22.72cm" svg:y2="8.784cm">
          <text:p/>
        </draw:line>
        <draw:line draw:name="Straight Connector 54_2" draw:style-name="gr3" draw:text-style-name="P1" draw:layer="layout" svg:x1="17.612cm" svg:y1="8.8cm" svg:x2="22.72cm" svg:y2="8.784cm">
          <text:p/>
        </draw:line>
        <draw:custom-shape draw:name="Oval 91_2" draw:style-name="gr4" draw:text-style-name="P3" draw:layer="layout" svg:width="0.399cm" svg:height="0.399cm" svg:x="17.425cm" svg:y="8.0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2" draw:style-name="gr4" draw:text-style-name="P3" draw:layer="layout" svg:width="0.399cm" svg:height="0.399cm" svg:x="17.413cm" svg:y="8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_0" draw:style-name="gr4" draw:text-style-name="P3" draw:layer="layout" svg:width="0.399cm" svg:height="0.399cm" svg:x="22.52cm" svg:y="5.9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2" draw:style-name="gr4" draw:text-style-name="P3" draw:layer="layout" svg:width="0.399cm" svg:height="0.399cm" svg:x="23.12cm" svg:y="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2" draw:style-name="gr4" draw:text-style-name="P3" draw:layer="layout" svg:width="0.399cm" svg:height="0.399cm" svg:x="23.751cm" svg:y="5.9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0" draw:style-name="gr4" draw:text-style-name="P3" draw:layer="layout" svg:width="0.399cm" svg:height="0.399cm" svg:x="24.362cm" svg:y="5.9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" draw:style-name="gr21" draw:text-style-name="P6" draw:layer="layout" svg:width="1.662cm" svg:height="0.594cm" svg:x="22.357cm" svg:y="1.4cm">
          <text:p text:style-name="P5"><text:span text:style-name="T5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_7" draw:style-name="gr3" draw:text-style-name="P1" draw:layer="layout" svg:x1="5.701cm" svg:y1="8.591cm" svg:x2="5.701cm" svg:y2="3.844cm">
          <text:p/>
        </draw:line>
        <draw:line draw:name="Straight Connector 38_4" draw:style-name="gr3" draw:text-style-name="P1" draw:layer="layout" svg:x1="5.702cm" svg:y1="8.791cm" svg:x2="5.701cm" svg:y2="13.843cm">
          <text:p/>
        </draw:line>
        <draw:line draw:name="Straight Connector 47_13" draw:style-name="gr3" draw:text-style-name="P1" draw:layer="layout" svg:x1="6.102cm" svg:y1="8.591cm" svg:x2="5.302cm" svg:y2="8.591cm">
          <text:p/>
        </draw:line>
        <draw:line draw:name="Straight Connector 47_14" draw:style-name="gr3" draw:text-style-name="P1" draw:layer="layout" svg:x1="5.902cm" svg:y1="8.791cm" svg:x2="5.502cm" svg:y2="8.791cm">
          <text:p/>
        </draw:line>
        <draw:frame draw:style-name="gr7" draw:text-style-name="P7" draw:layer="layout" svg:width="1.984cm" svg:height="0.962cm" svg:x="3.318cm" svg:y="8.229cm">
          <draw:text-box>
            <text:p>3.3 V</text:p>
          </draw:text-box>
        </draw:frame>
        <draw:frame draw:style-name="gr9" draw:text-style-name="P8" draw:layer="layout" svg:width="0.457cm" svg:height="1cm" svg:x="9.4cm" svg:y="11.861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3" draw:style-name="gr3" draw:text-style-name="P1" draw:layer="layout" svg:x1="10.34cm" svg:y1="10.444cm" svg:x2="9.74cm" svg:y2="10.444cm">
          <text:p/>
        </draw:line>
        <draw:custom-shape draw:name="Oval 93_5" draw:style-name="gr4" draw:text-style-name="P3" draw:layer="layout" svg:width="0.399cm" svg:height="0.399cm" svg:x="10.141cm" svg:y="10.2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4" draw:style-name="gr3" draw:text-style-name="P1" draw:layer="layout" svg:x1="9.74cm" svg:y1="12.044cm" svg:x2="9.74cm" svg:y2="10.444cm">
          <text:p/>
        </draw:line>
        <draw:line draw:name="Straight Connector 74_5" draw:style-name="gr3" draw:text-style-name="P1" draw:layer="layout" svg:x1="9.74cm" svg:y1="12.644cm" svg:x2="9.74cm" svg:y2="13.843cm">
          <text:p/>
        </draw:line>
        <draw:custom-shape draw:name="Oval 85_14" draw:style-name="gr4" draw:text-style-name="P3" draw:layer="layout" svg:width="0.399cm" svg:height="0.399cm" svg:x="9.6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name="Picture 42" draw:style-name="gr1" draw:text-style-name="P1" draw:layer="layout" svg:width="3.374cm" svg:height="4.507cm" svg:x="21.623cm" svg:y="2.113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5_2">
          <draw:frame draw:name="Picture 2_10" draw:style-name="gr1" draw:text-style-name="P1" draw:layer="layout" svg:width="15.429cm" svg:height="10.2cm" svg:x="2.796cm" svg:y="2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2" draw:style-name="gr12" draw:text-style-name="P2" draw:layer="layout" svg:width="5.028cm" svg:height="6cm" svg:x="13.394cm" svg:y="3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3" draw:style-name="gr12" draw:text-style-name="P2" draw:layer="layout" svg:width="5.028cm" svg:height="6cm" svg:x="2.6cm" svg:y="3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3" draw:style-name="gr22" draw:text-style-name="P12" draw:layer="layout" svg:width="6.196cm" svg:height="1.765cm" svg:x="7.197cm" svg:y="11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2" draw:style-name="gr3" draw:text-style-name="P1" draw:layer="layout" svg:x1="10.295cm" svg:y1="11.4cm" svg:x2="10.295cm" svg:y2="11.06cm">
          <text:p/>
        </draw:line>
        <draw:custom-shape draw:name="Rectangle 12_2" draw:style-name="gr18" draw:text-style-name="P2" draw:layer="layout" svg:width="5.028cm" svg:height="1.578cm" svg:x="14.163cm" svg:y="2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2" draw:style-name="gr3" draw:text-style-name="P1" draw:layer="layout" svg:x1="13.021cm" svg:y1="8.2cm" svg:x2="14.822cm" svg:y2="8.2cm">
          <text:p/>
        </draw:line>
        <draw:line draw:name="Straight Connector 15_3" draw:style-name="gr3" draw:text-style-name="P1" draw:layer="layout" svg:x1="14.822cm" svg:y1="8.2cm" svg:x2="14.822cm" svg:y2="11.4cm">
          <text:p/>
        </draw:line>
        <draw:line draw:name="Straight Connector 17_3" draw:style-name="gr3" draw:text-style-name="P1" draw:layer="layout" svg:x1="14.822cm" svg:y1="11.4cm" svg:x2="24.023cm" svg:y2="11.4cm">
          <text:p/>
        </draw:line>
        <draw:custom-shape draw:name="Oval 21_2" draw:style-name="gr4" draw:text-style-name="P3" draw:layer="layout" svg:width="0.399cm" svg:height="0.399cm" svg:x="12.793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2" draw:style-name="gr3" draw:text-style-name="P1" draw:layer="layout" svg:x1="7.861cm" svg:y1="8.739cm" svg:x2="6.661cm" svg:y2="8.739cm">
          <text:p/>
        </draw:line>
        <draw:line draw:name="Straight Connector 26_6" draw:style-name="gr3" draw:text-style-name="P1" draw:layer="layout" svg:x1="6.661cm" svg:y1="8.739cm" svg:x2="6.661cm" svg:y2="13.8cm">
          <text:p/>
        </draw:line>
        <draw:line draw:name="Straight Connector 28_8" draw:style-name="gr3" draw:text-style-name="P1" draw:layer="layout" svg:x1="6.661cm" svg:y1="13.8cm" svg:x2="24.623cm" svg:y2="13.8cm">
          <text:p/>
        </draw:line>
        <draw:line draw:name="Straight Connector 30_8" draw:style-name="gr3" draw:text-style-name="P1" draw:layer="layout" svg:x1="24.623cm" svg:y1="13.8cm" svg:x2="24.623cm" svg:y2="6.327cm">
          <text:p/>
        </draw:line>
        <draw:custom-shape draw:name="Oval 32_2" draw:style-name="gr4" draw:text-style-name="P3" draw:layer="layout" svg:width="0.399cm" svg:height="0.399cm" svg:x="7.69cm" svg:y="8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5" draw:style-name="gr3" draw:text-style-name="P1" draw:layer="layout" svg:x1="12.992cm" svg:y1="6.6cm" svg:x2="15.908cm" svg:y2="6.6cm">
          <text:p/>
        </draw:line>
        <draw:line draw:name="Straight Connector 37_6" draw:style-name="gr3" draw:text-style-name="P1" draw:layer="layout" svg:x1="12.926cm" svg:y1="5.999cm" svg:x2="16.422cm" svg:y2="5.999cm">
          <text:p/>
        </draw:line>
        <draw:line draw:name="Straight Connector 39_2" draw:style-name="gr3" draw:text-style-name="P1" draw:layer="layout" svg:x1="15.908cm" svg:y1="6.6cm" svg:x2="15.908cm" svg:y2="7.425cm">
          <text:p/>
        </draw:line>
        <draw:line draw:name="Straight Connector 41_2" draw:style-name="gr3" draw:text-style-name="P1" draw:layer="layout" svg:x1="15.89cm" svg:y1="7.421cm" svg:x2="22.693cm" svg:y2="7.425cm">
          <text:p/>
        </draw:line>
        <draw:line draw:name="Straight Connector 45_5" draw:style-name="gr3" draw:text-style-name="P1" draw:layer="layout" svg:x1="22.662cm" svg:y1="6.306cm" svg:x2="22.65cm" svg:y2="7.481cm">
          <text:p/>
        </draw:line>
        <draw:line draw:name="Straight Connector 49_7" draw:style-name="gr3" draw:text-style-name="P1" draw:layer="layout" svg:x1="23.31cm" svg:y1="6.495cm" svg:x2="23.31cm" svg:y2="8.4cm">
          <text:p/>
        </draw:line>
        <draw:line draw:name="Straight Connector 51_8" draw:style-name="gr3" draw:text-style-name="P1" draw:layer="layout" svg:x1="23.31cm" svg:y1="8.372cm" svg:x2="16.422cm" svg:y2="8.4cm">
          <text:p/>
        </draw:line>
        <draw:line draw:name="Straight Connector 53_8" draw:style-name="gr3" draw:text-style-name="P1" draw:layer="layout" svg:x1="16.422cm" svg:y1="8.4cm" svg:x2="16.422cm" svg:y2="5.999cm">
          <text:p/>
        </draw:line>
        <draw:custom-shape draw:name="Oval 56_2" draw:style-name="gr4" draw:text-style-name="P3" draw:layer="layout" svg:width="0.399cm" svg:height="0.399cm" svg:x="12.793cm" svg:y="5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2" draw:style-name="gr4" draw:text-style-name="P3" draw:layer="layout" svg:width="0.399cm" svg:height="0.399cm" svg:x="12.792cm" svg:y="6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_0" draw:style-name="gr3" draw:text-style-name="P1" draw:layer="layout" svg:x1="24.023cm" svg:y1="6.327cm" svg:x2="24.023cm" svg:y2="11.4cm">
          <text:p/>
        </draw:line>
        <draw:custom-shape draw:name="Oval 44_1" draw:style-name="gr4" draw:text-style-name="P3" draw:layer="layout" svg:width="0.399cm" svg:height="0.399cm" svg:x="22.494cm" svg:y="6.1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_0" draw:style-name="gr4" draw:text-style-name="P3" draw:layer="layout" svg:width="0.399cm" svg:height="0.399cm" svg:x="23.123cm" svg:y="6.0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_0" draw:style-name="gr4" draw:text-style-name="P3" draw:layer="layout" svg:width="0.399cm" svg:height="0.399cm" svg:x="23.782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_0" draw:style-name="gr4" draw:text-style-name="P3" draw:layer="layout" svg:width="0.399cm" svg:height="0.399cm" svg:x="24.39cm" svg:y="6.0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3" draw:style-name="gr3" draw:text-style-name="P1" draw:layer="layout" svg:x1="7.845cm" svg:y1="6.033cm" svg:x2="6.945cm" svg:y2="6.033cm">
          <text:p/>
        </draw:line>
        <draw:line draw:name="Straight Connector 52_0" draw:style-name="gr3" draw:text-style-name="P1" draw:layer="layout" svg:x1="6.945cm" svg:y1="5.032cm" svg:x2="6.945cm" svg:y2="6.033cm">
          <text:p/>
        </draw:line>
        <draw:custom-shape draw:name="Oval 54_1" draw:style-name="gr4" draw:text-style-name="P3" draw:layer="layout" svg:width="0.399cm" svg:height="0.399cm" svg:x="7.677cm" svg:y="4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" draw:style-name="gr4" draw:text-style-name="P3" draw:layer="layout" svg:width="0.399cm" svg:height="0.399cm" svg:x="7.717cm" svg:y="5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0" draw:style-name="gr3" draw:text-style-name="P1" draw:layer="layout" svg:x1="7.845cm" svg:y1="5.058cm" svg:x2="6.945cm" svg:y2="5.058cm">
          <text:p/>
        </draw:line>
        <draw:custom-shape draw:name="TextBox 43" draw:style-name="gr23" draw:text-style-name="P6" draw:layer="layout" svg:width="1.662cm" svg:height="0.594cm" svg:x="22.478cm" svg:y="1.379cm">
          <text:p text:style-name="P5"><text:span text:style-name="T5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name="Picture 58" draw:style-name="gr1" draw:text-style-name="P1" draw:layer="layout" svg:width="8.447cm" svg:height="3.746cm" draw:transform="rotate (-1.5707963267949) translate (24.8cm 2.40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17_3">
          <draw:frame draw:name="Picture 2_11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3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4" draw:style-name="gr3" draw:text-style-name="P1" draw:layer="layout" svg:x1="9.251cm" svg:y1="7.801cm" svg:x2="8.618cm" svg:y2="7.801cm">
          <text:p/>
        </draw:line>
        <draw:line draw:name="Straight Connector 16_4" draw:style-name="gr3" draw:text-style-name="P1" draw:layer="layout" svg:x1="9.851cm" svg:y1="6cm" svg:x2="8.618cm" svg:y2="6cm">
          <text:p/>
        </draw:line>
        <draw:line draw:name="Straight Connector 18_4" draw:style-name="gr3" draw:text-style-name="P1" draw:layer="layout" svg:x1="8.618cm" svg:y1="7.801cm" svg:x2="8.618cm" svg:y2="6cm">
          <text:p/>
        </draw:line>
        <draw:line draw:name="Straight Connector 20_4" draw:style-name="gr3" draw:text-style-name="P1" draw:layer="layout" svg:x1="9.851cm" svg:y1="7.201cm" svg:x2="6.251cm" svg:y2="7.201cm">
          <text:p/>
        </draw:line>
        <draw:line draw:name="Straight Connector 22_4" draw:style-name="gr3" draw:text-style-name="P1" draw:layer="layout" svg:x1="9.651cm" svg:y1="10.001cm" svg:x2="8.051cm" svg:y2="10.001cm">
          <text:p/>
        </draw:line>
        <draw:line draw:name="Straight Connector 30_9" draw:style-name="gr3" draw:text-style-name="P1" draw:layer="layout" svg:x1="4.551cm" svg:y1="3cm" svg:x2="6.251cm" svg:y2="3cm">
          <text:p/>
        </draw:line>
        <draw:line draw:name="Straight Connector 32_5" draw:style-name="gr3" draw:text-style-name="P1" draw:layer="layout" svg:x1="6.251cm" svg:y1="3cm" svg:x2="6.251cm" svg:y2="10.001cm">
          <text:p/>
        </draw:line>
        <draw:line draw:name="Straight Connector 34_4" draw:style-name="gr3" draw:text-style-name="P1" draw:layer="layout" svg:x1="6.251cm" svg:y1="10.001cm" svg:x2="8.051cm" svg:y2="10.001cm">
          <text:p/>
        </draw:line>
        <draw:custom-shape draw:name="Oval 35_5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5" draw:style-name="gr3" draw:text-style-name="P1" draw:layer="layout" svg:x1="16.252cm" svg:y1="10.201cm" svg:x2="16.852cm" svg:y2="10.201cm">
          <text:p/>
        </draw:line>
        <draw:line draw:name="Straight Connector 42_5" draw:style-name="gr3" draw:text-style-name="P1" draw:layer="layout" svg:x1="16.852cm" svg:y1="9.601cm" svg:x2="16.852cm" svg:y2="12.999cm">
          <text:p/>
        </draw:line>
        <draw:line draw:name="Straight Connector 44_5" draw:style-name="gr3" draw:text-style-name="P1" draw:layer="layout" svg:x1="16.852cm" svg:y1="12.999cm" svg:x2="4.551cm" svg:y2="12.999cm">
          <text:p/>
        </draw:line>
        <draw:line draw:name="Straight Connector 47_4" draw:style-name="gr3" draw:text-style-name="P1" draw:layer="layout" svg:x1="9.251cm" svg:y1="8.401cm" svg:x2="7.851cm" svg:y2="8.401cm">
          <text:p/>
        </draw:line>
        <draw:line draw:name="Straight Connector 49_8" draw:style-name="gr3" draw:text-style-name="P1" draw:layer="layout" svg:x1="7.851cm" svg:y1="8.401cm" svg:x2="7.851cm" svg:y2="1.4cm">
          <text:p/>
        </draw:line>
        <draw:line draw:name="Straight Connector 51_9" draw:style-name="gr3" draw:text-style-name="P1" draw:layer="layout" svg:x1="7.851cm" svg:y1="1.4cm" svg:x2="18.602cm" svg:y2="1.4cm">
          <text:p/>
        </draw:line>
        <draw:line draw:name="Straight Connector 53_9" draw:style-name="gr3" draw:text-style-name="P1" draw:layer="layout" svg:x1="18.645cm" svg:y1="1.4cm" svg:x2="18.615cm" svg:y2="12.044cm">
          <text:p/>
        </draw:line>
        <draw:line draw:name="Straight Connector 1028_4" draw:style-name="gr3" draw:text-style-name="P1" draw:layer="layout" svg:x1="18.615cm" svg:y1="12.066cm" svg:x2="23.219cm" svg:y2="12.044cm">
          <text:p/>
        </draw:line>
        <draw:line draw:name="Straight Connector 1041_4" draw:style-name="gr3" draw:text-style-name="P1" draw:layer="layout" svg:x1="16.852cm" svg:y1="12.999cm" svg:x2="21.914cm" svg:y2="12.999cm">
          <text:p/>
        </draw:line>
        <draw:custom-shape draw:name="Oval 85_4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4" draw:style-name="gr3" draw:text-style-name="P1" draw:layer="layout" svg:x1="16.375cm" svg:y1="9.601cm" svg:x2="16.852cm" svg:y2="9.601cm">
          <text:p/>
        </draw:line>
        <draw:custom-shape draw:name="Oval 99_4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4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4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" draw:style-name="gr4" draw:text-style-name="P3" draw:layer="layout" svg:width="0.399cm" svg:height="0.399cm" svg:x="9.5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4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4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4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4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5" draw:style-name="gr3" draw:text-style-name="P1" draw:layer="layout" svg:x1="23.219cm" svg:y1="12.044cm" svg:x2="23.2cm" svg:y2="10.155cm">
          <text:p/>
        </draw:line>
        <draw:line draw:name="Straight Connector 26_7" draw:style-name="gr3" draw:text-style-name="P1" draw:layer="layout" svg:x1="21.914cm" svg:y1="9.971cm" svg:x2="21.914cm" svg:y2="13.058cm">
          <text:p/>
        </draw:line>
        <draw:custom-shape draw:name="Oval 93_3" draw:style-name="gr4" draw:text-style-name="P3" draw:layer="layout" svg:width="0.399cm" svg:height="0.399cm" svg:x="9.066cm" svg:y="8.7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3" draw:style-name="gr4" draw:text-style-name="P3" draw:layer="layout" svg:width="0.399cm" svg:height="0.399cm" svg:x="21.64cm" svg:y="9.8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1" draw:style-name="gr4" draw:text-style-name="P3" draw:layer="layout" svg:width="0.399cm" svg:height="0.399cm" svg:x="23.02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_0" draw:style-name="gr24" draw:text-style-name="P6" draw:layer="layout" svg:width="2.12cm" svg:height="0.594cm" svg:x="21.545cm" svg:y="1.76cm">
          <text:p text:style-name="P5"><text:span text:style-name="T5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0" draw:style-name="gr4" draw:text-style-name="P3" draw:layer="layout" svg:width="0.399cm" svg:height="0.399cm" svg:x="22.264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" draw:style-name="gr3" draw:text-style-name="P1" draw:layer="layout" svg:x1="9.234cm" svg:y1="8.961cm" svg:x2="7.834cm" svg:y2="8.961cm">
          <text:p/>
        </draw:line>
        <draw:line draw:name="Straight Connector 74" draw:style-name="gr3" draw:text-style-name="P1" draw:layer="layout" svg:x1="7.834cm" svg:y1="14.001cm" svg:x2="7.834cm" svg:y2="8.961cm">
          <text:p/>
        </draw:line>
        <draw:line draw:name="Straight Connector 76" draw:style-name="gr3" draw:text-style-name="P1" draw:layer="layout" svg:x1="7.894cm" svg:y1="14.001cm" svg:x2="22.464cm" svg:y2="14.001cm">
          <text:p/>
        </draw:line>
        <draw:line draw:name="Straight Connector 78" draw:style-name="gr3" draw:text-style-name="P1" draw:layer="layout" svg:x1="22.464cm" svg:y1="10.059cm" svg:x2="22.464cm" svg:y2="14.001cm">
          <text:p/>
        </draw:line>
        <draw:frame draw:style-name="gr9" draw:text-style-name="P8" draw:layer="layout" svg:width="0.457cm" svg:height="1cm" svg:x="8.46cm" svg:y="11.0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2" draw:style-name="gr3" draw:text-style-name="P1" draw:layer="layout" svg:x1="9.4cm" svg:y1="9.6cm" svg:x2="8.8cm" svg:y2="9.6cm">
          <text:p/>
        </draw:line>
        <draw:custom-shape draw:name="Oval 93_4" draw:style-name="gr4" draw:text-style-name="P3" draw:layer="layout" svg:width="0.399cm" svg:height="0.399cm" svg:x="9.201cm" svg:y="9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2" draw:style-name="gr3" draw:text-style-name="P1" draw:layer="layout" svg:x1="8.8cm" svg:y1="11.2cm" svg:x2="8.8cm" svg:y2="9.6cm">
          <text:p/>
        </draw:line>
        <draw:line draw:name="Straight Connector 74_3" draw:style-name="gr3" draw:text-style-name="P1" draw:layer="layout" svg:x1="8.8cm" svg:y1="11.8cm" svg:x2="8.8cm" svg:y2="12.999cm">
          <text:p/>
        </draw:line>
        <draw:custom-shape draw:name="Oval 85_7" draw:style-name="gr4" draw:text-style-name="P3" draw:layer="layout" svg:width="0.399cm" svg:height="0.399cm" svg:x="8.618cm" svg:y="12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3" draw:style-name="gr3" draw:text-style-name="P1" draw:layer="layout" svg:x1="4.597cm" svg:y1="7.749cm" svg:x2="4.597cm" svg:y2="3.002cm">
          <text:p/>
        </draw:line>
        <draw:line draw:name="Straight Connector 38_8" draw:style-name="gr3" draw:text-style-name="P1" draw:layer="layout" svg:x1="4.598cm" svg:y1="7.949cm" svg:x2="4.597cm" svg:y2="13.001cm">
          <text:p/>
        </draw:line>
        <draw:line draw:name="Straight Connector 47_11" draw:style-name="gr3" draw:text-style-name="P1" draw:layer="layout" svg:x1="4.998cm" svg:y1="7.749cm" svg:x2="4.198cm" svg:y2="7.749cm">
          <text:p/>
        </draw:line>
        <draw:line draw:name="Straight Connector 47_12" draw:style-name="gr3" draw:text-style-name="P1" draw:layer="layout" svg:x1="4.798cm" svg:y1="7.949cm" svg:x2="4.398cm" svg:y2="7.949cm">
          <text:p/>
        </draw:line>
        <draw:frame draw:style-name="gr7" draw:text-style-name="P7" draw:layer="layout" svg:width="1.984cm" svg:height="0.962cm" svg:x="2.214cm" svg:y="7.387cm">
          <draw:text-box>
            <text:p>3.3 V</text:p>
          </draw:text-box>
        </draw:frame>
        <presentation:notes draw:style-name="dp2">
          <draw:page-thumbnail draw:style-name="gr11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name="Picture 59" draw:style-name="gr1" draw:text-style-name="P1" draw:layer="layout" svg:width="8.447cm" svg:height="3.746cm" draw:transform="rotate (-1.5707963267949) translate (26.6cm 2.44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5_3">
          <draw:frame draw:name="Picture 2_12" draw:style-name="gr1" draw:text-style-name="P1" draw:layer="layout" svg:width="15.429cm" svg:height="10.2cm" svg:x="3.226cm" svg:y="2.654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3" draw:style-name="gr12" draw:text-style-name="P2" draw:layer="layout" svg:width="5.028cm" svg:height="6cm" svg:x="13.824cm" svg:y="3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4" draw:style-name="gr12" draw:text-style-name="P2" draw:layer="layout" svg:width="5.028cm" svg:height="6cm" svg:x="3.03cm" svg:y="3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4" draw:style-name="gr25" draw:text-style-name="P12" draw:layer="layout" svg:width="6.196cm" svg:height="1.765cm" svg:x="7.627cm" svg:y="11.101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3" draw:style-name="gr3" draw:text-style-name="P1" draw:layer="layout" svg:x1="10.725cm" svg:y1="11.441cm" svg:x2="10.725cm" svg:y2="11.101cm">
          <text:p/>
        </draw:line>
        <draw:custom-shape draw:name="Rectangle 12_3" draw:style-name="gr18" draw:text-style-name="P2" draw:layer="layout" svg:width="5.028cm" svg:height="1.578cm" svg:x="14.593cm" svg:y="2.5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3" draw:style-name="gr3" draw:text-style-name="P1" draw:layer="layout" svg:x1="13.451cm" svg:y1="8.241cm" svg:x2="15.252cm" svg:y2="8.241cm">
          <text:p/>
        </draw:line>
        <draw:line draw:name="Straight Connector 15_4" draw:style-name="gr3" draw:text-style-name="P1" draw:layer="layout" svg:x1="15.252cm" svg:y1="8.241cm" svg:x2="15.252cm" svg:y2="11.441cm">
          <text:p/>
        </draw:line>
        <draw:line draw:name="Straight Connector 17_4" draw:style-name="gr3" draw:text-style-name="P1" draw:layer="layout" svg:x1="15.252cm" svg:y1="11.441cm" svg:x2="23.639cm" svg:y2="11.441cm">
          <text:p/>
        </draw:line>
        <draw:custom-shape draw:name="Oval 21_3" draw:style-name="gr4" draw:text-style-name="P3" draw:layer="layout" svg:width="0.399cm" svg:height="0.399cm" svg:x="13.223cm" svg:y="8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3" draw:style-name="gr3" draw:text-style-name="P1" draw:layer="layout" svg:x1="8.291cm" svg:y1="8.78cm" svg:x2="7.091cm" svg:y2="8.78cm">
          <text:p/>
        </draw:line>
        <draw:line draw:name="Straight Connector 26_8" draw:style-name="gr3" draw:text-style-name="P1" draw:layer="layout" svg:x1="7.091cm" svg:y1="8.78cm" svg:x2="7.091cm" svg:y2="13.841cm">
          <text:p/>
        </draw:line>
        <draw:line draw:name="Straight Connector 28_10" draw:style-name="gr3" draw:text-style-name="P1" draw:layer="layout" svg:x1="7.091cm" svg:y1="13.841cm" svg:x2="25.053cm" svg:y2="13.841cm">
          <text:p/>
        </draw:line>
        <draw:custom-shape draw:name="Oval 32_3" draw:style-name="gr4" draw:text-style-name="P3" draw:layer="layout" svg:width="0.399cm" svg:height="0.399cm" svg:x="8.12cm" svg:y="8.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" draw:style-name="gr3" draw:text-style-name="P1" draw:layer="layout" svg:x1="6.251cm" svg:y1="7.165cm" svg:x2="8.275cm" svg:y2="7.165cm">
          <text:p/>
        </draw:line>
        <draw:line draw:name="Straight Connector 53_10" draw:style-name="gr3" draw:text-style-name="P1" draw:layer="layout" svg:x1="6.251cm" svg:y1="7.165cm" svg:x2="6.251cm" svg:y2="13.041cm">
          <text:p/>
        </draw:line>
        <draw:custom-shape draw:name="Oval 56_3" draw:style-name="gr4" draw:text-style-name="P3" draw:layer="layout" svg:width="0.399cm" svg:height="0.399cm" svg:x="8.107cm" svg:y="6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4" draw:style-name="gr3" draw:text-style-name="P1" draw:layer="layout" svg:x1="8.275cm" svg:y1="6.074cm" svg:x2="7.375cm" svg:y2="6.074cm">
          <text:p/>
        </draw:line>
        <draw:line draw:name="Straight Connector 52_1" draw:style-name="gr3" draw:text-style-name="P1" draw:layer="layout" svg:x1="7.375cm" svg:y1="5.073cm" svg:x2="7.375cm" svg:y2="6.074cm">
          <text:p/>
        </draw:line>
        <draw:custom-shape draw:name="Oval 54_2" draw:style-name="gr4" draw:text-style-name="P3" draw:layer="layout" svg:width="0.399cm" svg:height="0.399cm" svg:x="8.107cm" svg:y="4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2" draw:style-name="gr4" draw:text-style-name="P3" draw:layer="layout" svg:width="0.399cm" svg:height="0.399cm" svg:x="8.147cm" svg:y="5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1" draw:style-name="gr3" draw:text-style-name="P1" draw:layer="layout" svg:x1="8.275cm" svg:y1="5.099cm" svg:x2="7.375cm" svg:y2="5.099cm">
          <text:p/>
        </draw:line>
        <draw:custom-shape draw:name="Oval 60_0" draw:style-name="gr4" draw:text-style-name="P3" draw:layer="layout" svg:width="0.399cm" svg:height="0.399cm" svg:x="23.44cm" svg:y="9.8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1" draw:style-name="gr4" draw:text-style-name="P3" draw:layer="layout" svg:width="0.399cm" svg:height="0.399cm" svg:x="24.82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2" draw:style-name="gr26" draw:text-style-name="P6" draw:layer="layout" svg:width="2.12cm" svg:height="0.594cm" svg:x="23.345cm" svg:y="1.8cm">
          <text:p text:style-name="P5"><text:span text:style-name="T5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3" draw:style-name="gr4" draw:text-style-name="P3" draw:layer="layout" svg:width="0.399cm" svg:height="0.399cm" svg:x="24.064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4" draw:style-name="gr3" draw:text-style-name="P1" draw:layer="layout" svg:x1="23.639cm" svg:y1="10.241cm" svg:x2="23.639cm" svg:y2="11.441cm">
          <text:p/>
        </draw:line>
        <draw:line draw:name="Straight Connector 65_3" draw:style-name="gr3" draw:text-style-name="P1" draw:layer="layout" svg:x1="25.019cm" svg:y1="10.241cm" svg:x2="25.019cm" svg:y2="13.841cm">
          <text:p/>
        </draw:line>
        <draw:line draw:name="Straight Connector 66_1" draw:style-name="gr3" draw:text-style-name="P1" draw:layer="layout" svg:x1="6.204cm" svg:y1="13.016cm" svg:x2="24.264cm" svg:y2="12.919cm">
          <text:p/>
        </draw:line>
        <draw:line draw:name="Straight Connector 67" draw:style-name="gr3" draw:text-style-name="P1" draw:layer="layout" svg:x1="24.264cm" svg:y1="10.103cm" svg:x2="24.264cm" svg:y2="12.967cm">
          <text:p/>
        </draw:line>
        <presentation:notes draw:style-name="dp2">
          <draw:page-thumbnail draw:style-name="gr11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name="Picture 34_0" draw:style-name="gr1" draw:text-style-name="P1" draw:layer="layout" svg:width="1.993cm" svg:height="2.507cm" svg:x="22.607cm" svg:y="2.2cm">
          <draw:image xlink:href="Pictures/100002010000015D000001B7914DC0FBCC732255.png" xlink:type="simple" xlink:show="embed" xlink:actuate="onLoad" loext:mime-type="image/png">
            <text:p/>
          </draw:image>
        </draw:frame>
        <draw:frame draw:style-name="gr9" draw:text-style-name="P8" draw:layer="layout" svg:width="2.6cm" svg:height="3.694cm" svg:x="19.846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g draw:name="Group 17_4">
          <draw:frame draw:name="Picture 2_13" draw:style-name="gr1" draw:text-style-name="P1" draw:layer="layout" svg:width="5.103cm" svg:height="6.4cm" svg:x="9.8cm" svg:y="6.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4" draw:style-name="gr27" draw:text-style-name="P2" draw:layer="layout" svg:width="0.345cm" svg:height="0.493cm" svg:x="12.582cm" svg:y="9.7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5">
          <draw:custom-shape draw:name="Rounded Rectangle 10_5" draw:style-name="gr28" draw:text-style-name="P13" draw:layer="layout" svg:width="1.348cm" svg:height="4.661cm" svg:x="3.852cm" svg:y="7.339cm">
            <text:p/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5" draw:style-name="gr29" draw:text-style-name="P14" draw:layer="layout" svg:width="0.448cm" svg:height="0.136cm" svg:x="4.302cm" svg:y="7.20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5" draw:style-name="gr3" draw:text-style-name="P1" draw:layer="layout" svg:x1="10.018cm" svg:y1="9.844cm" svg:x2="9.385cm" svg:y2="9.844cm">
          <text:p/>
        </draw:line>
        <draw:line draw:name="Straight Connector 16_5" draw:style-name="gr3" draw:text-style-name="P1" draw:layer="layout" svg:x1="10.069cm" svg:y1="8.883cm" svg:x2="9.385cm" svg:y2="8.883cm">
          <text:p/>
        </draw:line>
        <draw:line draw:name="Straight Connector 18_5" draw:style-name="gr3" draw:text-style-name="P1" draw:layer="layout" svg:x1="9.385cm" svg:y1="9.844cm" svg:x2="9.385cm" svg:y2="8.883cm">
          <text:p/>
        </draw:line>
        <draw:line draw:name="Straight Connector 20_5" draw:style-name="gr3" draw:text-style-name="P1" draw:layer="layout" svg:x1="10.079cm" svg:y1="9.479cm" svg:x2="6.209cm" svg:y2="9.469cm">
          <text:p/>
        </draw:line>
        <draw:line draw:name="Straight Connector 22_5" draw:style-name="gr3" draw:text-style-name="P1" draw:layer="layout" svg:x1="10.068cm" svg:y1="11.155cm" svg:x2="6.19cm" svg:y2="11.141cm">
          <text:p/>
        </draw:line>
        <draw:line draw:name="Straight Connector 28_11" draw:style-name="gr3" draw:text-style-name="P1" draw:layer="layout" svg:x1="4.511cm" svg:y1="7.126cm" svg:x2="4.511cm" svg:y2="6.726cm">
          <text:p/>
        </draw:line>
        <draw:line draw:name="Straight Connector 30_10" draw:style-name="gr3" draw:text-style-name="P1" draw:layer="layout" svg:x1="4.511cm" svg:y1="6.726cm" svg:x2="6.2cm" svg:y2="6.726cm">
          <text:p/>
        </draw:line>
        <draw:line draw:name="Straight Connector 32_6" draw:style-name="gr3" draw:text-style-name="P1" draw:layer="layout" svg:x1="6.2cm" svg:y1="6.726cm" svg:x2="6.2cm" svg:y2="11.141cm">
          <text:p/>
        </draw:line>
        <draw:line draw:name="Straight Connector 38_6" draw:style-name="gr3" draw:text-style-name="P1" draw:layer="layout" svg:x1="4.552cm" svg:y1="12.2cm" svg:x2="4.552cm" svg:y2="13cm">
          <text:p/>
        </draw:line>
        <draw:line draw:name="Straight Connector 40_6" draw:style-name="gr3" draw:text-style-name="P1" draw:layer="layout" svg:x1="14.573cm" svg:y1="11.247cm" svg:x2="15.067cm" svg:y2="11.247cm">
          <text:p/>
        </draw:line>
        <draw:line draw:name="Straight Connector 42_6" draw:style-name="gr3" draw:text-style-name="P1" draw:layer="layout" svg:x1="15.067cm" svg:y1="10.911cm" svg:x2="15.067cm" svg:y2="13cm">
          <text:p/>
        </draw:line>
        <draw:line draw:name="Straight Connector 44_6" draw:style-name="gr3" draw:text-style-name="P1" draw:layer="layout" svg:x1="23.923cm" svg:y1="13cm" svg:x2="4.552cm" svg:y2="13cm">
          <text:p/>
        </draw:line>
        <draw:line draw:name="Straight Connector 47_5" draw:style-name="gr3" draw:text-style-name="P1" draw:layer="layout" svg:x1="10.065cm" svg:y1="10.15cm" svg:x2="6.821cm" svg:y2="10.143cm">
          <text:p/>
        </draw:line>
        <draw:line draw:name="Straight Connector 49_9" draw:style-name="gr3" draw:text-style-name="P1" draw:layer="layout" svg:x1="6.821cm" svg:y1="10.15cm" svg:x2="6.821cm" svg:y2="14.6cm">
          <text:p/>
        </draw:line>
        <draw:line draw:name="Straight Connector 51_10" draw:style-name="gr3" draw:text-style-name="P1" draw:layer="layout" svg:x1="6.821cm" svg:y1="14.6cm" svg:x2="25.354cm" svg:y2="14.6cm">
          <text:p/>
        </draw:line>
        <draw:line draw:name="Straight Connector 53_11" draw:style-name="gr3" draw:text-style-name="P1" draw:layer="layout" svg:x1="25.354cm" svg:y1="12.2cm" svg:x2="25.354cm" svg:y2="14.6cm">
          <text:p/>
        </draw:line>
        <draw:line draw:name="Straight Connector 96_5" draw:style-name="gr3" draw:text-style-name="P1" draw:layer="layout" svg:x1="14.59cm" svg:y1="10.911cm" svg:x2="15.067cm" svg:y2="10.911cm">
          <text:p/>
        </draw:line>
        <draw:custom-shape draw:name="Oval 107_5" draw:style-name="gr4" draw:text-style-name="P3" draw:layer="layout" svg:width="0.199cm" svg:height="0.199cm" svg:x="10.02cm" svg:y="11.0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6" draw:style-name="gr3" draw:text-style-name="P1" draw:layer="layout" svg:x1="21.9cm" svg:y1="14.6cm" svg:x2="21.926cm" svg:y2="10.018cm">
          <text:p/>
        </draw:line>
        <draw:line draw:name="Straight Connector 26_9" draw:style-name="gr3" draw:text-style-name="P1" draw:layer="layout" svg:x1="20.471cm" svg:y1="10.042cm" svg:x2="20.471cm" svg:y2="13cm">
          <text:p/>
        </draw:line>
        <draw:line draw:name="Straight Connector 73_0" draw:style-name="gr3" draw:text-style-name="P1" draw:layer="layout" svg:x1="10.028cm" svg:y1="10.464cm" svg:x2="8.628cm" svg:y2="10.464cm">
          <text:p/>
        </draw:line>
        <draw:line draw:name="Straight Connector 74_0" draw:style-name="gr3" draw:text-style-name="P1" draw:layer="layout" svg:x1="8.6cm" svg:y1="14.002cm" svg:x2="8.628cm" svg:y2="10.464cm">
          <text:p/>
        </draw:line>
        <draw:line draw:name="Straight Connector 76_0" draw:style-name="gr3" draw:text-style-name="P1" draw:layer="layout" svg:x1="8.6cm" svg:y1="14.002cm" svg:x2="24.644cm" svg:y2="14cm">
          <text:p/>
        </draw:line>
        <draw:line draw:name="Straight Connector 78_0" draw:style-name="gr3" draw:text-style-name="P1" draw:layer="layout" svg:x1="21.205cm" svg:y1="9.934cm" svg:x2="21.205cm" svg:y2="14.002cm">
          <text:p/>
        </draw:line>
        <draw:custom-shape draw:name="Oval 107_6" draw:style-name="gr4" draw:text-style-name="P3" draw:layer="layout" svg:width="0.199cm" svg:height="0.199cm" svg:x="10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7" draw:style-name="gr4" draw:text-style-name="P3" draw:layer="layout" svg:width="0.199cm" svg:height="0.199cm" svg:x="10.001cm" svg:y="9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8" draw:style-name="gr4" draw:text-style-name="P3" draw:layer="layout" svg:width="0.199cm" svg:height="0.199cm" svg:x="10.009cm" svg:y="9.7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9" draw:style-name="gr4" draw:text-style-name="P3" draw:layer="layout" svg:width="0.199cm" svg:height="0.199cm" svg:x="10.009cm" svg:y="10.0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0" draw:style-name="gr4" draw:text-style-name="P3" draw:layer="layout" svg:width="0.199cm" svg:height="0.199cm" svg:x="10.019cm" svg:y="10.3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1" draw:style-name="gr4" draw:text-style-name="P3" draw:layer="layout" svg:width="0.199cm" svg:height="0.199cm" svg:x="6.114cm" svg:y="9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2" draw:style-name="gr4" draw:text-style-name="P3" draw:layer="layout" svg:width="0.199cm" svg:height="0.199cm" svg:x="14.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3" draw:style-name="gr4" draw:text-style-name="P3" draw:layer="layout" svg:width="0.199cm" svg:height="0.199cm" svg:x="14.381cm" svg:y="11.1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4" draw:style-name="gr4" draw:text-style-name="P3" draw:layer="layout" svg:width="0.199cm" svg:height="0.199cm" svg:x="14.954cm" svg:y="11.1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2.6cm" svg:height="3.694cm" svg:x="23.3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custom-shape draw:name="Oval 107_15" draw:style-name="gr4" draw:text-style-name="P3" draw:layer="layout" svg:width="0.199cm" svg:height="0.199cm" svg:x="23.83cm" svg:y="9.8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6" draw:style-name="gr4" draw:text-style-name="P3" draw:layer="layout" svg:width="0.199cm" svg:height="0.199cm" svg:x="24.55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7" draw:style-name="gr4" draw:text-style-name="P3" draw:layer="layout" svg:width="0.199cm" svg:height="0.199cm" svg:x="14.399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8" draw:style-name="gr4" draw:text-style-name="P3" draw:layer="layout" svg:width="0.199cm" svg:height="0.199cm" svg:x="25.26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9" draw:style-name="gr4" draw:text-style-name="P3" draw:layer="layout" svg:width="0.199cm" svg:height="0.199cm" svg:x="20.378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0" draw:style-name="gr4" draw:text-style-name="P3" draw:layer="layout" svg:width="0.199cm" svg:height="0.199cm" svg:x="21.1cm" svg:y="9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1" draw:style-name="gr4" draw:text-style-name="P3" draw:layer="layout" svg:width="0.199cm" svg:height="0.199cm" svg:x="21.845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1" draw:style-name="gr30" draw:text-style-name="P17" draw:layer="layout" svg:x1="23.923cm" svg:y1="10.019cm" svg:x2="23.923cm" svg:y2="13cm">
          <text:p/>
        </draw:line>
        <draw:line draw:name="Straight Connector 78_1" draw:style-name="gr3" draw:text-style-name="P1" draw:layer="layout" svg:x1="24.644cm" svg:y1="9.958cm" svg:x2="24.644cm" svg:y2="14.026cm">
          <text:p/>
        </draw:line>
        <draw:line draw:name="Straight Connector 62_7" draw:style-name="gr3" draw:text-style-name="P1" draw:layer="layout" svg:x1="25.354cm" svg:y1="12.212cm" svg:x2="25.354cm" svg:y2="10.03cm">
          <text:p/>
        </draw:line>
        <draw:custom-shape draw:name="Oval 107_22" draw:style-name="gr4" draw:text-style-name="P3" draw:layer="layout" svg:width="0.199cm" svg:height="0.199cm" svg:x="21.796cm" svg:y="14.5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3" draw:style-name="gr4" draw:text-style-name="P3" draw:layer="layout" svg:width="0.199cm" svg:height="0.199cm" svg:x="21.105cm" svg:y="13.9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4" draw:style-name="gr4" draw:text-style-name="P3" draw:layer="layout" svg:width="0.199cm" svg:height="0.199cm" svg:x="20.356cm" svg:y="12.9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52_0" draw:style-name="gr31" draw:text-style-name="P4" draw:layer="layout" svg:width="0.999cm" svg:height="0.4cm" svg:x="7.245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7_25" draw:style-name="gr4" draw:text-style-name="P3" draw:layer="layout" svg:width="0.199cm" svg:height="0.199cm" svg:x="8.52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6" draw:style-name="gr4" draw:text-style-name="P3" draw:layer="layout" svg:width="0.199cm" svg:height="0.199cm" svg:x="6.711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6" draw:style-name="gr3" draw:text-style-name="P1" draw:layer="layout" svg:x1="6.888cm" svg:y1="12.146cm" svg:x2="7.245cm" svg:y2="12.146cm">
          <text:p/>
        </draw:line>
        <draw:line draw:name="Straight Connector 96_7" draw:style-name="gr3" draw:text-style-name="P1" draw:layer="layout" svg:x1="8.241cm" svg:y1="12.146cm" svg:x2="8.598cm" svg:y2="12.146cm">
          <text:p/>
        </draw:line>
        <draw:frame draw:style-name="gr32" draw:text-style-name="P9" draw:layer="layout" svg:width="1.332cm" svg:height="0.569cm" svg:x="7.096cm" svg:y="11.412cm">
          <draw:text-box>
            <text:p><text:span text:style-name="T2">4,7 k</text:span><text:span text:style-name="T6">Ω</text:span></text:p>
          </draw:text-box>
        </draw:frame>
        <draw:frame draw:name="Picture 60_0" draw:style-name="gr1" draw:text-style-name="P1" draw:layer="layout" svg:width="1.727cm" svg:height="2.307cm" svg:x="14.6cm" svg:y="2.293cm">
          <draw:image xlink:href="Pictures/100002010000011B0000017ADFFCF3A7811AA250.png" xlink:type="simple" xlink:show="embed" xlink:actuate="onLoad" loext:mime-type="image/png">
            <text:p/>
          </draw:image>
        </draw:frame>
        <draw:line draw:name="Straight Connector 49_10" draw:style-name="gr3" draw:text-style-name="P1" draw:layer="layout" svg:x1="6.821cm" svg:y1="5.693cm" svg:x2="6.821cm" svg:y2="10.143cm">
          <text:p/>
        </draw:line>
        <draw:line draw:name="Straight Connector 49_11" draw:style-name="gr3" draw:text-style-name="P1" draw:layer="layout" svg:x1="6.821cm" svg:y1="5.693cm" svg:x2="22.886cm" svg:y2="5.693cm">
          <text:p/>
        </draw:line>
        <draw:line draw:name="Straight Connector 49_12" draw:style-name="gr3" draw:text-style-name="P1" draw:layer="layout" svg:x1="16.125cm" svg:y1="5.693cm" svg:x2="16.125cm" svg:y2="4.41cm">
          <text:p/>
        </draw:line>
        <draw:custom-shape draw:name="Oval 107_27" draw:style-name="gr4" draw:text-style-name="P3" draw:layer="layout" svg:width="0.199cm" svg:height="0.199cm" svg:x="6.716cm" svg:y="10.0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8" draw:style-name="gr4" draw:text-style-name="P3" draw:layer="layout" svg:width="0.199cm" svg:height="0.199cm" svg:x="15.991cm" svg:y="4.3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13" draw:style-name="gr3" draw:text-style-name="P1" draw:layer="layout" svg:x1="15.8cm" svg:y1="13cm" svg:x2="15.8cm" svg:y2="4.4cm">
          <text:p/>
        </draw:line>
        <draw:custom-shape draw:name="Oval 107_29" draw:style-name="gr4" draw:text-style-name="P3" draw:layer="layout" svg:width="0.199cm" svg:height="0.199cm" svg:x="15.717cm" svg:y="12.9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0" draw:style-name="gr4" draw:text-style-name="P3" draw:layer="layout" svg:width="0.199cm" svg:height="0.199cm" svg:x="15.673cm" svg:y="4.3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8" draw:style-name="gr3" draw:text-style-name="P1" draw:layer="layout" svg:x1="14.4cm" svg:y1="9.6cm" svg:x2="15.493cm" svg:y2="9.6cm">
          <text:p/>
        </draw:line>
        <draw:line draw:name="Straight Connector 96_9" draw:style-name="gr3" draw:text-style-name="P1" draw:layer="layout" svg:x1="15.493cm" svg:y1="4.38cm" svg:x2="15.493cm" svg:y2="9.6cm">
          <text:p/>
        </draw:line>
        <draw:custom-shape draw:name="Oval 107_31" draw:style-name="gr4" draw:text-style-name="P3" draw:layer="layout" svg:width="0.199cm" svg:height="0.199cm" svg:x="14.384cm" svg:y="9.4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0" draw:style-name="gr3" draw:text-style-name="P1" draw:layer="layout" svg:x1="15.17cm" svg:y1="9.922cm" svg:x2="15.17cm" svg:y2="4.38cm">
          <text:p/>
        </draw:line>
        <draw:line draw:name="Straight Connector 96_11" draw:style-name="gr3" draw:text-style-name="P1" draw:layer="layout" svg:x1="15.17cm" svg:y1="9.922cm" svg:x2="14.45cm" svg:y2="9.936cm">
          <text:p/>
        </draw:line>
        <draw:custom-shape draw:name="Oval 107_32" draw:style-name="gr4" draw:text-style-name="P3" draw:layer="layout" svg:width="0.199cm" svg:height="0.199cm" svg:x="14.368cm" svg:y="9.8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3" draw:style-name="gr4" draw:text-style-name="P3" draw:layer="layout" svg:width="0.199cm" svg:height="0.199cm" svg:x="15.059cm" svg:y="4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4" draw:style-name="gr4" draw:text-style-name="P3" draw:layer="layout" svg:width="0.199cm" svg:height="0.199cm" svg:x="15.368cm" svg:y="4.3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5" draw:style-name="gr4" draw:text-style-name="P3" draw:layer="layout" svg:width="0.199cm" svg:height="0.199cm" svg:x="14.986cm" svg:y="12.8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38_0" draw:style-name="gr1" draw:text-style-name="P1" draw:layer="layout" svg:width="1.836cm" svg:height="2.236cm" svg:x="18.6cm" svg:y="2.4cm">
          <draw:image xlink:href="Pictures/10000201000001450000018C30D9A4B6FEB6901E.png" xlink:type="simple" xlink:show="embed" xlink:actuate="onLoad" loext:mime-type="image/png">
            <text:p/>
          </draw:image>
        </draw:frame>
        <draw:line draw:name="Straight Connector 49_14" draw:style-name="gr3" draw:text-style-name="P1" draw:layer="layout" svg:x1="22.886cm" svg:y1="4.332cm" svg:x2="22.87cm" svg:y2="5.721cm">
          <text:p/>
        </draw:line>
        <draw:line draw:name="Straight Connector 49_15" draw:style-name="gr3" draw:text-style-name="P1" draw:layer="layout" svg:x1="18.8cm" svg:y1="5.693cm" svg:x2="18.8cm" svg:y2="4.4cm">
          <text:p/>
        </draw:line>
        <draw:custom-shape draw:name="Oval 107_36" draw:style-name="gr4" draw:text-style-name="P3" draw:layer="layout" svg:width="0.199cm" svg:height="0.199cm" svg:x="9.999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7" draw:style-name="gr33" draw:text-style-name="P18" draw:layer="layout" svg:width="0.199cm" svg:height="0.199cm" svg:x="16.054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8" draw:style-name="gr4" draw:text-style-name="P3" draw:layer="layout" svg:width="0.199cm" svg:height="0.199cm" svg:x="18.684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0" draw:style-name="gr3" draw:text-style-name="P1" draw:layer="layout" svg:x1="19.235cm" svg:y1="4.405cm" svg:x2="19.235cm" svg:y2="13cm">
          <text:p/>
        </draw:line>
        <draw:custom-shape draw:name="Oval 107_39" draw:style-name="gr4" draw:text-style-name="P3" draw:layer="layout" svg:width="0.199cm" svg:height="0.199cm" svg:x="19.126cm" svg:y="12.8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0" draw:style-name="gr4" draw:text-style-name="P3" draw:layer="layout" svg:width="0.199cm" svg:height="0.199cm" svg:x="19.153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2" draw:style-name="gr3" draw:text-style-name="P1" draw:layer="layout" svg:x1="19.699cm" svg:y1="6.4cm" svg:x2="15.493cm" svg:y2="6.4cm">
          <text:p/>
        </draw:line>
        <draw:line draw:name="Straight Connector 96_13" draw:style-name="gr3" draw:text-style-name="P1" draw:layer="layout" svg:x1="19.699cm" svg:y1="6.4cm" svg:x2="19.699cm" svg:y2="4.379cm">
          <text:p/>
        </draw:line>
        <draw:custom-shape draw:name="Oval 107_41" draw:style-name="gr34" draw:text-style-name="P18" draw:layer="layout" svg:width="0.199cm" svg:height="0.199cm" svg:x="15.064cm" svg:y="6.6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4" draw:style-name="gr3" draw:text-style-name="P1" draw:layer="layout" svg:x1="20.162cm" svg:y1="6.8cm" svg:x2="15.17cm" svg:y2="6.8cm">
          <text:p/>
        </draw:line>
        <draw:line draw:name="Straight Connector 96_15" draw:style-name="gr3" draw:text-style-name="P1" draw:layer="layout" svg:x1="20.162cm" svg:y1="6.8cm" svg:x2="20.162cm" svg:y2="4.339cm">
          <text:p/>
        </draw:line>
        <draw:custom-shape draw:name="Oval 107_42" draw:style-name="gr35" draw:text-style-name="P18" draw:layer="layout" svg:width="0.199cm" svg:height="0.2cm" svg:x="15.396cm" svg:y="6.3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3" draw:style-name="gr36" draw:text-style-name="P18" draw:layer="layout" svg:width="0.199cm" svg:height="0.199cm" svg:x="19.592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4" draw:style-name="gr37" draw:text-style-name="P18" draw:layer="layout" svg:width="0.199cm" svg:height="0.199cm" svg:x="20.058cm" svg:y="4.3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6" draw:style-name="gr38" draw:text-style-name="P18" draw:layer="layout" svg:width="0.199cm" svg:height="0.199cm" svg:x="18.715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7" draw:style-name="gr39" draw:text-style-name="P18" draw:layer="layout" svg:width="0.199cm" svg:height="0.199cm" svg:x="22.8cm" svg:y="4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6" draw:style-name="gr3" draw:text-style-name="P1" draw:layer="layout" svg:x1="23.344cm" svg:y1="6cm" svg:x2="19.235cm" svg:y2="6cm">
          <text:p/>
        </draw:line>
        <draw:line draw:name="Straight Connector 96_17" draw:style-name="gr3" draw:text-style-name="P1" draw:layer="layout" svg:x1="23.344cm" svg:y1="6cm" svg:x2="23.344cm" svg:y2="4.305cm">
          <text:p/>
        </draw:line>
        <draw:custom-shape draw:name="Oval 107_48" draw:style-name="gr40" draw:text-style-name="P18" draw:layer="layout" svg:width="0.199cm" svg:height="0.199cm" svg:x="19.13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9" draw:style-name="gr41" draw:text-style-name="P18" draw:layer="layout" svg:width="0.199cm" svg:height="0.199cm" svg:x="23.236cm" svg:y="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8" draw:style-name="gr3" draw:text-style-name="P1" draw:layer="layout" svg:x1="19.7cm" svg:y1="6.4cm" svg:x2="23.8cm" svg:y2="6.4cm">
          <text:p/>
        </draw:line>
        <draw:line draw:name="Straight Connector 96_19" draw:style-name="gr3" draw:text-style-name="P1" draw:layer="layout" svg:x1="23.8cm" svg:y1="4.4cm" svg:x2="23.8cm" svg:y2="6.4cm">
          <text:p/>
        </draw:line>
        <draw:custom-shape draw:name="Oval 107_50" draw:style-name="gr42" draw:text-style-name="P18" draw:layer="layout" svg:width="0.199cm" svg:height="0.199cm" svg:x="19.58cm" svg:y="6.3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0" draw:style-name="gr3" draw:text-style-name="P1" draw:layer="layout" svg:x1="20.163cm" svg:y1="6.8cm" svg:x2="24.282cm" svg:y2="6.8cm">
          <text:p/>
        </draw:line>
        <draw:line draw:name="Straight Connector 96_21" draw:style-name="gr3" draw:text-style-name="P1" draw:layer="layout" svg:x1="24.282cm" svg:y1="4.317cm" svg:x2="24.282cm" svg:y2="6.8cm">
          <text:p/>
        </draw:line>
        <draw:custom-shape draw:name="Oval 107_51" draw:style-name="gr43" draw:text-style-name="P18" draw:layer="layout" svg:width="0.199cm" svg:height="0.199cm" svg:x="20.06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2" draw:style-name="gr44" draw:text-style-name="P18" draw:layer="layout" svg:width="0.199cm" svg:height="0.199cm" svg:x="23.7cm" svg:y="4.2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3" draw:style-name="gr45" draw:text-style-name="P18" draw:layer="layout" svg:width="0.199cm" svg:height="0.199cm" svg:x="24.187cm" svg:y="4.2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46" draw:text-style-name="P7" draw:layer="layout" svg:width="2.259cm" svg:height="0.962cm" draw:transform="rotate (1.57446151822408) translate (4.008cm 10.8cm)">
          <draw:text-box>
            <text:p>18650</text:p>
          </draw:text-box>
        </draw:frame>
        <draw:custom-shape draw:name="Oval 107_54" draw:style-name="gr4" draw:text-style-name="P3" draw:layer="layout" svg:width="0.199cm" svg:height="0.199cm" svg:x="4.417cm" svg:y="6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5" draw:style-name="gr4" draw:text-style-name="P3" draw:layer="layout" svg:width="0.199cm" svg:height="0.199cm" svg:x="4.44cm" svg:y="12.0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457cm" svg:height="1cm" svg:x="9.343cm" svg:y="11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_6" draw:style-name="gr3" draw:text-style-name="P1" draw:layer="layout" svg:x1="10.104cm" svg:y1="10.831cm" svg:x2="9.697cm" svg:y2="10.831cm">
          <text:p/>
        </draw:line>
        <draw:line draw:name="Straight Connector 22_7" draw:style-name="gr3" draw:text-style-name="P1" draw:layer="layout" svg:x1="9.697cm" svg:y1="11.655cm" svg:x2="9.697cm" svg:y2="10.831cm">
          <text:p/>
        </draw:line>
        <draw:custom-shape draw:name="Oval 107_56" draw:style-name="gr47" draw:text-style-name="P18" draw:layer="layout" svg:width="0.199cm" svg:height="0.2cm" svg:x="10.033cm" svg:y="10.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2_8" draw:style-name="gr3" draw:text-style-name="P1" draw:layer="layout" svg:x1="9.697cm" svg:y1="12.502cm" svg:x2="9.697cm" svg:y2="13cm">
          <text:p/>
        </draw:line>
        <draw:custom-shape draw:name="Oval 107_57" draw:style-name="gr4" draw:text-style-name="P3" draw:layer="layout" svg:width="0.199cm" svg:height="0.199cm" svg:x="9.596cm" svg:y="12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g draw:name="Group 17_6">
          <draw:frame draw:name="Picture 2_15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6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6" draw:style-name="gr3" draw:text-style-name="P1" draw:layer="layout" svg:x1="9.251cm" svg:y1="7.801cm" svg:x2="8.618cm" svg:y2="7.801cm">
          <text:p/>
        </draw:line>
        <draw:line draw:name="Straight Connector 16_6" draw:style-name="gr3" draw:text-style-name="P1" draw:layer="layout" svg:x1="9.851cm" svg:y1="6cm" svg:x2="8.618cm" svg:y2="6cm">
          <text:p/>
        </draw:line>
        <draw:line draw:name="Straight Connector 18_6" draw:style-name="gr3" draw:text-style-name="P1" draw:layer="layout" svg:x1="8.618cm" svg:y1="7.801cm" svg:x2="8.618cm" svg:y2="6cm">
          <text:p/>
        </draw:line>
        <draw:line draw:name="Straight Connector 20_6" draw:style-name="gr3" draw:text-style-name="P1" draw:layer="layout" svg:x1="9.851cm" svg:y1="7.201cm" svg:x2="6.251cm" svg:y2="7.201cm">
          <text:p/>
        </draw:line>
        <draw:line draw:name="Straight Connector 22_9" draw:style-name="gr3" draw:text-style-name="P1" draw:layer="layout" svg:x1="9.651cm" svg:y1="10.001cm" svg:x2="8.051cm" svg:y2="10.001cm">
          <text:p/>
        </draw:line>
        <draw:line draw:name="Straight Connector 30_11" draw:style-name="gr3" draw:text-style-name="P1" draw:layer="layout" svg:x1="4.551cm" svg:y1="3cm" svg:x2="6.251cm" svg:y2="3cm">
          <text:p/>
        </draw:line>
        <draw:line draw:name="Straight Connector 32_7" draw:style-name="gr3" draw:text-style-name="P1" draw:layer="layout" svg:x1="6.251cm" svg:y1="3cm" svg:x2="6.251cm" svg:y2="10.001cm">
          <text:p/>
        </draw:line>
        <draw:line draw:name="Straight Connector 34_5" draw:style-name="gr3" draw:text-style-name="P1" draw:layer="layout" svg:x1="6.251cm" svg:y1="10.001cm" svg:x2="8.051cm" svg:y2="10.001cm">
          <text:p/>
        </draw:line>
        <draw:custom-shape draw:name="Oval 35_6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7" draw:style-name="gr3" draw:text-style-name="P1" draw:layer="layout" svg:x1="16.252cm" svg:y1="10.201cm" svg:x2="16.852cm" svg:y2="10.201cm">
          <text:p/>
        </draw:line>
        <draw:line draw:name="Straight Connector 42_7" draw:style-name="gr3" draw:text-style-name="P1" draw:layer="layout" svg:x1="16.852cm" svg:y1="9.601cm" svg:x2="16.852cm" svg:y2="12.999cm">
          <text:p/>
        </draw:line>
        <draw:line draw:name="Straight Connector 44_7" draw:style-name="gr3" draw:text-style-name="P1" draw:layer="layout" svg:x1="16.852cm" svg:y1="12.999cm" svg:x2="4.551cm" svg:y2="12.999cm">
          <text:p/>
        </draw:line>
        <draw:line draw:name="Straight Connector 47_6" draw:style-name="gr3" draw:text-style-name="P1" draw:layer="layout" svg:x1="9.251cm" svg:y1="8.401cm" svg:x2="7.851cm" svg:y2="8.401cm">
          <text:p/>
        </draw:line>
        <draw:line draw:name="Straight Connector 49_16" draw:style-name="gr3" draw:text-style-name="P1" draw:layer="layout" svg:x1="7.851cm" svg:y1="8.401cm" svg:x2="7.851cm" svg:y2="1.4cm">
          <text:p/>
        </draw:line>
        <draw:line draw:name="Straight Connector 51_11" draw:style-name="gr3" draw:text-style-name="P1" draw:layer="layout" svg:x1="7.851cm" svg:y1="1.4cm" svg:x2="18.602cm" svg:y2="1.4cm">
          <text:p/>
        </draw:line>
        <draw:line draw:name="Straight Connector 1041_5" draw:style-name="gr3" draw:text-style-name="P1" draw:layer="layout" svg:x1="16.852cm" svg:y1="12.999cm" svg:x2="21.8cm" svg:y2="12.999cm">
          <text:p/>
        </draw:line>
        <draw:custom-shape draw:name="Oval 85_5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2" draw:style-name="gr3" draw:text-style-name="P1" draw:layer="layout" svg:x1="16.375cm" svg:y1="9.601cm" svg:x2="16.852cm" svg:y2="9.601cm">
          <text:p/>
        </draw:line>
        <draw:custom-shape draw:name="Oval 99_5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5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5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5" draw:style-name="gr4" draw:text-style-name="P3" draw:layer="layout" svg:width="0.399cm" svg:height="0.399cm" svg:x="9.3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5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5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5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5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2" draw:style-name="gr3" draw:text-style-name="P1" draw:layer="layout" svg:x1="21.8cm" svg:y1="5.8cm" svg:x2="21.8cm" svg:y2="12.999cm">
          <text:p/>
        </draw:line>
        <draw:custom-shape draw:name="Oval 68_4" draw:style-name="gr4" draw:text-style-name="P3" draw:layer="layout" svg:width="0.399cm" svg:height="0.399cm" svg:x="18.388cm" svg:y="8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_1" draw:style-name="gr3" draw:text-style-name="P1" draw:layer="layout" svg:x1="18.6cm" svg:y1="9.147cm" svg:x2="19.6cm" svg:y2="9.147cm">
          <text:p/>
        </draw:line>
        <draw:line draw:name="Straight Connector 74_1" draw:style-name="gr3" draw:text-style-name="P1" draw:layer="layout" svg:x1="18.6cm" svg:y1="12.4cm" svg:x2="18.6cm" svg:y2="2.6cm">
          <text:p/>
        </draw:line>
        <draw:custom-shape draw:name="Oval 68_5" draw:style-name="gr4" draw:text-style-name="P3" draw:layer="layout" svg:width="0.399cm" svg:height="0.399cm" svg:x="18.401cm" svg:y="1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6" draw:style-name="gr4" draw:text-style-name="P3" draw:layer="layout" svg:width="0.399cm" svg:height="0.399cm" svg:x="18.4cm" svg:y="2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0" draw:style-name="gr48" draw:text-style-name="P4" draw:layer="layout" svg:width="1.299cm" svg:height="0.546cm" svg:x="19.6cm" svg:y="8.8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3" draw:style-name="gr3" draw:text-style-name="P1" draw:layer="layout" svg:x1="21.8cm" svg:y1="9.147cm" svg:x2="20.903cm" svg:y2="9.155cm">
          <text:p/>
        </draw:line>
        <draw:custom-shape draw:name="Oval 99_6" draw:style-name="gr4" draw:text-style-name="P3" draw:layer="layout" svg:width="0.399cm" svg:height="0.399cm" svg:x="18.401cm" svg:y="5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0" draw:style-name="gr49" draw:text-style-name="P6" draw:layer="layout" svg:width="1.214cm" svg:height="0.381cm" draw:transform="rotate (0.0155334303427495) translate (19.679cm 8.419cm)">
          <text:p text:style-name="P5"><text:span text:style-name="T1">1 M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4" draw:style-name="gr3" draw:text-style-name="P1" draw:layer="layout" svg:x1="20cm" svg:y1="5.8cm" svg:x2="18.6cm" svg:y2="5.8cm">
          <text:p/>
        </draw:line>
        <draw:line draw:name="Straight Connector 26_15" draw:style-name="gr3" draw:text-style-name="P1" draw:layer="layout" svg:x1="20.2cm" svg:y1="5.8cm" svg:x2="21.8cm" svg:y2="5.8cm">
          <text:p/>
        </draw:line>
        <draw:custom-shape draw:name="Oval 85_6" draw:style-name="gr4" draw:text-style-name="P3" draw:layer="layout" svg:width="0.399cm" svg:height="0.399cm" svg:x="21.6cm" svg:y="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6" draw:style-name="gr3" draw:text-style-name="P1" draw:layer="layout" svg:x1="20cm" svg:y1="5.4cm" svg:x2="20cm" svg:y2="6.2cm">
          <text:p/>
        </draw:line>
        <draw:line draw:name="Straight Connector 26_17" draw:style-name="gr3" draw:text-style-name="P1" draw:layer="layout" svg:x1="20.2cm" svg:y1="5.4cm" svg:x2="20.2cm" svg:y2="6.2cm">
          <text:p/>
        </draw:line>
        <draw:custom-shape draw:name="TextBox 58_1" draw:style-name="gr50" draw:text-style-name="P6" draw:layer="layout" svg:width="0.994cm" svg:height="0.381cm" draw:transform="rotate (0.0155334303427495) translate (19.6cm 4.819cm)">
          <text:p text:style-name="P5"><text:span text:style-name="T1">100 n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_12" draw:style-name="gr3" draw:text-style-name="P1" draw:layer="layout" svg:x1="7.852cm" svg:y1="12.4cm" svg:x2="18.6cm" svg:y2="12.4cm">
          <text:p/>
        </draw:line>
        <draw:line draw:name="Straight Connector 51_13" draw:style-name="gr3" draw:text-style-name="P1" draw:layer="layout" svg:x1="7.852cm" svg:y1="12.4cm" svg:x2="7.852cm" svg:y2="9cm">
          <text:p/>
        </draw:line>
        <draw:line draw:name="Straight Connector 51_14" draw:style-name="gr3" draw:text-style-name="P1" draw:layer="layout" svg:x1="9.2cm" svg:y1="9cm" svg:x2="7.852cm" svg:y2="9cm">
          <text:p/>
        </draw:line>
        <draw:custom-shape draw:name="Oval 109_6" draw:style-name="gr4" draw:text-style-name="P3" draw:layer="layout" svg:width="0.399cm" svg:height="0.399cm" svg:x="9.05cm" svg:y="8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864cm" svg:height="1.293cm" svg:x="18.936cm" svg:y="1.107cm">
          <draw:image xlink:href="Pictures/100002010000007F000000BECA3468DF9C5B3485.png" xlink:type="simple" xlink:show="embed" xlink:actuate="onLoad" loext:mime-type="image/png">
            <text:p/>
          </draw:image>
        </draw:frame>
        <draw:line draw:name="Straight Connector 28_12" draw:style-name="gr3" draw:text-style-name="P1" draw:layer="layout" svg:x1="4.583cm" svg:y1="7.748cm" svg:x2="4.583cm" svg:y2="3.001cm">
          <text:p/>
        </draw:line>
        <draw:line draw:name="Straight Connector 38_7" draw:style-name="gr3" draw:text-style-name="P1" draw:layer="layout" svg:x1="4.584cm" svg:y1="7.948cm" svg:x2="4.583cm" svg:y2="13cm">
          <text:p/>
        </draw:line>
        <draw:line draw:name="Straight Connector 47_9" draw:style-name="gr3" draw:text-style-name="P1" draw:layer="layout" svg:x1="4.984cm" svg:y1="7.748cm" svg:x2="4.184cm" svg:y2="7.748cm">
          <text:p/>
        </draw:line>
        <draw:line draw:name="Straight Connector 47_10" draw:style-name="gr3" draw:text-style-name="P1" draw:layer="layout" svg:x1="4.784cm" svg:y1="7.948cm" svg:x2="4.384cm" svg:y2="7.948cm">
          <text:p/>
        </draw:line>
        <draw:frame draw:style-name="gr7" draw:text-style-name="P7" draw:layer="layout" svg:width="1.984cm" svg:height="0.962cm" svg:x="2.2cm" svg:y="7.386cm">
          <draw:text-box>
            <text:p>3.3 V</text:p>
          </draw:text-box>
        </draw:frame>
        <draw:frame draw:style-name="gr8" draw:text-style-name="P7" draw:layer="layout" svg:width="0.875cm" svg:height="0.962cm" svg:x="4.509cm" svg:y="6.986cm">
          <draw:text-box>
            <text:p>+</text:p>
          </draw:text-box>
        </draw:frame>
        <draw:frame draw:style-name="gr9" draw:text-style-name="P8" draw:layer="layout" svg:width="0.888cm" svg:height="1.946cm" svg:x="6.311cm" svg:y="10.103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59_4" draw:style-name="gr3" draw:text-style-name="P1" draw:layer="layout" svg:x1="9.08cm" svg:y1="9.515cm" svg:x2="6.982cm" svg:y2="9.513cm">
          <text:p/>
        </draw:line>
        <draw:line draw:name="Straight Connector 59_5" draw:style-name="gr3" draw:text-style-name="P1" draw:layer="layout" svg:x1="6.982cm" svg:y1="10.313cm" svg:x2="6.982cm" svg:y2="9.513cm">
          <text:p/>
        </draw:line>
        <draw:line draw:name="Straight Connector 59_6" draw:style-name="gr3" draw:text-style-name="P1" draw:layer="layout" svg:x1="6.982cm" svg:y1="11.713cm" svg:x2="6.982cm" svg:y2="12.965cm">
          <text:p/>
        </draw:line>
        <draw:custom-shape draw:name="Oval 108_1" draw:style-name="gr4" draw:text-style-name="P3" draw:layer="layout" svg:width="0.399cm" svg:height="0.399cm" svg:x="9.08cm" svg:y="9.3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" draw:text-style-name="P9" draw:layer="layout" svg:width="1.383cm" svg:height="0.569cm" svg:x="5.2cm" svg:y="10.7cm">
          <draw:text-box>
            <text:p><text:span text:style-name="T2">Pairing</text:span></text:p>
          </draw:text-box>
        </draw:frame>
        <draw:custom-shape draw:name="Oval 85_18" draw:style-name="gr4" draw:text-style-name="P3" draw:layer="layout" svg:width="0.399cm" svg:height="0.399cm" svg:x="6.801cm" svg:y="12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draw:name="Picture 5" draw:style-name="gr1" draw:text-style-name="P1" draw:layer="layout" svg:width="4.935cm" svg:height="6.592cm" svg:x="11.265cm" svg:y="1.008cm">
          <draw:image xlink:href="Pictures/100002010000011B0000017ADFFCF3A7811AA250.png" xlink:type="simple" xlink:show="embed" xlink:actuate="onLoad" loext:mime-type="image/png">
            <text:p/>
          </draw:image>
        </draw:frame>
        <draw:frame draw:name="Picture 6" draw:style-name="gr1" draw:text-style-name="P1" draw:layer="layout" svg:width="4.603cm" svg:height="4.418cm" draw:transform="skewX (-9.15526267501265E-017) rotate (0.918915851175015) translate (19.895cm 4.659cm)">
          <draw:image xlink:href="Pictures/10000201000000AE000000A7F914513FF5D43E4E.png" xlink:type="simple" xlink:show="embed" xlink:actuate="onLoad" loext:mime-type="image/png">
            <text:p/>
          </draw:image>
        </draw:frame>
        <draw:frame draw:name="Picture 7" draw:style-name="gr1" draw:text-style-name="P1" draw:layer="layout" svg:width="8.29cm" svg:height="4.673cm" svg:x="2.093cm" svg:y="1.323cm">
          <draw:image xlink:href="Pictures/100002010000023D0000014324582D744FFCBB9F.png" xlink:type="simple" xlink:show="embed" xlink:actuate="onLoad" loext:mime-type="image/png">
            <text:p/>
          </draw:image>
        </draw:frame>
        <draw:frame draw:name="Picture 8_1" draw:style-name="gr1" draw:text-style-name="P1" draw:layer="layout" svg:width="8.715cm" svg:height="5.389cm" svg:x="2.741cm" svg:y="7.924cm">
          <draw:image xlink:href="Pictures/100002010000030D000001E340B13DFEF066E4DA.png" xlink:type="simple" xlink:show="embed" xlink:actuate="onLoad" loext:mime-type="image/png">
            <text:p/>
          </draw:image>
        </draw:frame>
        <draw:frame draw:name="Picture 10" draw:style-name="gr1" draw:text-style-name="P1" draw:layer="layout" svg:width="8.447cm" svg:height="3.746cm" draw:transform="rotate (-1.5707963267949) translate (24.639cm 6.724cm)">
          <draw:image xlink:href="Pictures/10000201000002BB00000136729296E691E94F27.png" xlink:type="simple" xlink:show="embed" xlink:actuate="onLoad" loext:mime-type="image/png">
            <text:p/>
          </draw:image>
        </draw:frame>
        <draw:frame draw:style-name="gr9" draw:text-style-name="P8" draw:layer="layout" svg:width="2.11cm" svg:height="3.647cm" svg:x="25.2cm" svg:y="10.8cm">
          <draw:image xlink:href="Pictures/10000201000000D900000177A885479B583077CF.png" xlink:type="simple" xlink:show="embed" xlink:actuate="onLoad" loext:mime-type="image/png">
            <text:p/>
          </draw:image>
        </draw:frame>
        <draw:frame draw:style-name="gr9" draw:text-style-name="P8" draw:layer="layout" svg:width="1.778cm" svg:height="3.894cm" svg:x="25.022cm" svg:y="5.506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7.714cm" svg:height="4.684cm" svg:x="12cm" svg:y="9.316cm">
          <draw:image xlink:href="Pictures/10000201000001EE0000012C1A8802D30C98F2CA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draw:name="Picture 2_14" draw:style-name="gr1" draw:text-style-name="P1" draw:layer="layout" svg:width="15.429cm" svg:height="10.2cm" svg:x="-2.225cm" svg:y="2.788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6_0" draw:style-name="gr12" draw:text-style-name="P2" draw:layer="layout" svg:width="5.028cm" svg:height="6cm" svg:x="8.372cm" svg:y="3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5" draw:style-name="gr12" draw:text-style-name="P2" draw:layer="layout" svg:width="5.028cm" svg:height="6cm" svg:x="-2.421cm" svg:y="3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5" draw:style-name="gr51" draw:text-style-name="P12" draw:layer="layout" svg:width="6.196cm" svg:height="1.765cm" svg:x="2.175cm" svg:y="11.235cm">
          <text:p text:style-name="P11"><text:span text:style-name="T3">5V US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6.832cm" svg:height="2.027cm" svg:x="12.568cm" svg:y="7.973cm">
          <draw:image xlink:href="Pictures/10000201000002AC000000CBE4E1392B3492AD2F.png" xlink:type="simple" xlink:show="embed" xlink:actuate="onLoad" loext:mime-type="image/png">
            <text:p/>
          </draw:image>
        </draw:frame>
        <draw:g draw:name="Group 17_5">
          <draw:frame draw:name="Picture 2_16" draw:style-name="gr1" draw:text-style-name="P1" draw:layer="layout" svg:width="5.582cm" svg:height="7.919cm" svg:x="21.8cm" svg:y="2.281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5" draw:style-name="gr52" draw:text-style-name="P2" draw:layer="layout" svg:width="0.378cm" svg:height="0.609cm" svg:x="24.843cm" svg:y="6.4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9_17" draw:style-name="gr3" draw:text-style-name="P1" draw:layer="layout" svg:x1="19.4cm" svg:y1="9.4cm" svg:x2="21cm" svg:y2="9.4cm">
          <text:p/>
        </draw:line>
        <draw:line draw:name="Straight Connector 49_18" draw:style-name="gr3" draw:text-style-name="P1" draw:layer="layout" svg:x1="21cm" svg:y1="6cm" svg:x2="21cm" svg:y2="9.4cm">
          <text:p/>
        </draw:line>
        <draw:line draw:name="Straight Connector 49_19" draw:style-name="gr3" draw:text-style-name="P1" draw:layer="layout" svg:x1="21cm" svg:y1="6cm" svg:x2="22.6cm" svg:y2="6cm">
          <text:p/>
        </draw:line>
        <draw:line draw:name="Straight Connector 49_20" draw:style-name="gr3" draw:text-style-name="P1" draw:layer="layout" svg:x1="22.4cm" svg:y1="8.2cm" svg:x2="21cm" svg:y2="8.2cm">
          <text:p/>
        </draw:line>
        <draw:line draw:name="Straight Connector 49_21" draw:style-name="gr3" draw:text-style-name="P1" draw:layer="layout" svg:x1="19.4cm" svg:y1="9cm" svg:x2="20.2cm" svg:y2="9cm">
          <text:p/>
        </draw:line>
        <draw:line draw:name="Straight Connector 49_22" draw:style-name="gr3" draw:text-style-name="P1" draw:layer="layout" svg:x1="19.4cm" svg:y1="9cm" svg:x2="21.8cm" svg:y2="9cm">
          <text:p/>
        </draw:line>
        <draw:line draw:name="Straight Connector 49_23" draw:style-name="gr3" draw:text-style-name="P1" draw:layer="layout" svg:x1="21.8cm" svg:y1="10.2cm" svg:x2="21.8cm" svg:y2="9cm">
          <text:p/>
        </draw:line>
        <draw:line draw:name="Straight Connector 49_24" draw:style-name="gr3" draw:text-style-name="P1" draw:layer="layout" svg:x1="21.8cm" svg:y1="10.2cm" svg:x2="27cm" svg:y2="10.2cm">
          <text:p/>
        </draw:line>
        <draw:line draw:name="Straight Connector 49_25" draw:style-name="gr3" draw:text-style-name="P1" draw:layer="layout" svg:x1="27cm" svg:y1="7cm" svg:x2="27cm" svg:y2="10.2cm">
          <text:p/>
        </draw:line>
        <draw:line draw:name="Straight Connector 49_26" draw:style-name="gr3" draw:text-style-name="P1" draw:layer="layout" svg:x1="27cm" svg:y1="7.8cm" svg:x2="26.6cm" svg:y2="7.8cm">
          <text:p/>
        </draw:line>
        <draw:line draw:name="Straight Connector 49_27" draw:style-name="gr3" draw:text-style-name="P1" draw:layer="layout" svg:x1="27cm" svg:y1="8.2cm" svg:x2="26.6cm" svg:y2="8.2cm">
          <text:p/>
        </draw:line>
        <draw:custom-shape draw:name="Oval 85_8" draw:style-name="gr4" draw:text-style-name="P3" draw:layer="layout" svg:width="0.399cm" svg:height="0.399cm" svg:x="20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9" draw:style-name="gr4" draw:text-style-name="P3" draw:layer="layout" svg:width="0.399cm" svg:height="0.399cm" svg:x="26.801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28" draw:style-name="gr3" draw:text-style-name="P1" draw:layer="layout" svg:x1="26.6cm" svg:y1="5.8cm" svg:x2="27.382cm" svg:y2="5.8cm">
          <text:p/>
        </draw:line>
        <draw:line draw:name="Straight Connector 49_29" draw:style-name="gr3" draw:text-style-name="P1" draw:layer="layout" svg:x1="27.4cm" svg:y1="1.6cm" svg:x2="27.382cm" svg:y2="5.8cm">
          <text:p/>
        </draw:line>
        <draw:line draw:name="Straight Connector 49_30" draw:style-name="gr3" draw:text-style-name="P1" draw:layer="layout" svg:x1="20.372cm" svg:y1="8.713cm" svg:x2="20.4cm" svg:y2="1.6cm">
          <text:p/>
        </draw:line>
        <draw:line draw:name="Straight Connector 49_31" draw:style-name="gr3" draw:text-style-name="P1" draw:layer="layout" svg:x1="20.372cm" svg:y1="8.714cm" svg:x2="19.409cm" svg:y2="8.732cm">
          <text:p/>
        </draw:line>
        <draw:line draw:name="Straight Connector 49_32" draw:style-name="gr3" draw:text-style-name="P1" draw:layer="layout" svg:x1="27.4cm" svg:y1="1.6cm" svg:x2="20.4cm" svg:y2="1.601cm">
          <text:p/>
        </draw:line>
        <draw:line draw:name="Straight Connector 49_33" draw:style-name="gr3" draw:text-style-name="P1" draw:layer="layout" svg:x1="26.6cm" svg:y1="5.4cm" svg:x2="27cm" svg:y2="5.4cm">
          <text:p/>
        </draw:line>
        <draw:line draw:name="Straight Connector 49_34" draw:style-name="gr3" draw:text-style-name="P1" draw:layer="layout" svg:x1="27cm" svg:y1="2cm" svg:x2="27cm" svg:y2="5.4cm">
          <text:p/>
        </draw:line>
        <draw:line draw:name="Straight Connector 49_35" draw:style-name="gr3" draw:text-style-name="P1" draw:layer="layout" svg:x1="27cm" svg:y1="2cm" svg:x2="19.8cm" svg:y2="2cm">
          <text:p/>
        </draw:line>
        <draw:line draw:name="Straight Connector 49_36" draw:style-name="gr3" draw:text-style-name="P1" draw:layer="layout" svg:x1="19.8cm" svg:y1="8.4cm" svg:x2="19.8cm" svg:y2="2cm">
          <text:p/>
        </draw:line>
        <draw:line draw:name="Straight Connector 49_37" draw:style-name="gr3" draw:text-style-name="P1" draw:layer="layout" svg:x1="19.8cm" svg:y1="8.4cm" svg:x2="19.4cm" svg:y2="8.4cm">
          <text:p/>
        </draw:line>
        <draw:line draw:name="Straight Connector 49_38" draw:style-name="gr3" draw:text-style-name="P1" draw:layer="layout" svg:x1="27cm" svg:y1="7cm" svg:x2="26.6cm" svg:y2="7cm">
          <text:p/>
        </draw:line>
        <draw:custom-shape draw:name="Oval 85_10" draw:style-name="gr4" draw:text-style-name="P3" draw:layer="layout" svg:width="0.399cm" svg:height="0.399cm" svg:x="26.801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draw:name="Picture 2_17" draw:style-name="gr1" draw:text-style-name="P1" draw:layer="layout" svg:width="15.429cm" svg:height="10.2cm" svg:x="1.171cm" svg:y="2.788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8_6" draw:style-name="gr12" draw:text-style-name="P2" draw:layer="layout" svg:width="5.028cm" svg:height="6cm" svg:x="-2.421cm" svg:y="3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_7">
          <draw:frame draw:name="Picture 2_18" draw:style-name="gr1" draw:text-style-name="P1" draw:layer="layout" svg:width="5.582cm" svg:height="7.919cm" svg:x="21.8cm" svg:y="2.281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7" draw:style-name="gr52" draw:text-style-name="P2" draw:layer="layout" svg:width="0.378cm" svg:height="0.609cm" svg:x="24.843cm" svg:y="6.4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9_44" draw:style-name="gr3" draw:text-style-name="P1" draw:layer="layout" svg:x1="19.4cm" svg:y1="9.4cm" svg:x2="21cm" svg:y2="9.4cm">
          <text:p/>
        </draw:line>
        <draw:line draw:name="Straight Connector 49_45" draw:style-name="gr3" draw:text-style-name="P1" draw:layer="layout" svg:x1="21cm" svg:y1="6cm" svg:x2="21cm" svg:y2="9.4cm">
          <text:p/>
        </draw:line>
        <draw:line draw:name="Straight Connector 49_46" draw:style-name="gr3" draw:text-style-name="P1" draw:layer="layout" svg:x1="21cm" svg:y1="6cm" svg:x2="22.6cm" svg:y2="6cm">
          <text:p/>
        </draw:line>
        <draw:line draw:name="Straight Connector 49_47" draw:style-name="gr3" draw:text-style-name="P1" draw:layer="layout" svg:x1="22.4cm" svg:y1="8.2cm" svg:x2="21cm" svg:y2="8.2cm">
          <text:p/>
        </draw:line>
        <draw:line draw:name="Straight Connector 49_48" draw:style-name="gr3" draw:text-style-name="P1" draw:layer="layout" svg:x1="19.4cm" svg:y1="9cm" svg:x2="20.2cm" svg:y2="9cm">
          <text:p/>
        </draw:line>
        <draw:line draw:name="Straight Connector 49_49" draw:style-name="gr3" draw:text-style-name="P1" draw:layer="layout" svg:x1="19.4cm" svg:y1="9cm" svg:x2="21.8cm" svg:y2="9cm">
          <text:p/>
        </draw:line>
        <draw:line draw:name="Straight Connector 49_50" draw:style-name="gr3" draw:text-style-name="P1" draw:layer="layout" svg:x1="21.8cm" svg:y1="10.2cm" svg:x2="21.8cm" svg:y2="9cm">
          <text:p/>
        </draw:line>
        <draw:line draw:name="Straight Connector 49_51" draw:style-name="gr3" draw:text-style-name="P1" draw:layer="layout" svg:x1="21.8cm" svg:y1="10.2cm" svg:x2="27cm" svg:y2="10.2cm">
          <text:p/>
        </draw:line>
        <draw:line draw:name="Straight Connector 49_52" draw:style-name="gr3" draw:text-style-name="P1" draw:layer="layout" svg:x1="27cm" svg:y1="7cm" svg:x2="27cm" svg:y2="10.2cm">
          <text:p/>
        </draw:line>
        <draw:line draw:name="Straight Connector 49_53" draw:style-name="gr3" draw:text-style-name="P1" draw:layer="layout" svg:x1="27cm" svg:y1="7.8cm" svg:x2="26.6cm" svg:y2="7.8cm">
          <text:p/>
        </draw:line>
        <draw:line draw:name="Straight Connector 49_54" draw:style-name="gr3" draw:text-style-name="P1" draw:layer="layout" svg:x1="27cm" svg:y1="8.2cm" svg:x2="26.6cm" svg:y2="8.2cm">
          <text:p/>
        </draw:line>
        <draw:custom-shape draw:name="Oval 85_11" draw:style-name="gr4" draw:text-style-name="P3" draw:layer="layout" svg:width="0.399cm" svg:height="0.399cm" svg:x="20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12" draw:style-name="gr4" draw:text-style-name="P3" draw:layer="layout" svg:width="0.399cm" svg:height="0.399cm" svg:x="26.801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55" draw:style-name="gr3" draw:text-style-name="P1" draw:layer="layout" svg:x1="26.6cm" svg:y1="5.8cm" svg:x2="27.382cm" svg:y2="5.8cm">
          <text:p/>
        </draw:line>
        <draw:line draw:name="Straight Connector 49_56" draw:style-name="gr3" draw:text-style-name="P1" draw:layer="layout" svg:x1="27.4cm" svg:y1="1.6cm" svg:x2="27.382cm" svg:y2="5.8cm">
          <text:p/>
        </draw:line>
        <draw:line draw:name="Straight Connector 49_57" draw:style-name="gr3" draw:text-style-name="P1" draw:layer="layout" svg:x1="20.372cm" svg:y1="8.713cm" svg:x2="20.4cm" svg:y2="1.6cm">
          <text:p/>
        </draw:line>
        <draw:line draw:name="Straight Connector 49_58" draw:style-name="gr3" draw:text-style-name="P1" draw:layer="layout" svg:x1="20.372cm" svg:y1="8.714cm" svg:x2="19.409cm" svg:y2="8.732cm">
          <text:p/>
        </draw:line>
        <draw:line draw:name="Straight Connector 49_59" draw:style-name="gr3" draw:text-style-name="P1" draw:layer="layout" svg:x1="27.4cm" svg:y1="1.6cm" svg:x2="20.4cm" svg:y2="1.601cm">
          <text:p/>
        </draw:line>
        <draw:line draw:name="Straight Connector 49_60" draw:style-name="gr3" draw:text-style-name="P1" draw:layer="layout" svg:x1="26.6cm" svg:y1="5.4cm" svg:x2="27cm" svg:y2="5.4cm">
          <text:p/>
        </draw:line>
        <draw:line draw:name="Straight Connector 49_61" draw:style-name="gr3" draw:text-style-name="P1" draw:layer="layout" svg:x1="27cm" svg:y1="2cm" svg:x2="27cm" svg:y2="5.4cm">
          <text:p/>
        </draw:line>
        <draw:line draw:name="Straight Connector 49_62" draw:style-name="gr3" draw:text-style-name="P1" draw:layer="layout" svg:x1="27cm" svg:y1="2cm" svg:x2="19.8cm" svg:y2="2cm">
          <text:p/>
        </draw:line>
        <draw:line draw:name="Straight Connector 49_63" draw:style-name="gr3" draw:text-style-name="P1" draw:layer="layout" svg:x1="19.8cm" svg:y1="8.4cm" svg:x2="19.8cm" svg:y2="2cm">
          <text:p/>
        </draw:line>
        <draw:line draw:name="Straight Connector 49_64" draw:style-name="gr3" draw:text-style-name="P1" draw:layer="layout" svg:x1="19.8cm" svg:y1="8.4cm" svg:x2="19.4cm" svg:y2="8.4cm">
          <text:p/>
        </draw:line>
        <draw:line draw:name="Straight Connector 49_65" draw:style-name="gr3" draw:text-style-name="P1" draw:layer="layout" svg:x1="27cm" svg:y1="7cm" svg:x2="26.6cm" svg:y2="7cm">
          <text:p/>
        </draw:line>
        <draw:custom-shape draw:name="Oval 85_13" draw:style-name="gr4" draw:text-style-name="P3" draw:layer="layout" svg:width="0.399cm" svg:height="0.399cm" svg:x="26.801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draw:style-name="gr9" draw:text-style-name="P8" draw:layer="layout" svg:width="5.265cm" svg:height="6.8cm" svg:x="14.4cm" svg:y="7.6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4.976cm" svg:height="5.425cm" svg:x="14.423cm" svg:y="0.495cm">
          <draw:image xlink:href="Pictures/10000201000001BB000001E39681649ECA0EC709.png" xlink:type="simple" xlink:show="embed" xlink:actuate="onLoad" loext:mime-type="image/png">
            <text:p/>
          </draw:image>
        </draw:frame>
        <draw:line draw:style-name="gr53" draw:text-style-name="P19" draw:layer="layout" svg:x1="20.4cm" svg:y1="2cm" svg:x2="19.399cm" svg:y2="2cm">
          <text:p/>
        </draw:line>
        <draw:line draw:style-name="gr53" draw:text-style-name="P19" draw:layer="layout" svg:x1="20.4cm" svg:y1="6.2cm" svg:x2="20.4cm" svg:y2="2cm">
          <text:p/>
        </draw:line>
        <draw:line draw:style-name="gr53" draw:text-style-name="P19" draw:layer="layout" svg:x1="20.4cm" svg:y1="6.2cm" svg:x2="13.6cm" svg:y2="6.2cm">
          <text:p/>
        </draw:line>
        <draw:line draw:style-name="gr53" draw:text-style-name="P19" draw:layer="layout" svg:x1="13.6cm" svg:y1="10.6cm" svg:x2="13.6cm" svg:y2="6.2cm">
          <text:p/>
        </draw:line>
        <draw:line draw:style-name="gr53" draw:text-style-name="P19" draw:layer="layout" svg:x1="13.6cm" svg:y1="10.6cm" svg:x2="14.6cm" svg:y2="10.6cm">
          <text:p/>
        </draw:line>
        <draw:line draw:style-name="gr53" draw:text-style-name="P19" draw:layer="layout" svg:x1="13.2cm" svg:y1="11cm" svg:x2="14.6cm" svg:y2="11cm">
          <text:p/>
        </draw:line>
        <draw:line draw:style-name="gr53" draw:text-style-name="P19" draw:layer="layout" svg:x1="13.2cm" svg:y1="11cm" svg:x2="13.2cm" svg:y2="7cm">
          <text:p/>
        </draw:line>
        <draw:line draw:style-name="gr53" draw:text-style-name="P19" draw:layer="layout" svg:x1="20cm" svg:y1="7cm" svg:x2="13.2cm" svg:y2="7cm">
          <text:p/>
        </draw:line>
        <draw:line draw:style-name="gr53" draw:text-style-name="P19" draw:layer="layout" svg:x1="20cm" svg:y1="7cm" svg:x2="20cm" svg:y2="2.4cm">
          <text:p/>
        </draw:line>
        <draw:line draw:style-name="gr53" draw:text-style-name="P19" draw:layer="layout" svg:x1="19.399cm" svg:y1="2.4cm" svg:x2="20cm" svg:y2="2.4cm">
          <text:p/>
        </draw:line>
        <draw:line draw:style-name="gr53" draw:text-style-name="P19" draw:layer="layout" svg:x1="14.2cm" svg:y1="4.6cm" svg:x2="12.4cm" svg:y2="4.6cm">
          <text:p/>
        </draw:line>
        <draw:line draw:style-name="gr53" draw:text-style-name="P19" draw:layer="layout" svg:x1="12.4cm" svg:y1="2.8cm" svg:x2="12.4cm" svg:y2="12.6cm">
          <text:p/>
        </draw:line>
        <draw:line draw:style-name="gr53" draw:text-style-name="P19" draw:layer="layout" svg:x1="14.6cm" svg:y1="12.6cm" svg:x2="12.4cm" svg:y2="12.6cm">
          <text:p/>
        </draw:line>
        <draw:line draw:style-name="gr53" draw:text-style-name="P19" draw:layer="layout" svg:x1="14.2cm" svg:y1="2.8cm" svg:x2="12.4cm" svg:y2="2.8cm">
          <text:p/>
        </draw:line>
        <draw:line draw:style-name="gr53" draw:text-style-name="P19" draw:layer="layout" svg:x1="21.4cm" svg:y1="4.6cm" svg:x2="19.4cm" svg:y2="4.6cm">
          <text:p/>
        </draw:line>
        <draw:line draw:style-name="gr53" draw:text-style-name="P19" draw:layer="layout" svg:x1="21.4cm" svg:y1="4.6cm" svg:x2="21.4cm" svg:y2="12cm">
          <text:p/>
        </draw:line>
        <draw:line draw:style-name="gr53" draw:text-style-name="P19" draw:layer="layout" svg:x1="19.4cm" svg:y1="12cm" svg:x2="21.4cm" svg:y2="12cm">
          <text:p/>
        </draw:line>
        <draw:line draw:style-name="gr53" draw:text-style-name="P19" draw:layer="layout" svg:x1="19.6cm" svg:y1="4.2cm" svg:x2="19.6cm" svg:y2="4.6cm">
          <text:p/>
        </draw:line>
        <draw:line draw:style-name="gr53" draw:text-style-name="P19" draw:layer="layout" svg:x1="19.6cm" svg:y1="4.2cm" svg:x2="19.4cm" svg:y2="4.2cm">
          <text:p/>
        </draw:line>
        <draw:line draw:style-name="gr53" draw:text-style-name="P19" draw:layer="layout" svg:x1="11.8cm" svg:y1="10.2cm" svg:x2="14.6cm" svg:y2="10.2cm">
          <text:p/>
        </draw:line>
        <draw:line draw:style-name="gr53" draw:text-style-name="P19" draw:layer="layout" svg:x1="11.8cm" svg:y1="10.2cm" svg:x2="11.8cm" svg:y2="2cm">
          <text:p/>
        </draw:line>
        <draw:line draw:style-name="gr53" draw:text-style-name="P19" draw:layer="layout" svg:x1="14.2cm" svg:y1="2cm" svg:x2="11.8cm" svg:y2="2cm">
          <text:p/>
        </draw:line>
        <draw:frame draw:style-name="gr9" draw:text-style-name="P8" draw:layer="layout" svg:width="3.333cm" svg:height="9.154cm" svg:x="6.6cm" svg:y="4.2cm">
          <draw:image xlink:href="Pictures/100002010000007E0000015ACB7B338E2200B688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9" draw:text-style-name="P8" draw:layer="layout" svg:width="5.265cm" svg:height="6.8cm" svg:x="1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20.2cm" svg:y="4.8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9" draw:text-style-name="P8" draw:layer="layout" svg:width="2.105cm" svg:height="2.085cm" svg:x="24.8cm" svg:y="2.515cm">
          <draw:image xlink:href="Pictures/1000020100000138000001352C3943AB784974EB.png" xlink:type="simple" xlink:show="embed" xlink:actuate="onLoad" loext:mime-type="image/png">
            <text:p/>
          </draw:image>
        </draw:frame>
        <draw:frame draw:style-name="gr9" draw:text-style-name="P8" draw:layer="layout" svg:width="0.888cm" svg:height="1.946cm" svg:x="15.312cm" svg:y="8.911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5.344cm" svg:height="10.239cm" draw:transform="rotate (3.14141812066459) translate (15.198cm 13.4cm)">
          <draw:image xlink:href="Pictures/10000201000000CA00000183EBFE4F336BBBAC92.png" xlink:type="simple" xlink:show="embed" xlink:actuate="onLoad" loext:mime-type="image/png">
            <text:p/>
          </draw:image>
        </draw:frame>
        <draw:line draw:name="Straight Connector 59_8" draw:style-name="gr3" draw:text-style-name="P1" draw:layer="layout" svg:x1="17.6cm" svg:y1="7.673cm" svg:x2="15cm" svg:y2="7.7cm">
          <text:p/>
        </draw:line>
        <draw:line draw:name="Straight Connector 59_9" draw:style-name="gr3" draw:text-style-name="P1" draw:layer="layout" svg:x1="16cm" svg:y1="9cm" svg:x2="15cm" svg:y2="9cm">
          <text:p/>
        </draw:line>
        <draw:custom-shape draw:style-name="gr54" draw:text-style-name="P20" draw:layer="layout" svg:width="0.8cm" svg:height="0.8cm" svg:x="15.9cm" svg:y="6.862cm">
          <text:p/>
          <draw:enhanced-geometry svg:viewBox="0 0 21600 21600" draw:type="rectangle" draw:enhanced-path="M 0 0 L 21600 0 21600 21600 0 21600 0 0 Z N"/>
        </draw:custom-shape>
        <draw:line draw:name="Straight Connector 59_10" draw:style-name="gr3" draw:text-style-name="P1" draw:layer="layout" svg:x1="8.4cm" svg:y1="6cm" svg:x2="10.2cm" svg:y2="6cm">
          <text:p/>
        </draw:line>
        <draw:line draw:name="Straight Connector 59_11" draw:style-name="gr3" draw:text-style-name="P1" draw:layer="layout" svg:x1="8.4cm" svg:y1="6cm" svg:x2="8.4cm" svg:y2="2.2cm">
          <text:p/>
        </draw:line>
        <draw:line draw:name="Straight Connector 59_12" draw:style-name="gr3" draw:text-style-name="P1" draw:layer="layout" svg:x1="24.2cm" svg:y1="2.2cm" svg:x2="8.4cm" svg:y2="2.2cm">
          <text:p/>
        </draw:line>
        <draw:line draw:name="Straight Connector 59_13" draw:style-name="gr3" draw:text-style-name="P1" draw:layer="layout" svg:x1="24.2cm" svg:y1="2.2cm" svg:x2="24.2cm" svg:y2="11.198cm">
          <text:p/>
        </draw:line>
        <draw:line draw:name="Straight Connector 59_14" draw:style-name="gr3" draw:text-style-name="P1" draw:layer="layout" svg:x1="22.6cm" svg:y1="11.198cm" svg:x2="24.2cm" svg:y2="11.198cm">
          <text:p/>
        </draw:line>
        <draw:line draw:name="Straight Connector 59_15" draw:style-name="gr3" draw:text-style-name="P1" draw:layer="layout" svg:x1="25.4cm" svg:y1="13.4cm" svg:x2="25.4cm" svg:y2="11.6cm">
          <text:p/>
        </draw:line>
        <draw:line draw:name="Straight Connector 59_16" draw:style-name="gr3" draw:text-style-name="P1" draw:layer="layout" svg:x1="17.6cm" svg:y1="7.673cm" svg:x2="17.6cm" svg:y2="12.6cm">
          <text:p/>
        </draw:line>
        <draw:line draw:name="Straight Connector 59_17" draw:style-name="gr3" draw:text-style-name="P1" draw:layer="layout" svg:x1="18.6cm" svg:y1="12.6cm" svg:x2="21.4cm" svg:y2="12.6cm">
          <text:p/>
        </draw:line>
        <draw:line draw:name="Straight Connector 59_18" draw:style-name="gr3" draw:text-style-name="P1" draw:layer="layout" svg:x1="17.6cm" svg:y1="12.6cm" svg:x2="26cm" svg:y2="12.608cm">
          <text:p/>
        </draw:line>
        <draw:line draw:name="Straight Connector 59_19" draw:style-name="gr3" draw:text-style-name="P1" draw:layer="layout" svg:x1="26cm" svg:y1="11.6cm" svg:x2="26cm" svg:y2="12.608cm">
          <text:p/>
        </draw:line>
        <draw:line draw:name="Straight Connector 59_7" draw:style-name="gr3" draw:text-style-name="P1" draw:layer="layout" svg:x1="21.4cm" svg:y1="11.198cm" svg:x2="19.8cm" svg:y2="11.2cm">
          <text:p/>
        </draw:line>
        <draw:line draw:name="Straight Connector 59_20" draw:style-name="gr3" draw:text-style-name="P1" draw:layer="layout" svg:x1="9.2cm" svg:y1="5cm" svg:x2="10.2cm" svg:y2="5cm">
          <text:p/>
        </draw:line>
        <draw:line draw:name="Straight Connector 59_21" draw:style-name="gr3" draw:text-style-name="P1" draw:layer="layout" svg:x1="9.2cm" svg:y1="5cm" svg:x2="9.2cm" svg:y2="2.8cm">
          <text:p/>
        </draw:line>
        <draw:line draw:name="Straight Connector 59_22" draw:style-name="gr3" draw:text-style-name="P1" draw:layer="layout" svg:x1="19.8cm" svg:y1="2.8cm" svg:x2="9.2cm" svg:y2="2.8cm">
          <text:p/>
        </draw:line>
        <draw:line draw:name="Straight Connector 59_23" draw:style-name="gr3" draw:text-style-name="P1" draw:layer="layout" svg:x1="17.6cm" svg:y1="2.8cm" svg:x2="17.6cm" svg:y2="4.6cm">
          <text:p/>
        </draw:line>
        <draw:custom-shape draw:name="Rectangle 1048_2" draw:style-name="gr55" draw:text-style-name="P4" draw:layer="layout" svg:width="0.4cm" svg:height="1.4cm" svg:x="17.4cm" svg:y="4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3" draw:style-name="gr56" draw:text-style-name="P6" draw:layer="layout" svg:width="1.29cm" svg:height="0.868cm" draw:transform="rotate (0.0155334303427495) translate (17.897cm 4.932cm)">
          <text:p text:style-name="P5"><text:span text:style-name="T1">R2</text:span></text:p>
          <text:p text:style-name="P5"><text:span text:style-name="T1">22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4" draw:style-name="gr3" draw:text-style-name="P1" draw:layer="layout" svg:x1="17.6cm" svg:y1="7.7cm" svg:x2="17.6cm" svg:y2="6cm">
          <text:p/>
        </draw:line>
        <draw:custom-shape draw:name="Rectangle 1048_1" draw:style-name="gr55" draw:text-style-name="P4" draw:layer="layout" svg:width="0.4cm" svg:height="1.4cm" svg:x="19.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5" draw:style-name="gr3" draw:text-style-name="P1" draw:layer="layout" svg:x1="19.8cm" svg:y1="9.4cm" svg:x2="19.8cm" svg:y2="11.2cm">
          <text:p/>
        </draw:line>
        <draw:custom-shape draw:name="TextBox 58_4" draw:style-name="gr57" draw:text-style-name="P6" draw:layer="layout" svg:width="1.379cm" svg:height="0.868cm" draw:transform="rotate (0.0155334303427495) translate (18.2cm 8.332cm)">
          <text:p text:style-name="P5"><text:span text:style-name="T1">R1</text:span></text:p>
          <text:p text:style-name="P5"><text:span text:style-name="T1">4.7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6" draw:style-name="gr3" draw:text-style-name="P1" draw:layer="layout" svg:x1="19.8cm" svg:y1="8cm" svg:x2="19.8cm" svg:y2="2.8cm">
          <text:p/>
        </draw:line>
        <draw:line draw:name="Straight Connector 59_27" draw:style-name="gr3" draw:text-style-name="P1" draw:layer="layout" svg:x1="8.8cm" svg:y1="10.4cm" svg:x2="10.2cm" svg:y2="10.4cm">
          <text:p/>
        </draw:line>
        <draw:line draw:name="Straight Connector 59_28" draw:style-name="gr3" draw:text-style-name="P1" draw:layer="layout" svg:x1="8.8cm" svg:y1="10.4cm" svg:x2="8.8cm" svg:y2="13.6cm">
          <text:p/>
        </draw:line>
        <draw:line draw:name="Straight Connector 59_29" draw:style-name="gr3" draw:text-style-name="P1" draw:layer="layout" svg:x1="16.4cm" svg:y1="13.6cm" svg:x2="8.8cm" svg:y2="13.6cm">
          <text:p/>
        </draw:line>
        <draw:line draw:name="Straight Connector 59_30" draw:style-name="gr3" draw:text-style-name="P1" draw:layer="layout" svg:x1="16.4cm" svg:y1="13.6cm" svg:x2="16.4cm" svg:y2="5cm">
          <text:p/>
        </draw:line>
        <draw:line draw:name="Straight Connector 59_31" draw:style-name="gr3" draw:text-style-name="P1" draw:layer="layout" svg:x1="15cm" svg:y1="5cm" svg:x2="16.4cm" svg:y2="5cm">
          <text:p/>
        </draw:line>
        <draw:custom-shape draw:name="Oval 85_22" draw:style-name="gr4" draw:text-style-name="P3" draw:layer="layout" svg:width="0.399cm" svg:height="0.399cm" svg:x="17.4cm" svg:y="7.4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3" draw:style-name="gr4" draw:text-style-name="P3" draw:layer="layout" svg:width="0.399cm" svg:height="0.399cm" svg:x="17.4cm" svg:y="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4" draw:style-name="gr4" draw:text-style-name="P3" draw:layer="layout" svg:width="0.399cm" svg:height="0.399cm" svg:x="21.143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5" draw:style-name="gr4" draw:text-style-name="P3" draw:layer="layout" svg:width="0.399cm" svg:height="0.399cm" svg:x="21.942cm" svg:y="10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6" draw:style-name="gr4" draw:text-style-name="P3" draw:layer="layout" svg:width="0.399cm" svg:height="0.399cm" svg:x="22.441cm" svg:y="1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7" draw:style-name="gr4" draw:text-style-name="P3" draw:layer="layout" svg:width="0.399cm" svg:height="0.399cm" svg:x="14.8cm" svg:y="8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8" draw:style-name="gr4" draw:text-style-name="P3" draw:layer="layout" svg:width="0.399cm" svg:height="0.399cm" svg:x="14.799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9" draw:style-name="gr4" draw:text-style-name="P3" draw:layer="layout" svg:width="0.399cm" svg:height="0.399cm" svg:x="9.997cm" svg:y="10.1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0" draw:style-name="gr4" draw:text-style-name="P3" draw:layer="layout" svg:width="0.399cm" svg:height="0.399cm" svg:x="9.996cm" svg:y="5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1" draw:style-name="gr4" draw:text-style-name="P3" draw:layer="layout" svg:width="0.399cm" svg:height="0.399cm" svg:x="9.995cm" svg:y="4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2" draw:style-name="gr4" draw:text-style-name="P3" draw:layer="layout" svg:width="0.399cm" svg:height="0.399cm" svg:x="14.793cm" svg:y="4.7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32" draw:style-name="gr3" draw:text-style-name="P1" draw:layer="layout" svg:x1="16cm" svg:y1="10.8cm" svg:x2="15cm" svg:y2="10.8cm">
          <text:p/>
        </draw:line>
        <draw:custom-shape draw:name="Oval 85_21" draw:style-name="gr4" draw:text-style-name="P3" draw:layer="layout" svg:width="0.399cm" svg:height="0.399cm" svg:x="14.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25.089cm" svg:y="8cm">
          <draw:image xlink:href="Pictures/100002010000007E0000015ACB7B338E2200B688.png" xlink:type="simple" xlink:show="embed" xlink:actuate="onLoad" loext:mime-type="image/png">
            <text:p/>
          </draw:image>
        </draw:frame>
        <draw:line draw:name="Straight Connector 59_33" draw:style-name="gr3" draw:text-style-name="P1" draw:layer="layout" svg:x1="22.2cm" svg:y1="11.198cm" svg:x2="22.2cm" svg:y2="12.2cm">
          <text:p/>
        </draw:line>
        <draw:line draw:name="Straight Connector 59_34" draw:style-name="gr3" draw:text-style-name="P1" draw:layer="layout" svg:x1="25.719cm" svg:y1="12.2cm" svg:x2="19.703cm" svg:y2="12.2cm">
          <text:p/>
        </draw:line>
        <draw:line draw:name="Straight Connector 59_35" draw:style-name="gr3" draw:text-style-name="P1" draw:layer="layout" svg:x1="25.719cm" svg:y1="12.2cm" svg:x2="25.719cm" svg:y2="11.6cm">
          <text:p/>
        </draw:line>
        <draw:line draw:name="Straight Connector 59_36" draw:style-name="gr3" draw:text-style-name="P1" draw:layer="layout" svg:x1="17cm" svg:y1="8.2cm" svg:x2="15cm" svg:y2="8.2cm">
          <text:p/>
        </draw:line>
        <draw:line draw:name="Straight Connector 59_37" draw:style-name="gr3" draw:text-style-name="P1" draw:layer="layout" svg:x1="17cm" svg:y1="8.2cm" svg:x2="17cm" svg:y2="13.4cm">
          <text:p/>
        </draw:line>
        <draw:line draw:name="Straight Connector 59_38" draw:style-name="gr3" draw:text-style-name="P1" draw:layer="layout" svg:x1="25.4cm" svg:y1="13.4cm" svg:x2="17cm" svg:y2="13.4cm">
          <text:p/>
        </draw:line>
        <draw:custom-shape draw:name="Rectangle 1048_3" draw:style-name="gr55" draw:text-style-name="P4" draw:layer="layout" svg:width="0.4cm" svg:height="1.4cm" draw:transform="rotate (1.5711453926453) translate (18.303cm 12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2" draw:style-name="gr58" draw:text-style-name="P6" draw:layer="layout" svg:width="1.29cm" svg:height="0.868cm" draw:transform="rotate (0.0155334303427495) translate (18.4cm 11.132cm)">
          <text:p text:style-name="P5"><text:span text:style-name="T1">R3</text:span></text:p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39" draw:style-name="gr3" draw:text-style-name="P1" draw:layer="layout" svg:x1="17.2cm" svg:y1="12.2cm" svg:x2="18.303cm" svg:y2="12.2cm">
          <text:p/>
        </draw:line>
        <draw:custom-shape draw:name="Oval 85_33" draw:style-name="gr4" draw:text-style-name="P3" draw:layer="layout" svg:width="0.399cm" svg:height="0.399cm" svg:x="14.797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4" draw:style-name="gr4" draw:text-style-name="P3" draw:layer="layout" svg:width="0.399cm" svg:height="0.399cm" svg:x="22.001cm" svg:y="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5" draw:style-name="gr4" draw:text-style-name="P3" draw:layer="layout" svg:width="0.399cm" svg:height="0.399cm" svg:x="16.801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59" draw:text-style-name="P19" draw:layer="layout" svg:x1="2.4cm" svg:y1="2.4cm" svg:x2="26.6cm" svg:y2="13.8cm">
          <text:p/>
        </draw:line>
        <presentation:notes draw:style-name="dp2">
          <draw:page-thumbnail draw:style-name="gr11" draw:layer="layout" svg:width="19.798cm" svg:height="11.136cm" svg:x="0.6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draw:style-name="gr9" draw:text-style-name="P8" draw:layer="layout" svg:width="5.265cm" svg:height="6.8cm" svg:x="1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20.2cm" svg:y="4.8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9" draw:text-style-name="P8" draw:layer="layout" svg:width="2.105cm" svg:height="2.085cm" svg:x="24.8cm" svg:y="2.515cm">
          <draw:image xlink:href="Pictures/1000020100000138000001352C3943AB784974EB.png" xlink:type="simple" xlink:show="embed" xlink:actuate="onLoad" loext:mime-type="image/png">
            <text:p/>
          </draw:image>
        </draw:frame>
        <draw:frame draw:style-name="gr9" draw:text-style-name="P8" draw:layer="layout" svg:width="0.888cm" svg:height="1.946cm" svg:x="15.312cm" svg:y="8.911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5.344cm" svg:height="10.239cm" draw:transform="rotate (3.14141812066459) translate (15.198cm 13.4cm)">
          <draw:image xlink:href="Pictures/10000201000000CA00000183EBFE4F336BBBAC92.png" xlink:type="simple" xlink:show="embed" xlink:actuate="onLoad" loext:mime-type="image/png">
            <text:p/>
          </draw:image>
        </draw:frame>
        <draw:line draw:name="Straight Connector 59_65" draw:style-name="gr3" draw:text-style-name="P1" draw:layer="layout" svg:x1="19cm" svg:y1="7.7cm" svg:x2="15cm" svg:y2="7.7cm">
          <text:p/>
        </draw:line>
        <draw:line draw:name="Straight Connector 59_66" draw:style-name="gr3" draw:text-style-name="P1" draw:layer="layout" svg:x1="16cm" svg:y1="9cm" svg:x2="15cm" svg:y2="9cm">
          <text:p/>
        </draw:line>
        <draw:custom-shape draw:style-name="gr54" draw:text-style-name="P20" draw:layer="layout" svg:width="0.8cm" svg:height="0.8cm" svg:x="15.9cm" svg:y="6.862cm">
          <text:p/>
          <draw:enhanced-geometry svg:viewBox="0 0 21600 21600" draw:type="rectangle" draw:enhanced-path="M 0 0 L 21600 0 21600 21600 0 21600 0 0 Z N"/>
        </draw:custom-shape>
        <draw:line draw:name="Straight Connector 59_67" draw:style-name="gr3" draw:text-style-name="P1" draw:layer="layout" svg:x1="8.4cm" svg:y1="6cm" svg:x2="10.2cm" svg:y2="6cm">
          <text:p/>
        </draw:line>
        <draw:line draw:name="Straight Connector 59_68" draw:style-name="gr3" draw:text-style-name="P1" draw:layer="layout" svg:x1="8.4cm" svg:y1="6cm" svg:x2="8.4cm" svg:y2="2.2cm">
          <text:p/>
        </draw:line>
        <draw:line draw:name="Straight Connector 59_69" draw:style-name="gr3" draw:text-style-name="P1" draw:layer="layout" svg:x1="24.2cm" svg:y1="2.2cm" svg:x2="8.4cm" svg:y2="2.2cm">
          <text:p/>
        </draw:line>
        <draw:line draw:name="Straight Connector 59_70" draw:style-name="gr3" draw:text-style-name="P1" draw:layer="layout" svg:x1="24.2cm" svg:y1="2.2cm" svg:x2="24.2cm" svg:y2="11.198cm">
          <text:p/>
        </draw:line>
        <draw:line draw:name="Straight Connector 59_71" draw:style-name="gr3" draw:text-style-name="P1" draw:layer="layout" svg:x1="22.6cm" svg:y1="11.198cm" svg:x2="24.2cm" svg:y2="11.198cm">
          <text:p/>
        </draw:line>
        <draw:line draw:name="Straight Connector 59_72" draw:style-name="gr3" draw:text-style-name="P1" draw:layer="layout" svg:x1="25.4cm" svg:y1="12.8cm" svg:x2="25.4cm" svg:y2="11.6cm">
          <text:p/>
        </draw:line>
        <draw:line draw:name="Straight Connector 59_73" draw:style-name="gr3" draw:text-style-name="P1" draw:layer="layout" svg:x1="19cm" svg:y1="7.8cm" svg:x2="19cm" svg:y2="13.6cm">
          <text:p/>
        </draw:line>
        <draw:line draw:name="Straight Connector 59_74" draw:style-name="gr3" draw:text-style-name="P1" draw:layer="layout" svg:x1="18.6cm" svg:y1="12cm" svg:x2="19cm" svg:y2="12cm">
          <text:p/>
        </draw:line>
        <draw:line draw:name="Straight Connector 59_75" draw:style-name="gr3" draw:text-style-name="P1" draw:layer="layout" svg:x1="19cm" svg:y1="13.6cm" svg:x2="26cm" svg:y2="13.6cm">
          <text:p/>
        </draw:line>
        <draw:line draw:name="Straight Connector 59_76" draw:style-name="gr3" draw:text-style-name="P1" draw:layer="layout" svg:x1="26cm" svg:y1="11.6cm" svg:x2="26cm" svg:y2="12.608cm">
          <text:p/>
        </draw:line>
        <draw:line draw:name="Straight Connector 59_77" draw:style-name="gr3" draw:text-style-name="P1" draw:layer="layout" svg:x1="21.4cm" svg:y1="11.198cm" svg:x2="19.8cm" svg:y2="11.2cm">
          <text:p/>
        </draw:line>
        <draw:line draw:name="Straight Connector 59_78" draw:style-name="gr3" draw:text-style-name="P1" draw:layer="layout" svg:x1="9.2cm" svg:y1="5cm" svg:x2="10.2cm" svg:y2="5cm">
          <text:p/>
        </draw:line>
        <draw:line draw:name="Straight Connector 59_79" draw:style-name="gr3" draw:text-style-name="P1" draw:layer="layout" svg:x1="9.2cm" svg:y1="5cm" svg:x2="9.2cm" svg:y2="2.8cm">
          <text:p/>
        </draw:line>
        <draw:line draw:name="Straight Connector 59_80" draw:style-name="gr3" draw:text-style-name="P1" draw:layer="layout" svg:x1="19.8cm" svg:y1="2.8cm" svg:x2="9.2cm" svg:y2="2.8cm">
          <text:p/>
        </draw:line>
        <draw:line draw:name="Straight Connector 59_81" draw:style-name="gr3" draw:text-style-name="P1" draw:layer="layout" svg:x1="19cm" svg:y1="2.8cm" svg:x2="19cm" svg:y2="4.6cm">
          <text:p/>
        </draw:line>
        <draw:custom-shape draw:name="Rectangle 1048_6" draw:style-name="gr55" draw:text-style-name="P4" draw:layer="layout" svg:width="0.4cm" svg:height="1.4cm" svg:x="18.8cm" svg:y="4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6" draw:style-name="gr60" draw:text-style-name="P6" draw:layer="layout" svg:width="1.29cm" svg:height="0.868cm" draw:transform="rotate (0.0155334303427495) translate (17.497cm 4.932cm)">
          <text:p text:style-name="P5"><text:span text:style-name="T1">R2</text:span></text:p>
          <text:p text:style-name="P5"><text:span text:style-name="T1">22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2" draw:style-name="gr3" draw:text-style-name="P1" draw:layer="layout" svg:x1="19cm" svg:y1="7.6cm" svg:x2="19cm" svg:y2="6cm">
          <text:p/>
        </draw:line>
        <draw:custom-shape draw:name="Rectangle 1048_7" draw:style-name="gr55" draw:text-style-name="P4" draw:layer="layout" svg:width="0.4cm" svg:height="1.4cm" svg:x="19.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3" draw:style-name="gr3" draw:text-style-name="P1" draw:layer="layout" svg:x1="19.8cm" svg:y1="9.4cm" svg:x2="19.8cm" svg:y2="11.2cm">
          <text:p/>
        </draw:line>
        <draw:custom-shape draw:name="TextBox 58_7" draw:style-name="gr61" draw:text-style-name="P6" draw:layer="layout" svg:width="1.379cm" svg:height="0.868cm" draw:transform="rotate (0.0155334303427495) translate (18.2cm 8.332cm)">
          <text:p text:style-name="P5"><text:span text:style-name="T1">R1</text:span></text:p>
          <text:p text:style-name="P5"><text:span text:style-name="T1">4.7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4" draw:style-name="gr3" draw:text-style-name="P1" draw:layer="layout" svg:x1="19.8cm" svg:y1="8cm" svg:x2="19.8cm" svg:y2="2.8cm">
          <text:p/>
        </draw:line>
        <draw:line draw:name="Straight Connector 59_85" draw:style-name="gr3" draw:text-style-name="P1" draw:layer="layout" svg:x1="8.8cm" svg:y1="10.4cm" svg:x2="10.2cm" svg:y2="10.4cm">
          <text:p/>
        </draw:line>
        <draw:line draw:name="Straight Connector 59_86" draw:style-name="gr3" draw:text-style-name="P1" draw:layer="layout" svg:x1="8.8cm" svg:y1="10.4cm" svg:x2="8.8cm" svg:y2="13.6cm">
          <text:p/>
        </draw:line>
        <draw:line draw:name="Straight Connector 59_87" draw:style-name="gr3" draw:text-style-name="P1" draw:layer="layout" svg:x1="16.4cm" svg:y1="13.6cm" svg:x2="8.8cm" svg:y2="13.6cm">
          <text:p/>
        </draw:line>
        <draw:line draw:name="Straight Connector 59_88" draw:style-name="gr3" draw:text-style-name="P1" draw:layer="layout" svg:x1="16.4cm" svg:y1="13.6cm" svg:x2="16.4cm" svg:y2="5cm">
          <text:p/>
        </draw:line>
        <draw:line draw:name="Straight Connector 59_89" draw:style-name="gr3" draw:text-style-name="P1" draw:layer="layout" svg:x1="15cm" svg:y1="5cm" svg:x2="16.4cm" svg:y2="5cm">
          <text:p/>
        </draw:line>
        <draw:custom-shape draw:name="Oval 85_36" draw:style-name="gr4" draw:text-style-name="P3" draw:layer="layout" svg:width="0.399cm" svg:height="0.399cm" svg:x="18.8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7" draw:style-name="gr4" draw:text-style-name="P3" draw:layer="layout" svg:width="0.399cm" svg:height="0.399cm" svg:x="18.8cm" svg:y="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8" draw:style-name="gr4" draw:text-style-name="P3" draw:layer="layout" svg:width="0.399cm" svg:height="0.399cm" svg:x="21.143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9" draw:style-name="gr4" draw:text-style-name="P3" draw:layer="layout" svg:width="0.399cm" svg:height="0.399cm" svg:x="21.942cm" svg:y="10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0" draw:style-name="gr4" draw:text-style-name="P3" draw:layer="layout" svg:width="0.399cm" svg:height="0.399cm" svg:x="22.441cm" svg:y="1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1" draw:style-name="gr4" draw:text-style-name="P3" draw:layer="layout" svg:width="0.399cm" svg:height="0.399cm" svg:x="14.8cm" svg:y="8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2" draw:style-name="gr4" draw:text-style-name="P3" draw:layer="layout" svg:width="0.399cm" svg:height="0.399cm" svg:x="14.799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3" draw:style-name="gr4" draw:text-style-name="P3" draw:layer="layout" svg:width="0.399cm" svg:height="0.399cm" svg:x="9.997cm" svg:y="10.1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4" draw:style-name="gr4" draw:text-style-name="P3" draw:layer="layout" svg:width="0.399cm" svg:height="0.399cm" svg:x="9.996cm" svg:y="5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5" draw:style-name="gr4" draw:text-style-name="P3" draw:layer="layout" svg:width="0.399cm" svg:height="0.399cm" svg:x="9.995cm" svg:y="4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6" draw:style-name="gr4" draw:text-style-name="P3" draw:layer="layout" svg:width="0.399cm" svg:height="0.399cm" svg:x="14.793cm" svg:y="4.7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90" draw:style-name="gr3" draw:text-style-name="P1" draw:layer="layout" svg:x1="16cm" svg:y1="10.8cm" svg:x2="15cm" svg:y2="10.8cm">
          <text:p/>
        </draw:line>
        <draw:custom-shape draw:name="Oval 85_47" draw:style-name="gr4" draw:text-style-name="P3" draw:layer="layout" svg:width="0.399cm" svg:height="0.399cm" svg:x="14.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25.089cm" svg:y="8cm">
          <draw:image xlink:href="Pictures/100002010000007E0000015ACB7B338E2200B688.png" xlink:type="simple" xlink:show="embed" xlink:actuate="onLoad" loext:mime-type="image/png">
            <text:p/>
          </draw:image>
        </draw:frame>
        <draw:line draw:name="Straight Connector 59_91" draw:style-name="gr3" draw:text-style-name="P1" draw:layer="layout" svg:x1="22.2cm" svg:y1="11.198cm" svg:x2="22.2cm" svg:y2="12.2cm">
          <text:p/>
        </draw:line>
        <draw:line draw:name="Straight Connector 59_92" draw:style-name="gr3" draw:text-style-name="P1" draw:layer="layout" svg:x1="25.719cm" svg:y1="12.2cm" svg:x2="22.2cm" svg:y2="12.2cm">
          <text:p/>
        </draw:line>
        <draw:line draw:name="Straight Connector 59_93" draw:style-name="gr3" draw:text-style-name="P1" draw:layer="layout" svg:x1="25.719cm" svg:y1="12.2cm" svg:x2="25.719cm" svg:y2="11.6cm">
          <text:p/>
        </draw:line>
        <draw:line draw:name="Straight Connector 59_94" draw:style-name="gr3" draw:text-style-name="P1" draw:layer="layout" svg:x1="17cm" svg:y1="8.2cm" svg:x2="15cm" svg:y2="8.2cm">
          <text:p/>
        </draw:line>
        <draw:line draw:name="Straight Connector 59_95" draw:style-name="gr3" draw:text-style-name="P1" draw:layer="layout" svg:x1="17cm" svg:y1="8.2cm" svg:x2="17cm" svg:y2="12.8cm">
          <text:p/>
        </draw:line>
        <draw:line draw:name="Straight Connector 59_96" draw:style-name="gr3" draw:text-style-name="P1" draw:layer="layout" svg:x1="17.6cm" svg:y1="12cm" svg:x2="17cm" svg:y2="12cm">
          <text:p/>
        </draw:line>
        <draw:custom-shape draw:name="Rectangle 1048_8" draw:style-name="gr62" draw:text-style-name="P4" draw:layer="layout" svg:width="0.4cm" svg:height="1cm" draw:transform="rotate (1.5711453926453) translate (17.6cm 12.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8" draw:style-name="gr63" draw:text-style-name="P6" draw:layer="layout" svg:width="1.29cm" svg:height="0.868cm" draw:transform="rotate (0.0155334303427495) translate (17.297cm 10.932cm)">
          <text:p text:style-name="P5"><text:span text:style-name="T1">R3</text:span></text:p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5_48" draw:style-name="gr4" draw:text-style-name="P3" draw:layer="layout" svg:width="0.399cm" svg:height="0.399cm" svg:x="14.797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50" draw:style-name="gr4" draw:text-style-name="P3" draw:layer="layout" svg:width="0.399cm" svg:height="0.399cm" svg:x="16.8cm" svg:y="11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40" draw:style-name="gr3" draw:text-style-name="P1" draw:layer="layout" svg:x1="26cm" svg:y1="12.598cm" svg:x2="26cm" svg:y2="13.6cm">
          <text:p/>
        </draw:line>
        <draw:line draw:name="Straight Connector 59_59" draw:style-name="gr3" draw:text-style-name="P1" draw:layer="layout" svg:x1="17cm" svg:y1="12.8cm" svg:x2="25.4cm" svg:y2="12.8cm">
          <text:p/>
        </draw:line>
        <draw:custom-shape draw:name="Oval 85_51" draw:style-name="gr4" draw:text-style-name="P3" draw:layer="layout" svg:width="0.399cm" svg:height="0.399cm" svg:x="18.8cm" svg:y="11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g draw:name="Group 17_9">
          <draw:frame draw:name="Picture 2_21" draw:style-name="gr1" draw:text-style-name="P1" draw:layer="layout" svg:width="7.2cm" svg:height="8.6cm" svg:x="9.4cm" svg:y="5.6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9" draw:style-name="gr64" draw:text-style-name="P2" draw:layer="layout" svg:width="0.486cm" svg:height="0.662cm" svg:x="13.326cm" svg:y="10.1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9" draw:text-style-name="P8" draw:layer="layout" svg:width="1.311cm" svg:height="3.6cm" svg:x="19.689cm" svg:y="9.6cm">
          <draw:image xlink:href="Pictures/100002010000007E0000015ACB7B338E2200B688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16.538cm" svg:y="0.802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9" draw:text-style-name="P8" draw:layer="layout" svg:width="2.082cm" svg:height="2cm" svg:x="21.201cm" svg:y="6.8cm">
          <draw:image xlink:href="Pictures/10000201000000B2000000AB28F1A7E941CD13AA.png" xlink:type="simple" xlink:show="embed" xlink:actuate="onLoad" loext:mime-type="image/png">
            <text:p/>
          </draw:image>
        </draw:frame>
        <draw:line draw:name="Straight Connector 59_42" draw:style-name="gr3" draw:text-style-name="P1" draw:layer="layout" svg:x1="9.8cm" svg:y1="8.8cm" svg:x2="10.4cm" svg:y2="8.8cm">
          <text:p/>
        </draw:line>
        <draw:custom-shape draw:name="Oval 85_49" draw:style-name="gr4" draw:text-style-name="P3" draw:layer="layout" svg:width="0.399cm" svg:height="0.399cm" svg:x="16.001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888cm" svg:height="1.946cm" svg:x="9.112cm" svg:y="11.854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59_43" draw:style-name="gr3" draw:text-style-name="P1" draw:layer="layout" svg:x1="9.4cm" svg:y1="9.8cm" svg:x2="9.4cm" svg:y2="12cm">
          <text:p/>
        </draw:line>
        <draw:line draw:name="Straight Connector 59_44" draw:style-name="gr3" draw:text-style-name="P1" draw:layer="layout" svg:x1="9.8cm" svg:y1="8.8cm" svg:x2="9.8cm" svg:y2="10.2cm">
          <text:p/>
        </draw:line>
        <draw:line draw:name="Straight Connector 59_45" draw:style-name="gr3" draw:text-style-name="P1" draw:layer="layout" svg:x1="9.4cm" svg:y1="9.8cm" svg:x2="10.6cm" svg:y2="9.8cm">
          <text:p/>
        </draw:line>
        <draw:line draw:name="Straight Connector 59_46" draw:style-name="gr3" draw:text-style-name="P1" draw:layer="layout" svg:x1="10cm" svg:y1="10.2cm" svg:x2="9.8cm" svg:y2="10.2cm">
          <text:p/>
        </draw:line>
        <draw:line draw:name="Straight Connector 59_47" draw:style-name="gr3" draw:text-style-name="P1" draw:layer="layout" svg:x1="10.2cm" svg:y1="12cm" svg:x2="9.4cm" svg:y2="12cm">
          <text:p/>
        </draw:line>
        <draw:line draw:name="Straight Connector 59_48" draw:style-name="gr3" draw:text-style-name="P1" draw:layer="layout" svg:x1="15.8cm" svg:y1="11.6cm" svg:x2="16.2cm" svg:y2="11.6cm">
          <text:p/>
        </draw:line>
        <draw:line draw:name="Straight Connector 59_49" draw:style-name="gr3" draw:text-style-name="P1" draw:layer="layout" svg:x1="16.2cm" svg:y1="12.1cm" svg:x2="16.2cm" svg:y2="11.6cm">
          <text:p/>
        </draw:line>
        <draw:line draw:name="Straight Connector 59_50" draw:style-name="gr3" draw:text-style-name="P1" draw:layer="layout" svg:x1="16.2cm" svg:y1="12.1cm" svg:x2="15.8cm" svg:y2="12.1cm">
          <text:p/>
        </draw:line>
        <draw:line draw:name="Straight Connector 28_14" draw:style-name="gr3" draw:text-style-name="P1" draw:layer="layout" svg:x1="6.783cm" svg:y1="7.749cm" svg:x2="6.783cm" svg:y2="0.6cm">
          <text:p/>
        </draw:line>
        <draw:line draw:name="Straight Connector 38_9" draw:style-name="gr3" draw:text-style-name="P1" draw:layer="layout" svg:x1="6.784cm" svg:y1="7.949cm" svg:x2="6.8cm" svg:y2="13.8cm">
          <text:p/>
        </draw:line>
        <draw:line draw:name="Straight Connector 59_51" draw:style-name="gr3" draw:text-style-name="P1" draw:layer="layout" svg:x1="10.2cm" svg:y1="11.6cm" svg:x2="9.8cm" svg:y2="11.6cm">
          <text:p/>
        </draw:line>
        <draw:line draw:name="Straight Connector 59_52" draw:style-name="gr3" draw:text-style-name="P1" draw:layer="layout" svg:x1="9.8cm" svg:y1="12.6cm" svg:x2="9.8cm" svg:y2="11.6cm">
          <text:p/>
        </draw:line>
        <draw:line draw:name="Straight Connector 59_53" draw:style-name="gr3" draw:text-style-name="P1" draw:layer="layout" svg:x1="6.784cm" svg:y1="13.8cm" svg:x2="17cm" svg:y2="13.8cm">
          <text:p/>
        </draw:line>
        <draw:custom-shape draw:name="Oval 85_52" draw:style-name="gr4" draw:text-style-name="P3" draw:layer="layout" svg:width="0.399cm" svg:height="0.399cm" svg:x="9.601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5" draw:style-name="gr3" draw:text-style-name="P1" draw:layer="layout" svg:x1="24cm" svg:y1="0.6cm" svg:x2="6.783cm" svg:y2="0.6cm">
          <text:p/>
        </draw:line>
        <draw:line draw:name="Straight Connector 28_16" draw:style-name="gr3" draw:text-style-name="P1" draw:layer="layout" svg:x1="9.4cm" svg:y1="0.6cm" svg:x2="9.4cm" svg:y2="9.8cm">
          <text:p/>
        </draw:line>
        <draw:custom-shape draw:name="Oval 85_53" draw:style-name="gr4" draw:text-style-name="P3" draw:layer="layout" svg:width="0.399cm" svg:height="0.399cm" svg:x="9.2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54" draw:style-name="gr3" draw:text-style-name="P1" draw:layer="layout" svg:x1="16.2cm" svg:y1="12.1cm" svg:x2="16.2cm" svg:y2="13.8cm">
          <text:p/>
        </draw:line>
        <draw:custom-shape draw:name="Oval 85_54" draw:style-name="gr4" draw:text-style-name="P3" draw:layer="layout" svg:width="0.399cm" svg:height="0.399cm" svg:x="16cm" svg:y="11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55" draw:style-name="gr3" draw:text-style-name="P1" draw:layer="layout" svg:x1="10cm" svg:y1="10.6cm" svg:x2="8.6cm" svg:y2="10.6cm">
          <text:p/>
        </draw:line>
        <draw:line draw:name="Straight Connector 59_56" draw:style-name="gr3" draw:text-style-name="P1" draw:layer="layout" svg:x1="8.6cm" svg:y1="14.4cm" svg:x2="8.6cm" svg:y2="10.6cm">
          <text:p/>
        </draw:line>
        <draw:line draw:name="Straight Connector 59_57" draw:style-name="gr3" draw:text-style-name="P1" draw:layer="layout" svg:x1="8.6cm" svg:y1="14.4cm" svg:x2="20cm" svg:y2="14.4cm">
          <text:p/>
        </draw:line>
        <draw:line draw:name="Straight Connector 59_58" draw:style-name="gr3" draw:text-style-name="P1" draw:layer="layout" svg:x1="20cm" svg:y1="13.2cm" svg:x2="20cm" svg:y2="14.4cm">
          <text:p/>
        </draw:line>
        <draw:line draw:name="Straight Connector 59_41" draw:style-name="gr3" draw:text-style-name="P1" draw:layer="layout" svg:x1="20cm" svg:y1="13.8cm" svg:x2="18cm" svg:y2="13.8cm">
          <text:p/>
        </draw:line>
        <draw:line draw:name="Straight Connector 59_60" draw:style-name="gr3" draw:text-style-name="P1" draw:layer="layout" svg:x1="6.784cm" svg:y1="13.8cm" svg:x2="17cm" svg:y2="13.8cm">
          <text:p/>
        </draw:line>
        <draw:line draw:name="Straight Connector 59_61" draw:style-name="gr3" draw:text-style-name="P1" draw:layer="layout" svg:x1="6.784cm" svg:y1="13.8cm" svg:x2="17cm" svg:y2="13.8cm">
          <text:p/>
        </draw:line>
        <draw:custom-shape draw:name="Rectangle 1048_4" draw:style-name="gr62" draw:text-style-name="P4" draw:layer="layout" svg:width="0.4cm" svg:height="1cm" draw:transform="rotate (1.5711453926453) translate (17cm 1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5" draw:style-name="gr65" draw:text-style-name="P6" draw:layer="layout" svg:width="1.294cm" svg:height="0.76cm" draw:transform="rotate (0.0155334303427495) translate (16.799cm 12.786cm)">
          <text:p text:style-name="P5"><text:span text:style-name="T1">R3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5_55" draw:style-name="gr4" draw:text-style-name="P3" draw:layer="layout" svg:width="0.399cm" svg:height="0.399cm" svg:x="16.001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56" draw:style-name="gr4" draw:text-style-name="P3" draw:layer="layout" svg:width="0.399cm" svg:height="0.399cm" svg:x="19.8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62" draw:style-name="gr3" draw:text-style-name="P1" draw:layer="layout" svg:x1="20.324cm" svg:y1="14.4cm" svg:x2="22.2cm" svg:y2="14.4cm">
          <text:p/>
        </draw:line>
        <draw:line draw:name="Straight Connector 59_63" draw:style-name="gr3" draw:text-style-name="P1" draw:layer="layout" svg:x1="20.324cm" svg:y1="13.2cm" svg:x2="20.324cm" svg:y2="14.4cm">
          <text:p/>
        </draw:line>
        <draw:line draw:name="Straight Connector 59_64" draw:style-name="gr3" draw:text-style-name="P1" draw:layer="layout" svg:x1="22.2cm" svg:y1="8.6cm" svg:x2="22.2cm" svg:y2="14.4cm">
          <text:p/>
        </draw:line>
        <draw:custom-shape draw:name="Oval 85_57" draw:style-name="gr4" draw:text-style-name="P3" draw:layer="layout" svg:width="0.399cm" svg:height="0.399cm" svg:x="22.001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97" draw:style-name="gr3" draw:text-style-name="P1" draw:layer="layout" svg:x1="20.6cm" svg:y1="13.2cm" svg:x2="20.6cm" svg:y2="13.8cm">
          <text:p/>
        </draw:line>
        <draw:line draw:name="Straight Connector 59_98" draw:style-name="gr3" draw:text-style-name="P1" draw:layer="layout" svg:x1="21.2cm" svg:y1="13.8cm" svg:x2="20.6cm" svg:y2="13.8cm">
          <text:p/>
        </draw:line>
        <draw:line draw:name="Straight Connector 59_99" draw:style-name="gr3" draw:text-style-name="P1" draw:layer="layout" svg:x1="21.2cm" svg:y1="13.8cm" svg:x2="21.2cm" svg:y2="9.2cm">
          <text:p/>
        </draw:line>
        <draw:line draw:name="Straight Connector 59_100" draw:style-name="gr3" draw:text-style-name="P1" draw:layer="layout" svg:x1="16.2cm" svg:y1="9.2cm" svg:x2="21.2cm" svg:y2="9.2cm">
          <text:p/>
        </draw:line>
        <draw:line draw:name="Straight Connector 59_101" draw:style-name="gr3" draw:text-style-name="P1" draw:layer="layout" svg:x1="16.2cm" svg:y1="9.2cm" svg:x2="16.2cm" svg:y2="11.6cm">
          <text:p/>
        </draw:line>
        <draw:custom-shape draw:name="Oval 85_58" draw:style-name="gr4" draw:text-style-name="P3" draw:layer="layout" svg:width="0.399cm" svg:height="0.399cm" svg:x="16cm" svg:y="11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102" draw:style-name="gr3" draw:text-style-name="P1" draw:layer="layout" svg:x1="18.9cm" svg:y1="7.2cm" svg:x2="18.9cm" svg:y2="8.5cm">
          <text:p/>
        </draw:line>
        <draw:line draw:name="Straight Connector 59_103" draw:style-name="gr3" draw:text-style-name="P1" draw:layer="layout" svg:x1="21.6cm" svg:y1="8.5cm" svg:x2="18.9cm" svg:y2="8.5cm">
          <text:p/>
        </draw:line>
        <draw:custom-shape draw:name="Oval 85_59" draw:style-name="gr4" draw:text-style-name="P3" draw:layer="layout" svg:width="0.399cm" svg:height="0.399cm" svg:x="21.401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104" draw:style-name="gr3" draw:text-style-name="P1" draw:layer="layout" svg:x1="18.472cm" svg:y1="7.2cm" svg:x2="18.472cm" svg:y2="9.2cm">
          <text:p/>
        </draw:line>
        <draw:custom-shape draw:name="Oval 85_60" draw:style-name="gr4" draw:text-style-name="P3" draw:layer="layout" svg:width="0.399cm" svg:height="0.399cm" svg:x="18.248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105" draw:style-name="gr3" draw:text-style-name="P1" draw:layer="layout" svg:x1="17.696cm" svg:y1="7.2cm" svg:x2="17.696cm" svg:y2="7.6cm">
          <text:p/>
        </draw:line>
        <draw:custom-shape draw:name="Rectangle 1048_5" draw:style-name="gr62" draw:text-style-name="P4" draw:layer="layout" svg:width="0.4cm" svg:height="1cm" draw:transform="rotate (1.5711453926453) translate (12cm 5.8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06" draw:style-name="gr3" draw:text-style-name="P1" draw:layer="layout" svg:x1="15.4cm" svg:y1="7.6cm" svg:x2="17.696cm" svg:y2="7.6cm">
          <text:p/>
        </draw:line>
        <draw:line draw:name="Straight Connector 59_108" draw:style-name="gr3" draw:text-style-name="P1" draw:layer="layout" svg:x1="15.4cm" svg:y1="5.6cm" svg:x2="15.4cm" svg:y2="7.6cm">
          <text:p/>
        </draw:line>
        <draw:line draw:name="Straight Connector 59_109" draw:style-name="gr3" draw:text-style-name="P1" draw:layer="layout" svg:x1="15.4cm" svg:y1="5.6cm" svg:x2="13cm" svg:y2="5.6cm">
          <text:p/>
        </draw:line>
        <draw:line draw:name="Straight Connector 59_110" draw:style-name="gr3" draw:text-style-name="P1" draw:layer="layout" svg:x1="10cm" svg:y1="9.3cm" svg:x2="10cm" svg:y2="5.6cm">
          <text:p/>
        </draw:line>
        <draw:line draw:name="Straight Connector 59_111" draw:style-name="gr3" draw:text-style-name="P1" draw:layer="layout" svg:x1="10cm" svg:y1="9.3cm" svg:x2="10.4cm" svg:y2="9.3cm">
          <text:p/>
        </draw:line>
        <draw:custom-shape draw:name="TextBox 58_9" draw:style-name="gr66" draw:text-style-name="P6" draw:layer="layout" svg:width="1.294cm" svg:height="0.76cm" draw:transform="rotate (0.0155334303427495) translate (12cm 4.585cm)">
          <text:p text:style-name="P5"><text:span text:style-name="T1">R1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07" draw:style-name="gr3" draw:text-style-name="P1" draw:layer="layout" svg:x1="10cm" svg:y1="5.6cm" svg:x2="12cm" svg:y2="5.6cm">
          <text:p/>
        </draw:line>
        <draw:line draw:name="Straight Connector 59_112" draw:style-name="gr3" draw:text-style-name="P1" draw:layer="layout" svg:x1="16.2cm" svg:y1="8.8cm" svg:x2="16.2cm" svg:y2="9.2cm">
          <text:p/>
        </draw:line>
        <draw:custom-shape draw:name="Rectangle 1048_9" draw:style-name="gr67" draw:text-style-name="P4" draw:layer="layout" svg:width="0.4cm" svg:height="0.8cm" svg:x="1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13" draw:style-name="gr3" draw:text-style-name="P1" draw:layer="layout" svg:x1="16.2cm" svg:y1="7.6cm" svg:x2="16.2cm" svg:y2="8cm">
          <text:p/>
        </draw:line>
        <draw:custom-shape draw:name="Oval 85_61" draw:style-name="gr4" draw:text-style-name="P3" draw:layer="layout" svg:width="0.399cm" svg:height="0.399cm" svg:x="16.001cm" svg:y="7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10" draw:style-name="gr68" draw:text-style-name="P6" draw:layer="layout" svg:width="1.383cm" svg:height="0.764cm" draw:transform="rotate (0.0155334303427495) translate (16.528cm 8.048cm)">
          <text:p text:style-name="P5"><text:span text:style-name="T1">R2</text:span><text:span text:style-name="T1"><text:line-break/></text:span><text:span text:style-name="T1">3.3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5_62" draw:style-name="gr4" draw:text-style-name="P3" draw:layer="layout" svg:width="0.399cm" svg:height="0.399cm" svg:x="9.2cm" svg:y="0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7" draw:style-name="gr3" draw:text-style-name="P1" draw:layer="layout" svg:x1="24.001cm" svg:y1="0.6cm" svg:x2="24.001cm" svg:y2="8.5cm">
          <text:p/>
        </draw:line>
        <draw:line draw:name="Straight Connector 28_18" draw:style-name="gr3" draw:text-style-name="P1" draw:layer="layout" svg:x1="22.8cm" svg:y1="8.5cm" svg:x2="24.001cm" svg:y2="8.5cm">
          <text:p/>
        </draw:line>
        <draw:custom-shape draw:name="Oval 85_63" draw:style-name="gr4" draw:text-style-name="P3" draw:layer="layout" svg:width="0.399cm" svg:height="0.399cm" svg:x="22.6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11" draw:style-name="gr69" draw:text-style-name="P6" draw:layer="layout" svg:width="0.456cm" svg:height="0.382cm" draw:transform="rotate (0.0155334303427495) translate (23.32cm 8.026cm)">
          <text:p text:style-name="P5"><text:span text:style-name="T1">V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12" draw:style-name="gr70" draw:text-style-name="P6" draw:layer="layout" svg:width="0.638cm" svg:height="0.381cm" draw:transform="rotate (0.0155334303427495) translate (20.533cm 8.026cm)">
          <text:p text:style-name="P5"><text:span text:style-name="T1">V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_1">
          <draw:custom-shape draw:name="Rounded Rectangle 10_1" draw:style-name="gr71" draw:text-style-name="P13" draw:layer="layout" svg:width="1.799cm" svg:height="6.8cm" svg:x="5.901cm" svg:y="4.4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1" draw:style-name="gr16" draw:text-style-name="P14" draw:layer="layout" svg:width="0.599cm" svg:height="0.199cm" svg:x="6.501cm" svg:y="4.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Oval 113_1" draw:style-name="gr4" draw:text-style-name="P3" draw:layer="layout" svg:width="0.399cm" svg:height="0.399cm" svg:x="6.601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2" draw:style-name="gr4" draw:text-style-name="P3" draw:layer="layout" svg:width="0.399cm" svg:height="0.399cm" svg:x="6.601cm" svg:y="3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draw:name="Picture 2_23" draw:style-name="gr1" draw:text-style-name="P1" draw:layer="layout" svg:width="15.429cm" svg:height="10.2cm" svg:x="3.226cm" svg:y="3.654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7_4" draw:style-name="gr12" draw:text-style-name="P2" draw:layer="layout" svg:width="5.028cm" svg:height="6cm" svg:x="13.824cm" svg:y="4.2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7" draw:style-name="gr12" draw:text-style-name="P2" draw:layer="layout" svg:width="5.028cm" svg:height="6cm" svg:x="3.03cm" svg:y="4.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6" draw:style-name="gr72" draw:text-style-name="P12" draw:layer="layout" svg:width="6.196cm" svg:height="1.765cm" svg:x="7.627cm" svg:y="12.101cm">
          <text:p text:style-name="P1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4" draw:style-name="gr3" draw:text-style-name="P1" draw:layer="layout" svg:x1="13.451cm" svg:y1="9.241cm" svg:x2="15.2cm" svg:y2="9.241cm">
          <text:p/>
        </draw:line>
        <draw:line draw:name="Straight Connector 15_5" draw:style-name="gr3" draw:text-style-name="P1" draw:layer="layout" svg:x1="15.2cm" svg:y1="13cm" svg:x2="15.2cm" svg:y2="3.8cm">
          <text:p/>
        </draw:line>
        <draw:custom-shape draw:name="Oval 21_4" draw:style-name="gr4" draw:text-style-name="P3" draw:layer="layout" svg:width="0.399cm" svg:height="0.399cm" svg:x="13.223cm" svg:y="9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9" draw:style-name="gr3" draw:text-style-name="P1" draw:layer="layout" svg:x1="5.2cm" svg:y1="8.2cm" svg:x2="8.275cm" svg:y2="8.165cm">
          <text:p/>
        </draw:line>
        <draw:line draw:name="Straight Connector 53_13" draw:style-name="gr3" draw:text-style-name="P1" draw:layer="layout" svg:x1="5.2cm" svg:y1="8.2cm" svg:x2="5.2cm" svg:y2="14.041cm">
          <text:p/>
        </draw:line>
        <draw:custom-shape draw:name="Oval 56_4" draw:style-name="gr4" draw:text-style-name="P3" draw:layer="layout" svg:width="0.399cm" svg:height="0.399cm" svg:x="8.107cm" svg:y="7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6" draw:style-name="gr3" draw:text-style-name="P1" draw:layer="layout" svg:x1="8.275cm" svg:y1="7.074cm" svg:x2="7.375cm" svg:y2="7.074cm">
          <text:p/>
        </draw:line>
        <draw:line draw:name="Straight Connector 52_2" draw:style-name="gr3" draw:text-style-name="P1" draw:layer="layout" svg:x1="7.375cm" svg:y1="6.073cm" svg:x2="7.375cm" svg:y2="7.074cm">
          <text:p/>
        </draw:line>
        <draw:custom-shape draw:name="Oval 54_3" draw:style-name="gr4" draw:text-style-name="P3" draw:layer="layout" svg:width="0.399cm" svg:height="0.399cm" svg:x="8.107cm" svg:y="5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3" draw:style-name="gr4" draw:text-style-name="P3" draw:layer="layout" svg:width="0.399cm" svg:height="0.399cm" svg:x="8.147cm" svg:y="6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2" draw:style-name="gr3" draw:text-style-name="P1" draw:layer="layout" svg:x1="8.275cm" svg:y1="6.099cm" svg:x2="7.375cm" svg:y2="6.099cm">
          <text:p/>
        </draw:line>
        <draw:line draw:name="Straight Connector 66_2" draw:style-name="gr3" draw:text-style-name="P1" draw:layer="layout" svg:x1="5.2cm" svg:y1="14.041cm" svg:x2="18.656cm" svg:y2="14.041cm">
          <text:p/>
        </draw:line>
        <draw:g>
          <draw:frame draw:style-name="gr73" draw:text-style-name="P20" draw:layer="layout" svg:width="3.095cm" svg:height="4.947cm" svg:x="19.505cm" svg:y="5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4" draw:text-style-name="P20" draw:layer="layout" svg:width="2.2cm" svg:height="1.6cm" svg:x="20.8cm" svg:y="9.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20" draw:layer="layout" svg:width="0.6cm" svg:height="3cm" svg:x="19.248cm" svg:y="5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5" draw:style-name="gr3" draw:text-style-name="P1" draw:layer="layout" svg:x1="19.848cm" svg:y1="7.4cm" svg:x2="16.6cm" svg:y2="7.4cm">
          <text:p/>
        </draw:line>
        <draw:line draw:name="Straight Connector 13_5" draw:style-name="gr3" draw:text-style-name="P1" draw:layer="layout" svg:x1="13.4cm" svg:y1="9.8cm" svg:x2="17.8cm" svg:y2="9.8cm">
          <text:p/>
        </draw:line>
        <draw:line draw:name="Straight Connector 13_6" draw:style-name="gr3" draw:text-style-name="P1" draw:layer="layout" svg:x1="17.8cm" svg:y1="8.6cm" svg:x2="17.8cm" svg:y2="9.8cm">
          <text:p/>
        </draw:line>
        <draw:line draw:name="Straight Connector 13_7" draw:style-name="gr3" draw:text-style-name="P1" draw:layer="layout" svg:x1="17.8cm" svg:y1="8.6cm" svg:x2="19.848cm" svg:y2="8.6cm">
          <text:p/>
        </draw:line>
        <draw:custom-shape draw:name="Oval 21_5" draw:style-name="gr4" draw:text-style-name="P3" draw:layer="layout" svg:width="0.399cm" svg:height="0.399cm" svg:x="13.223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svg:x="5.521cm" svg:y="9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37_10" draw:style-name="gr3" draw:text-style-name="P1" draw:layer="layout" svg:x1="6cm" svg:y1="8.6cm" svg:x2="8.2cm" svg:y2="8.6cm">
          <text:p/>
        </draw:line>
        <draw:line draw:name="Straight Connector 37_11" draw:style-name="gr3" draw:text-style-name="P1" draw:layer="layout" svg:x1="6cm" svg:y1="8.6cm" svg:x2="6cm" svg:y2="9.819cm">
          <text:p/>
        </draw:line>
        <draw:line draw:name="Straight Connector 37_12" draw:style-name="gr3" draw:text-style-name="P1" draw:layer="layout" svg:x1="6cm" svg:y1="13cm" svg:x2="6cm" svg:y2="10.82cm">
          <text:p/>
        </draw:line>
        <draw:line draw:name="Straight Connector 37_13" draw:style-name="gr3" draw:text-style-name="P1" draw:layer="layout" svg:x1="6cm" svg:y1="13cm" svg:x2="15.2cm" svg:y2="13cm">
          <text:p/>
        </draw:line>
        <draw:custom-shape draw:name="Oval 21_6" draw:style-name="gr4" draw:text-style-name="P3" draw:layer="layout" svg:width="0.399cm" svg:height="0.399cm" svg:x="15.001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3.2cm" svg:y="2cm">
          <draw:image xlink:href="Pictures/100002010000007E0000015ACB7B338E2200B688.png" xlink:type="simple" xlink:show="embed" xlink:actuate="onLoad" loext:mime-type="image/png">
            <text:p/>
          </draw:image>
        </draw:frame>
        <draw:custom-shape draw:name="TextBox 58_17" draw:style-name="gr76" draw:text-style-name="P6" draw:layer="layout" svg:width="1.294cm" svg:height="0.76cm" draw:transform="rotate (0.0155334303427495) translate (6.494cm 4.84cm)">
          <text:p text:style-name="P5"><text:span text:style-name="T1">R3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_14" draw:style-name="gr3" draw:text-style-name="P1" draw:layer="layout" svg:x1="3.5cm" svg:y1="7.565cm" svg:x2="8.275cm" svg:y2="7.565cm">
          <text:p/>
        </draw:line>
        <draw:custom-shape draw:name="Oval 56_5" draw:style-name="gr4" draw:text-style-name="P3" draw:layer="layout" svg:width="0.399cm" svg:height="0.399cm" svg:x="8.106cm" svg:y="7.3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15" draw:style-name="gr3" draw:text-style-name="P1" draw:layer="layout" svg:x1="3.5cm" svg:y1="7.565cm" svg:x2="3.5cm" svg:y2="5.4cm">
          <text:p/>
        </draw:line>
        <draw:line draw:name="Straight Connector 17_6" draw:style-name="gr3" draw:text-style-name="P1" draw:layer="layout" svg:x1="16.6cm" svg:y1="2.8cm" svg:x2="16.6cm" svg:y2="7.4cm">
          <text:p/>
        </draw:line>
        <draw:line draw:name="Straight Connector 17_7" draw:style-name="gr3" draw:text-style-name="P1" draw:layer="layout" svg:x1="16.6cm" svg:y1="2.8cm" svg:x2="5.2cm" svg:y2="2.8cm">
          <text:p/>
        </draw:line>
        <draw:line draw:name="Straight Connector 17_8" draw:style-name="gr3" draw:text-style-name="P1" draw:layer="layout" svg:x1="6.2cm" svg:y1="7.565cm" svg:x2="6.2cm" svg:y2="5.82cm">
          <text:p/>
        </draw:line>
        <draw:line draw:name="Straight Connector 17_9" draw:style-name="gr3" draw:text-style-name="P1" draw:layer="layout" svg:x1="5.2cm" svg:y1="7.2cm" svg:x2="3.8cm" svg:y2="7.2cm">
          <text:p/>
        </draw:line>
        <draw:line draw:name="Straight Connector 17_10" draw:style-name="gr3" draw:text-style-name="P1" draw:layer="layout" svg:x1="3.8cm" svg:y1="5.4cm" svg:x2="3.8cm" svg:y2="7.2cm">
          <text:p/>
        </draw:line>
        <draw:line draw:name="Straight Connector 15_6" draw:style-name="gr3" draw:text-style-name="P1" draw:layer="layout" svg:x1="5.8cm" svg:y1="3.8cm" svg:x2="15.2cm" svg:y2="3.8cm">
          <text:p/>
        </draw:line>
        <draw:line draw:name="Straight Connector 15_7" draw:style-name="gr3" draw:text-style-name="P1" draw:layer="layout" svg:x1="5.8cm" svg:y1="3.8cm" svg:x2="5.8cm" svg:y2="6.8cm">
          <text:p/>
        </draw:line>
        <draw:line draw:name="Straight Connector 15_8" draw:style-name="gr3" draw:text-style-name="P1" draw:layer="layout" svg:x1="4.2cm" svg:y1="6.8cm" svg:x2="5.8cm" svg:y2="6.8cm">
          <text:p/>
        </draw:line>
        <draw:line draw:name="Straight Connector 15_9" draw:style-name="gr3" draw:text-style-name="P1" draw:layer="layout" svg:x1="4.2cm" svg:y1="6.8cm" svg:x2="4.2cm" svg:y2="5.4cm">
          <text:p/>
        </draw:line>
        <draw:custom-shape draw:name="Rectangle 1048_15" draw:style-name="gr77" draw:text-style-name="P4" draw:layer="layout" svg:width="1.22cm" svg:height="0.4cm" draw:transform="rotate (1.5711453926453) translate (6cm 5.8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_11" draw:style-name="gr3" draw:text-style-name="P1" draw:layer="layout" svg:x1="6.2cm" svg:y1="3.8cm" svg:x2="6.2cm" svg:y2="4.6cm">
          <text:p/>
        </draw:line>
        <draw:line draw:name="Straight Connector 17_12" draw:style-name="gr3" draw:text-style-name="P1" draw:layer="layout" svg:x1="5.2cm" svg:y1="7.2cm" svg:x2="5.2cm" svg:y2="2.8cm">
          <text:p/>
        </draw:line>
        <draw:custom-shape draw:name="Oval 21_7" draw:style-name="gr4" draw:text-style-name="P3" draw:layer="layout" svg:width="0.399cm" svg:height="0.399cm" svg:x="6.001cm" svg:y="3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8" draw:style-name="gr4" draw:text-style-name="P3" draw:layer="layout" svg:width="0.399cm" svg:height="0.399cm" svg:x="6cm" svg:y="7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6_6" draw:style-name="gr4" draw:text-style-name="P3" draw:layer="layout" svg:width="0.399cm" svg:height="0.399cm" svg:x="8.106cm" svg:y="8.4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13" draw:style-name="gr3" draw:text-style-name="P1" draw:layer="layout" svg:x1="19.848cm" svg:y1="6.7cm" svg:x2="18.655cm" svg:y2="6.7cm">
          <text:p/>
        </draw:line>
        <draw:line draw:name="Straight Connector 17_14" draw:style-name="gr3" draw:text-style-name="P1" draw:layer="layout" svg:x1="18.656cm" svg:y1="14.041cm" svg:x2="18.656cm" svg:y2="6.7cm">
          <text:p/>
        </draw:line>
        <draw:line draw:name="Straight Connector 17_15" draw:style-name="gr3" draw:text-style-name="P1" draw:layer="layout" svg:x1="19.848cm" svg:y1="6.1cm" svg:x2="14.6cm" svg:y2="6.1cm">
          <text:p/>
        </draw:line>
        <draw:line draw:name="Straight Connector 17_16" draw:style-name="gr3" draw:text-style-name="P1" draw:layer="layout" svg:x1="14.6cm" svg:y1="8.7cm" svg:x2="14.6cm" svg:y2="6.1cm">
          <text:p/>
        </draw:line>
        <draw:line draw:name="Straight Connector 17_17" draw:style-name="gr3" draw:text-style-name="P1" draw:layer="layout" svg:x1="14.6cm" svg:y1="8.7cm" svg:x2="13.4cm" svg:y2="8.7cm">
          <text:p/>
        </draw:line>
        <draw:custom-shape draw:name="Oval 21_9" draw:style-name="gr4" draw:text-style-name="P3" draw:layer="layout" svg:width="0.399cm" svg:height="0.399cm" svg:x="13.2cm" svg:y="8.5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8" draw:text-style-name="P21" draw:layer="layout" svg:width="2.813cm" svg:height="0.962cm" svg:x="19.2cm" svg:y="4.6cm">
          <draw:text-box>
            <text:p>SDS011</text:p>
          </draw:text-box>
        </draw:frame>
        <draw:frame draw:style-name="gr78" draw:text-style-name="P21" draw:layer="layout" svg:width="3.038cm" svg:height="0.962cm" svg:x="2.587cm" svg:y="1.2cm">
          <draw:text-box>
            <text:p>IRLZ44N</text:p>
          </draw:text-box>
        </draw:frame>
        <presentation:notes draw:style-name="dp1">
          <draw:page-thumbnail draw:style-name="gr11" draw:layer="layout" svg:width="19.798cm" svg:height="11.136cm" svg:x="0.6cm" svg:y="2.257cm" draw:page-number="2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draw:name="Picture 2_24" draw:style-name="gr1" draw:text-style-name="P1" draw:layer="layout" svg:width="15.429cm" svg:height="10.2cm" svg:x="3.226cm" svg:y="3.654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7_5" draw:style-name="gr12" draw:text-style-name="P2" draw:layer="layout" svg:width="5.028cm" svg:height="6cm" svg:x="13.824cm" svg:y="4.2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8" draw:style-name="gr12" draw:text-style-name="P2" draw:layer="layout" svg:width="5.028cm" svg:height="6cm" svg:x="3.03cm" svg:y="4.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7" draw:style-name="gr79" draw:text-style-name="P12" draw:layer="layout" svg:width="6.196cm" svg:height="1.765cm" svg:x="7.627cm" svg:y="12.1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8" draw:style-name="gr3" draw:text-style-name="P1" draw:layer="layout" svg:x1="13.451cm" svg:y1="9.241cm" svg:x2="15.2cm" svg:y2="9.241cm">
          <text:p/>
        </draw:line>
        <draw:line draw:name="Straight Connector 15_10" draw:style-name="gr3" draw:text-style-name="P1" draw:layer="layout" svg:x1="15.2cm" svg:y1="13cm" svg:x2="15.2cm" svg:y2="3.8cm">
          <text:p/>
        </draw:line>
        <draw:custom-shape draw:name="Oval 21_10" draw:style-name="gr4" draw:text-style-name="P3" draw:layer="layout" svg:width="0.399cm" svg:height="0.399cm" svg:x="13.223cm" svg:y="9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16" draw:style-name="gr3" draw:text-style-name="P1" draw:layer="layout" svg:x1="5.2cm" svg:y1="8.2cm" svg:x2="8.275cm" svg:y2="8.165cm">
          <text:p/>
        </draw:line>
        <draw:line draw:name="Straight Connector 53_14" draw:style-name="gr3" draw:text-style-name="P1" draw:layer="layout" svg:x1="5.2cm" svg:y1="8.2cm" svg:x2="5.2cm" svg:y2="14.041cm">
          <text:p/>
        </draw:line>
        <draw:custom-shape draw:name="Oval 56_7" draw:style-name="gr4" draw:text-style-name="P3" draw:layer="layout" svg:width="0.399cm" svg:height="0.399cm" svg:x="8.107cm" svg:y="7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7" draw:style-name="gr3" draw:text-style-name="P1" draw:layer="layout" svg:x1="8.275cm" svg:y1="7.074cm" svg:x2="7.375cm" svg:y2="7.074cm">
          <text:p/>
        </draw:line>
        <draw:line draw:name="Straight Connector 52_3" draw:style-name="gr3" draw:text-style-name="P1" draw:layer="layout" svg:x1="7.375cm" svg:y1="6.073cm" svg:x2="7.375cm" svg:y2="7.074cm">
          <text:p/>
        </draw:line>
        <draw:custom-shape draw:name="Oval 54_4" draw:style-name="gr4" draw:text-style-name="P3" draw:layer="layout" svg:width="0.399cm" svg:height="0.399cm" svg:x="8.107cm" svg:y="5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4" draw:style-name="gr4" draw:text-style-name="P3" draw:layer="layout" svg:width="0.399cm" svg:height="0.399cm" svg:x="8.147cm" svg:y="6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3" draw:style-name="gr3" draw:text-style-name="P1" draw:layer="layout" svg:x1="8.275cm" svg:y1="6.099cm" svg:x2="7.375cm" svg:y2="6.099cm">
          <text:p/>
        </draw:line>
        <draw:line draw:name="Straight Connector 66_3" draw:style-name="gr3" draw:text-style-name="P1" draw:layer="layout" svg:x1="5.2cm" svg:y1="14.041cm" svg:x2="18.656cm" svg:y2="14.041cm">
          <text:p/>
        </draw:line>
        <draw:g>
          <draw:frame draw:style-name="gr73" draw:text-style-name="P20" draw:layer="layout" svg:width="3.095cm" svg:height="4.947cm" svg:x="19.505cm" svg:y="5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4" draw:text-style-name="P20" draw:layer="layout" svg:width="2.2cm" svg:height="1.6cm" svg:x="20.8cm" svg:y="9.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20" draw:layer="layout" svg:width="0.6cm" svg:height="3cm" svg:x="19.248cm" svg:y="5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18" draw:style-name="gr3" draw:text-style-name="P1" draw:layer="layout" svg:x1="19.848cm" svg:y1="7.4cm" svg:x2="16.6cm" svg:y2="7.4cm">
          <text:p/>
        </draw:line>
        <draw:line draw:name="Straight Connector 13_9" draw:style-name="gr3" draw:text-style-name="P1" draw:layer="layout" svg:x1="13.4cm" svg:y1="9.8cm" svg:x2="17.8cm" svg:y2="9.8cm">
          <text:p/>
        </draw:line>
        <draw:line draw:name="Straight Connector 13_10" draw:style-name="gr3" draw:text-style-name="P1" draw:layer="layout" svg:x1="17.8cm" svg:y1="8.6cm" svg:x2="17.8cm" svg:y2="9.8cm">
          <text:p/>
        </draw:line>
        <draw:line draw:name="Straight Connector 13_11" draw:style-name="gr3" draw:text-style-name="P1" draw:layer="layout" svg:x1="17.8cm" svg:y1="8.6cm" svg:x2="19.848cm" svg:y2="8.6cm">
          <text:p/>
        </draw:line>
        <draw:custom-shape draw:name="Oval 21_11" draw:style-name="gr4" draw:text-style-name="P3" draw:layer="layout" svg:width="0.399cm" svg:height="0.399cm" svg:x="13.223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svg:x="5.521cm" svg:y="9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37_17" draw:style-name="gr3" draw:text-style-name="P1" draw:layer="layout" svg:x1="6cm" svg:y1="8.6cm" svg:x2="8.2cm" svg:y2="8.6cm">
          <text:p/>
        </draw:line>
        <draw:line draw:name="Straight Connector 37_18" draw:style-name="gr3" draw:text-style-name="P1" draw:layer="layout" svg:x1="6cm" svg:y1="8.6cm" svg:x2="6cm" svg:y2="9.819cm">
          <text:p/>
        </draw:line>
        <draw:line draw:name="Straight Connector 37_19" draw:style-name="gr3" draw:text-style-name="P1" draw:layer="layout" svg:x1="6cm" svg:y1="13cm" svg:x2="6cm" svg:y2="10.82cm">
          <text:p/>
        </draw:line>
        <draw:line draw:name="Straight Connector 37_20" draw:style-name="gr3" draw:text-style-name="P1" draw:layer="layout" svg:x1="6cm" svg:y1="13cm" svg:x2="15.2cm" svg:y2="13cm">
          <text:p/>
        </draw:line>
        <draw:custom-shape draw:name="Oval 21_12" draw:style-name="gr4" draw:text-style-name="P3" draw:layer="layout" svg:width="0.399cm" svg:height="0.399cm" svg:x="15.001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3.2cm" svg:y="2cm">
          <draw:image xlink:href="Pictures/100002010000007E0000015ACB7B338E2200B688.png" xlink:type="simple" xlink:show="embed" xlink:actuate="onLoad" loext:mime-type="image/png">
            <text:p/>
          </draw:image>
        </draw:frame>
        <draw:custom-shape draw:name="TextBox 58_18" draw:style-name="gr80" draw:text-style-name="P6" draw:layer="layout" svg:width="1.294cm" svg:height="0.76cm" draw:transform="rotate (0.0155334303427495) translate (6.494cm 4.84cm)">
          <text:p text:style-name="P5"><text:span text:style-name="T1">R3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_21" draw:style-name="gr3" draw:text-style-name="P1" draw:layer="layout" svg:x1="3.5cm" svg:y1="7.565cm" svg:x2="8.275cm" svg:y2="7.565cm">
          <text:p/>
        </draw:line>
        <draw:custom-shape draw:name="Oval 56_8" draw:style-name="gr4" draw:text-style-name="P3" draw:layer="layout" svg:width="0.399cm" svg:height="0.399cm" svg:x="8.106cm" svg:y="7.3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22" draw:style-name="gr3" draw:text-style-name="P1" draw:layer="layout" svg:x1="3.5cm" svg:y1="7.565cm" svg:x2="3.5cm" svg:y2="5.4cm">
          <text:p/>
        </draw:line>
        <draw:line draw:name="Straight Connector 17_19" draw:style-name="gr3" draw:text-style-name="P1" draw:layer="layout" svg:x1="16.6cm" svg:y1="2.8cm" svg:x2="16.6cm" svg:y2="7.4cm">
          <text:p/>
        </draw:line>
        <draw:line draw:name="Straight Connector 17_20" draw:style-name="gr3" draw:text-style-name="P1" draw:layer="layout" svg:x1="16.6cm" svg:y1="2.8cm" svg:x2="5.2cm" svg:y2="2.8cm">
          <text:p/>
        </draw:line>
        <draw:line draw:name="Straight Connector 17_21" draw:style-name="gr3" draw:text-style-name="P1" draw:layer="layout" svg:x1="6.2cm" svg:y1="7.565cm" svg:x2="6.2cm" svg:y2="5.82cm">
          <text:p/>
        </draw:line>
        <draw:line draw:name="Straight Connector 17_22" draw:style-name="gr3" draw:text-style-name="P1" draw:layer="layout" svg:x1="5.2cm" svg:y1="7.2cm" svg:x2="3.8cm" svg:y2="7.2cm">
          <text:p/>
        </draw:line>
        <draw:line draw:name="Straight Connector 17_23" draw:style-name="gr3" draw:text-style-name="P1" draw:layer="layout" svg:x1="3.8cm" svg:y1="5.4cm" svg:x2="3.8cm" svg:y2="7.2cm">
          <text:p/>
        </draw:line>
        <draw:line draw:name="Straight Connector 15_11" draw:style-name="gr3" draw:text-style-name="P1" draw:layer="layout" svg:x1="5.8cm" svg:y1="3.8cm" svg:x2="15.2cm" svg:y2="3.8cm">
          <text:p/>
        </draw:line>
        <draw:line draw:name="Straight Connector 15_12" draw:style-name="gr3" draw:text-style-name="P1" draw:layer="layout" svg:x1="5.8cm" svg:y1="3.8cm" svg:x2="5.8cm" svg:y2="6.8cm">
          <text:p/>
        </draw:line>
        <draw:line draw:name="Straight Connector 15_13" draw:style-name="gr3" draw:text-style-name="P1" draw:layer="layout" svg:x1="4.2cm" svg:y1="6.8cm" svg:x2="5.8cm" svg:y2="6.8cm">
          <text:p/>
        </draw:line>
        <draw:line draw:name="Straight Connector 15_14" draw:style-name="gr3" draw:text-style-name="P1" draw:layer="layout" svg:x1="4.2cm" svg:y1="6.8cm" svg:x2="4.2cm" svg:y2="5.4cm">
          <text:p/>
        </draw:line>
        <draw:custom-shape draw:name="Rectangle 1048_14" draw:style-name="gr77" draw:text-style-name="P4" draw:layer="layout" svg:width="1.22cm" svg:height="0.4cm" draw:transform="rotate (1.5711453926453) translate (6cm 5.8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_24" draw:style-name="gr3" draw:text-style-name="P1" draw:layer="layout" svg:x1="6.2cm" svg:y1="3.8cm" svg:x2="6.2cm" svg:y2="4.6cm">
          <text:p/>
        </draw:line>
        <draw:line draw:name="Straight Connector 17_25" draw:style-name="gr3" draw:text-style-name="P1" draw:layer="layout" svg:x1="5.2cm" svg:y1="7.2cm" svg:x2="5.2cm" svg:y2="2.8cm">
          <text:p/>
        </draw:line>
        <draw:custom-shape draw:name="Oval 21_13" draw:style-name="gr4" draw:text-style-name="P3" draw:layer="layout" svg:width="0.399cm" svg:height="0.399cm" svg:x="6.001cm" svg:y="3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14" draw:style-name="gr4" draw:text-style-name="P3" draw:layer="layout" svg:width="0.399cm" svg:height="0.399cm" svg:x="6cm" svg:y="7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6_9" draw:style-name="gr4" draw:text-style-name="P3" draw:layer="layout" svg:width="0.399cm" svg:height="0.399cm" svg:x="8.106cm" svg:y="8.4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26" draw:style-name="gr3" draw:text-style-name="P1" draw:layer="layout" svg:x1="19.848cm" svg:y1="6.7cm" svg:x2="18.655cm" svg:y2="6.7cm">
          <text:p/>
        </draw:line>
        <draw:line draw:name="Straight Connector 17_27" draw:style-name="gr3" draw:text-style-name="P1" draw:layer="layout" svg:x1="18.656cm" svg:y1="14.041cm" svg:x2="18.656cm" svg:y2="6.7cm">
          <text:p/>
        </draw:line>
        <draw:line draw:name="Straight Connector 17_28" draw:style-name="gr3" draw:text-style-name="P1" draw:layer="layout" svg:x1="19.848cm" svg:y1="6.1cm" svg:x2="14.6cm" svg:y2="6.1cm">
          <text:p/>
        </draw:line>
        <draw:line draw:name="Straight Connector 17_29" draw:style-name="gr3" draw:text-style-name="P1" draw:layer="layout" svg:x1="14.6cm" svg:y1="8.7cm" svg:x2="14.6cm" svg:y2="6.1cm">
          <text:p/>
        </draw:line>
        <draw:line draw:name="Straight Connector 17_30" draw:style-name="gr3" draw:text-style-name="P1" draw:layer="layout" svg:x1="14.6cm" svg:y1="8.7cm" svg:x2="13.4cm" svg:y2="8.7cm">
          <text:p/>
        </draw:line>
        <draw:custom-shape draw:name="Oval 21_15" draw:style-name="gr4" draw:text-style-name="P3" draw:layer="layout" svg:width="0.399cm" svg:height="0.399cm" svg:x="13.2cm" svg:y="8.5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8" draw:text-style-name="P23" draw:layer="layout" svg:width="2.813cm" svg:height="0.962cm" svg:x="19.2cm" svg:y="4.6cm">
          <draw:text-box>
            <text:p text:style-name="P22">SDS011</text:p>
          </draw:text-box>
        </draw:frame>
        <draw:frame draw:style-name="gr78" draw:text-style-name="P23" draw:layer="layout" svg:width="3.038cm" svg:height="0.962cm" svg:x="2.587cm" svg:y="1.2cm">
          <draw:text-box>
            <text:p text:style-name="P22">IRLZ44N</text:p>
          </draw:text-box>
        </draw:frame>
        <presentation:notes draw:style-name="dp1">
          <draw:page-thumbnail draw:style-name="gr11" draw:layer="layout" svg:width="19.798cm" svg:height="11.136cm" svg:x="0.6cm" svg:y="2.257cm" draw:page-number="2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draw:style-name="gr9" draw:text-style-name="P8" draw:layer="layout" svg:width="2.082cm" svg:height="2cm" svg:x="19.718cm" svg:y="9.2cm">
          <draw:image xlink:href="Pictures/10000201000000B2000000AB28F1A7E941CD13AA.png" xlink:type="simple" xlink:show="embed" xlink:actuate="onLoad" loext:mime-type="image/png">
            <text:p/>
          </draw:image>
        </draw:frame>
        <draw:frame draw:style-name="gr73" draw:text-style-name="P20" draw:layer="layout" svg:width="2.539cm" svg:height="4.285cm" svg:x="1.561cm" svg:y="7.3cm">
          <draw:image xlink:href="Pictures/1000020100000060000000A23637774707E5D1E3.png" xlink:type="simple" xlink:show="embed" xlink:actuate="onLoad" loext:mime-type="image/png">
            <text:p/>
          </draw:image>
        </draw:frame>
        <draw:g draw:name="Group 17_11">
          <draw:frame draw:name="Picture 2_25" draw:style-name="gr1" draw:text-style-name="P1" draw:layer="layout" svg:width="6.4cm" svg:height="7.8cm" svg:x="11.9cm" svg:y="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1" draw:style-name="gr81" draw:text-style-name="P2" draw:layer="layout" svg:width="0.432cm" svg:height="0.599cm" svg:x="15.39cm" svg:y="8.1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3_12" draw:style-name="gr3" draw:text-style-name="P1" draw:layer="layout" svg:x1="17.724cm" svg:y1="9.9cm" svg:x2="18.4cm" svg:y2="9.9cm">
          <text:p/>
        </draw:line>
        <draw:custom-shape draw:name="Oval 21_16" draw:style-name="gr4" draw:text-style-name="P3" draw:layer="layout" svg:width="0.399cm" svg:height="0.399cm" svg:x="17.423cm" svg:y="9.2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3_15" draw:style-name="gr3" draw:text-style-name="P1" draw:layer="layout" svg:x1="1.9cm" svg:y1="6.3cm" svg:x2="1.9cm" svg:y2="7.7cm">
          <text:p/>
        </draw:line>
        <draw:line draw:name="Straight Connector 50_8" draw:style-name="gr3" draw:text-style-name="P1" draw:layer="layout" svg:x1="12.2cm" svg:y1="8.2cm" svg:x2="11.725cm" svg:y2="8.2cm">
          <text:p/>
        </draw:line>
        <draw:line draw:name="Straight Connector 52_4" draw:style-name="gr3" draw:text-style-name="P1" draw:layer="layout" svg:x1="11.7cm" svg:y1="6.8cm" svg:x2="11.7cm" svg:y2="8.2cm">
          <text:p/>
        </draw:line>
        <draw:custom-shape draw:name="Oval 54_5" draw:style-name="gr4" draw:text-style-name="P3" draw:layer="layout" svg:width="0.399cm" svg:height="0.399cm" svg:x="12.099cm" svg:y="6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5" draw:style-name="gr4" draw:text-style-name="P3" draw:layer="layout" svg:width="0.399cm" svg:height="0.399cm" svg:x="12.101cm" svg:y="7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4" draw:style-name="gr3" draw:text-style-name="P1" draw:layer="layout" svg:x1="12.3cm" svg:y1="6.8cm" svg:x2="11.7cm" svg:y2="6.8cm">
          <text:p/>
        </draw:line>
        <draw:line draw:name="Straight Connector 66_4" draw:style-name="gr3" draw:text-style-name="P1" draw:layer="layout" svg:x1="12.097cm" svg:y1="9.4cm" svg:x2="11.6cm" svg:y2="9.4cm">
          <text:p/>
        </draw:line>
        <draw:g>
          <draw:frame draw:style-name="gr73" draw:text-style-name="P20" draw:layer="layout" svg:width="3.095cm" svg:height="4.947cm" svg:x="23.405cm" svg:y="5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4" draw:text-style-name="P20" draw:layer="layout" svg:width="2.2cm" svg:height="1.6cm" svg:x="24.7cm" svg:y="9.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20" draw:layer="layout" svg:width="0.6cm" svg:height="3cm" svg:x="23.148cm" svg:y="5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31" draw:style-name="gr3" draw:text-style-name="P1" draw:layer="layout" svg:x1="23.748cm" svg:y1="7.4cm" svg:x2="20.5cm" svg:y2="7.4cm">
          <text:p/>
        </draw:line>
        <draw:line draw:name="Straight Connector 13_14" draw:style-name="gr3" draw:text-style-name="P1" draw:layer="layout" svg:x1="19.2cm" svg:y1="8.6cm" svg:x2="19.2cm" svg:y2="10.9cm">
          <text:p/>
        </draw:line>
        <draw:line draw:name="Straight Connector 13_15" draw:style-name="gr3" draw:text-style-name="P1" draw:layer="layout" svg:x1="19.2cm" svg:y1="8.6cm" svg:x2="23.748cm" svg:y2="8.6cm">
          <text:p/>
        </draw:line>
        <draw:custom-shape draw:name="Oval 21_17" draw:style-name="gr4" draw:text-style-name="P3" draw:layer="layout" svg:width="0.399cm" svg:height="0.399cm" svg:x="17.423cm" svg:y="9.7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draw:transform="rotate (-3.11541271480988) translate (12.139cm 11.881cm)">
          <draw:image xlink:href="Pictures/1000020100000065000000DD28CF518ECD53DECC.png" xlink:type="simple" xlink:show="embed" xlink:actuate="onLoad" loext:mime-type="image/png">
            <text:p/>
          </draw:image>
        </draw:frame>
        <draw:custom-shape draw:name="Oval 21_18" draw:style-name="gr4" draw:text-style-name="P3" draw:layer="layout" svg:width="0.399cm" svg:height="0.399cm" svg:x="18.2cm" svg:y="9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7.1cm" svg:y="2cm">
          <draw:image xlink:href="Pictures/100002010000007E0000015ACB7B338E2200B688.png" xlink:type="simple" xlink:show="embed" xlink:actuate="onLoad" loext:mime-type="image/png">
            <text:p/>
          </draw:image>
        </draw:frame>
        <draw:custom-shape draw:name="TextBox 58_19" draw:style-name="gr82" draw:text-style-name="P6" draw:layer="layout" svg:width="1.205cm" svg:height="0.383cm" draw:transform="rotate (0.0155334303427495) translate (9.441cm 9.735cm)">
          <text:p text:style-name="P5"><text:span text:style-name="T1">10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_29" draw:style-name="gr3" draw:text-style-name="P1" draw:layer="layout" svg:x1="7.4cm" svg:y1="8.6cm" svg:x2="7.4cm" svg:y2="5.4cm">
          <text:p/>
        </draw:line>
        <draw:line draw:name="Straight Connector 17_32" draw:style-name="gr3" draw:text-style-name="P1" draw:layer="layout" svg:x1="20.5cm" svg:y1="2.8cm" svg:x2="20.5cm" svg:y2="7.4cm">
          <text:p/>
        </draw:line>
        <draw:line draw:name="Straight Connector 17_33" draw:style-name="gr3" draw:text-style-name="P1" draw:layer="layout" svg:x1="20.5cm" svg:y1="2.8cm" svg:x2="9.1cm" svg:y2="2.8cm">
          <text:p/>
        </draw:line>
        <draw:line draw:name="Straight Connector 17_34" draw:style-name="gr3" draw:text-style-name="P1" draw:layer="layout" svg:x1="9.1cm" svg:y1="12.165cm" svg:x2="9.1cm" svg:y2="10.42cm">
          <text:p/>
        </draw:line>
        <draw:line draw:name="Straight Connector 17_35" draw:style-name="gr3" draw:text-style-name="P1" draw:layer="layout" svg:x1="9.1cm" svg:y1="6.4cm" svg:x2="7.7cm" svg:y2="6.4cm">
          <text:p/>
        </draw:line>
        <draw:line draw:name="Straight Connector 17_36" draw:style-name="gr3" draw:text-style-name="P1" draw:layer="layout" svg:x1="7.7cm" svg:y1="5.4cm" svg:x2="7.7cm" svg:y2="6.4cm">
          <text:p/>
        </draw:line>
        <draw:line draw:name="Straight Connector 15_19" draw:style-name="gr3" draw:text-style-name="P1" draw:layer="layout" svg:x1="8.1cm" svg:y1="12.2cm" svg:x2="8.1cm" svg:y2="5.4cm">
          <text:p/>
        </draw:line>
        <draw:custom-shape draw:name="Rectangle 1048_16" draw:style-name="gr77" draw:text-style-name="P4" draw:layer="layout" svg:width="1.22cm" svg:height="0.4cm" draw:transform="rotate (1.5711453926453) translate (8.9cm 10.4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_37" draw:style-name="gr3" draw:text-style-name="P1" draw:layer="layout" svg:x1="9.1cm" svg:y1="8.6cm" svg:x2="9.1cm" svg:y2="9.2cm">
          <text:p/>
        </draw:line>
        <draw:line draw:name="Straight Connector 17_38" draw:style-name="gr3" draw:text-style-name="P1" draw:layer="layout" svg:x1="9.1cm" svg:y1="6.4cm" svg:x2="9.1cm" svg:y2="2.8cm">
          <text:p/>
        </draw:line>
        <draw:custom-shape draw:name="Oval 21_19" draw:style-name="gr4" draw:text-style-name="P3" draw:layer="layout" svg:width="0.399cm" svg:height="0.399cm" svg:x="8.901cm" svg:y="8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0" draw:style-name="gr4" draw:text-style-name="P3" draw:layer="layout" svg:width="0.399cm" svg:height="0.399cm" svg:x="8.9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39" draw:style-name="gr3" draw:text-style-name="P1" draw:layer="layout" svg:x1="23.748cm" svg:y1="6.7cm" svg:x2="18.4cm" svg:y2="6.7cm">
          <text:p/>
        </draw:line>
        <draw:line draw:name="Straight Connector 17_41" draw:style-name="gr3" draw:text-style-name="P1" draw:layer="layout" svg:x1="23.748cm" svg:y1="6.1cm" svg:x2="18.4cm" svg:y2="6.1cm">
          <text:p/>
        </draw:line>
        <draw:line draw:name="Straight Connector 17_42" draw:style-name="gr3" draw:text-style-name="P1" draw:layer="layout" svg:x1="18.4cm" svg:y1="4cm" svg:x2="18.4cm" svg:y2="6.1cm">
          <text:p/>
        </draw:line>
        <draw:line draw:name="Straight Connector 17_43" draw:style-name="gr3" draw:text-style-name="P1" draw:layer="layout" svg:x1="18.4cm" svg:y1="4cm" svg:x2="10.8cm" svg:y2="4cm">
          <text:p/>
        </draw:line>
        <draw:custom-shape draw:name="Oval 21_21" draw:style-name="gr4" draw:text-style-name="P3" draw:layer="layout" svg:width="0.399cm" svg:height="0.399cm" svg:x="17.4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8" draw:text-style-name="P23" draw:layer="layout" svg:width="2.813cm" svg:height="0.962cm" svg:x="23.1cm" svg:y="4.6cm">
          <draw:text-box>
            <text:p text:style-name="P22">SDS011</text:p>
          </draw:text-box>
        </draw:frame>
        <draw:frame draw:style-name="gr78" draw:text-style-name="P23" draw:layer="layout" svg:width="3.038cm" svg:height="0.962cm" svg:x="6.487cm" svg:y="1.2cm">
          <draw:text-box>
            <text:p text:style-name="P22">IRLZ44N</text:p>
          </draw:text-box>
        </draw:frame>
        <draw:custom-shape draw:name="Oval 55_6" draw:style-name="gr4" draw:text-style-name="P3" draw:layer="layout" svg:width="0.399cm" svg:height="0.399cm" svg:x="12.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7" draw:style-name="gr4" draw:text-style-name="P3" draw:layer="layout" svg:width="0.399cm" svg:height="0.399cm" svg:x="12.1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9" draw:style-name="gr3" draw:text-style-name="P1" draw:layer="layout" svg:x1="12.151cm" svg:y1="7.7cm" svg:x2="11.2cm" svg:y2="7.7cm">
          <text:p/>
        </draw:line>
        <draw:line draw:name="Straight Connector 50_10" draw:style-name="gr3" draw:text-style-name="P1" draw:layer="layout" svg:x1="11.2cm" svg:y1="12.8cm" svg:x2="11.2cm" svg:y2="7.7cm">
          <text:p/>
        </draw:line>
        <draw:line draw:name="Straight Connector 50_11" draw:style-name="gr3" draw:text-style-name="P1" draw:layer="layout" svg:x1="11.2cm" svg:y1="9.8cm" svg:x2="12.3cm" svg:y2="9.8cm">
          <text:p/>
        </draw:line>
        <draw:frame draw:style-name="gr73" draw:text-style-name="P20" draw:layer="layout" svg:width="3.736cm" svg:height="4.8cm" svg:x="0.9cm" svg:y="1.5cm">
          <draw:image xlink:href="Pictures/10000201000001270000017BEAD8E55FE85D5FAD.png" xlink:type="simple" xlink:show="embed" xlink:actuate="onLoad" loext:mime-type="image/png">
            <text:p/>
          </draw:image>
        </draw:frame>
        <draw:frame draw:style-name="gr83" draw:text-style-name="P23" draw:layer="layout" svg:width="2.314cm" svg:height="0.962cm" svg:x="1.586cm" svg:y="0.7cm">
          <draw:text-box>
            <text:p text:style-name="P22">5 Watt</text:p>
          </draw:text-box>
        </draw:frame>
        <draw:line draw:name="Straight Connector 53_16" draw:style-name="gr3" draw:text-style-name="P1" draw:layer="layout" svg:x1="3.9cm" svg:y1="6.3cm" svg:x2="3.9cm" svg:y2="7.7cm">
          <text:p/>
        </draw:line>
        <draw:custom-shape draw:name="Oval 21_22" draw:style-name="gr4" draw:text-style-name="P3" draw:layer="layout" svg:width="0.399cm" svg:height="0.399cm" svg:x="1.7cm" svg:y="7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3" draw:style-name="gr4" draw:text-style-name="P3" draw:layer="layout" svg:width="0.399cm" svg:height="0.399cm" svg:x="3.699cm" svg:y="7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83" draw:text-style-name="P23" draw:layer="layout" svg:width="0.875cm" svg:height="0.962cm" svg:x="3.9cm" svg:y="6.1cm">
          <draw:text-box>
            <text:p text:style-name="P22">+</text:p>
          </draw:text-box>
        </draw:frame>
        <draw:frame draw:style-name="gr83" draw:text-style-name="P23" draw:layer="layout" svg:width="0.875cm" svg:height="0.962cm" svg:x="1.801cm" svg:y="6.1cm">
          <draw:text-box>
            <text:p text:style-name="P22">-</text:p>
          </draw:text-box>
        </draw:frame>
        <draw:g draw:name="Group 12_4">
          <draw:custom-shape draw:name="Rounded Rectangle 10_4" draw:style-name="gr84" draw:text-style-name="P13" draw:layer="layout" svg:width="1.099cm" svg:height="4.274cm" draw:transform="rotate (-1.57673044625168) translate (5.477cm 14.026cm)">
            <text:p text:style-name="P11"><text:span text:style-name="T3"/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4" draw:style-name="gr85" draw:text-style-name="P14" draw:layer="layout" svg:width="0.365cm" svg:height="0.125cm" draw:transform="rotate (-1.57673044625168) translate (5.6cm 14.394cm)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style-name="gr78" draw:text-style-name="P23" draw:layer="layout" svg:width="1.772cm" svg:height="0.763cm" draw:transform="rotate (0.0164060949687467) translate (2.4cm 14.237cm)">
          <draw:text-box>
            <text:p text:style-name="P22"><text:span text:style-name="T7">18650</text:span></text:p>
          </draw:text-box>
        </draw:frame>
        <draw:line draw:name="Straight Connector 37_23" draw:style-name="gr3" draw:text-style-name="P1" draw:layer="layout" svg:x1="3.4cm" svg:y1="11cm" svg:x2="3.4cm" svg:y2="13.8cm">
          <text:p/>
        </draw:line>
        <draw:line draw:name="Straight Connector 37_24" draw:style-name="gr3" draw:text-style-name="P1" draw:layer="layout" svg:x1="8cm" svg:y1="13.8cm" svg:x2="3.4cm" svg:y2="13.8cm">
          <text:p/>
        </draw:line>
        <draw:line draw:name="Straight Connector 37_25" draw:style-name="gr3" draw:text-style-name="P1" draw:layer="layout" svg:x1="6.4cm" svg:y1="13.8cm" svg:x2="6.4cm" svg:y2="14.6cm">
          <text:p/>
        </draw:line>
        <draw:line draw:name="Straight Connector 37_27" draw:style-name="gr3" draw:text-style-name="P1" draw:layer="layout" svg:x1="5.999cm" svg:y1="14.6cm" svg:x2="6.4cm" svg:y2="14.6cm">
          <text:p/>
        </draw:line>
        <draw:custom-shape draw:name="Oval 21_24" draw:style-name="gr4" draw:text-style-name="P3" draw:layer="layout" svg:width="0.399cm" svg:height="0.399cm" svg:x="3.198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5" draw:style-name="gr4" draw:text-style-name="P3" draw:layer="layout" svg:width="0.399cm" svg:height="0.399cm" svg:x="3.697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6" draw:style-name="gr4" draw:text-style-name="P3" draw:layer="layout" svg:width="0.399cm" svg:height="0.399cm" svg:x="2.195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7" draw:style-name="gr4" draw:text-style-name="P3" draw:layer="layout" svg:width="0.399cm" svg:height="0.399cm" svg:x="1.69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8" draw:style-name="gr4" draw:text-style-name="P3" draw:layer="layout" svg:width="0.399cm" svg:height="0.399cm" svg:x="5.6cm" svg:y="14.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9" draw:style-name="gr4" draw:text-style-name="P3" draw:layer="layout" svg:width="0.399cm" svg:height="0.399cm" svg:x="0.994cm" svg:y="14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28" draw:style-name="gr3" draw:text-style-name="P1" draw:layer="layout" svg:x1="2.4cm" svg:y1="11cm" svg:x2="2.4cm" svg:y2="13.8cm">
          <text:p/>
        </draw:line>
        <draw:line draw:name="Straight Connector 37_30" draw:style-name="gr3" draw:text-style-name="P1" draw:layer="layout" svg:x1="0.6cm" svg:y1="13.8cm" svg:x2="2.4cm" svg:y2="13.8cm">
          <text:p/>
        </draw:line>
        <draw:line draw:name="Straight Connector 37_31" draw:style-name="gr3" draw:text-style-name="P1" draw:layer="layout" svg:x1="0.6cm" svg:y1="13.8cm" svg:x2="0.6cm" svg:y2="14.6cm">
          <text:p/>
        </draw:line>
        <draw:line draw:name="Straight Connector 37_32" draw:style-name="gr3" draw:text-style-name="P1" draw:layer="layout" svg:x1="1.196cm" svg:y1="14.6cm" svg:x2="0.6cm" svg:y2="14.6cm">
          <text:p/>
        </draw:line>
        <draw:line draw:name="Straight Connector 37_26" draw:style-name="gr3" draw:text-style-name="P1" draw:layer="layout" svg:x1="21.2cm" svg:y1="12.8cm" svg:x2="3.8cm" svg:y2="12.8cm">
          <text:p/>
        </draw:line>
        <draw:custom-shape draw:name="Oval 21_30" draw:style-name="gr4" draw:text-style-name="P3" draw:layer="layout" svg:width="0.399cm" svg:height="0.399cm" svg:x="10.998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33" draw:style-name="gr3" draw:text-style-name="P1" draw:layer="layout" svg:x1="1.9cm" svg:y1="12.2cm" svg:x2="1.9cm" svg:y2="11cm">
          <text:p/>
        </draw:line>
        <draw:line draw:name="Straight Connector 37_34" draw:style-name="gr3" draw:text-style-name="P1" draw:layer="layout" svg:x1="1.9cm" svg:y1="12.2cm" svg:x2="20.8cm" svg:y2="12.2cm">
          <text:p/>
        </draw:line>
        <draw:line draw:name="Straight Connector 13_13" draw:style-name="gr3" draw:text-style-name="P1" draw:layer="layout" svg:x1="17.724cm" svg:y1="9.4cm" svg:x2="18.4cm" svg:y2="9.4cm">
          <text:p/>
        </draw:line>
        <draw:line draw:name="Straight Connector 13_16" draw:style-name="gr3" draw:text-style-name="P1" draw:layer="layout" svg:x1="18.4cm" svg:y1="12.2cm" svg:x2="18.4cm" svg:y2="9.4cm">
          <text:p/>
        </draw:line>
        <draw:custom-shape draw:name="Oval 55_8" draw:style-name="gr4" draw:text-style-name="P3" draw:layer="layout" svg:width="0.399cm" svg:height="0.399cm" svg:x="12.1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12" draw:style-name="gr3" draw:text-style-name="P1" draw:layer="layout" svg:x1="12.201cm" svg:y1="8.6cm" svg:x2="7.4cm" svg:y2="8.6cm">
          <text:p/>
        </draw:line>
        <draw:line draw:name="Straight Connector 50_13" draw:style-name="gr3" draw:text-style-name="P1" draw:layer="layout" svg:x1="4.4cm" svg:y1="13.2cm" svg:x2="2.4cm" svg:y2="13.2cm">
          <text:p/>
        </draw:line>
        <draw:custom-shape draw:name="Oval 21_31" draw:style-name="gr4" draw:text-style-name="P3" draw:layer="layout" svg:width="0.399cm" svg:height="0.399cm" svg:x="7.9cm" svg:y="12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_17" draw:style-name="gr3" draw:text-style-name="P1" draw:layer="layout" svg:x1="19.148cm" svg:y1="10.9cm" svg:x2="20.222cm" svg:y2="10.9cm">
          <text:p/>
        </draw:line>
        <draw:custom-shape draw:name="Oval 21_32" draw:style-name="gr4" draw:text-style-name="P3" draw:layer="layout" svg:width="0.399cm" svg:height="0.399cm" svg:x="20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33" draw:style-name="gr4" draw:text-style-name="P3" draw:layer="layout" svg:width="0.399cm" svg:height="0.399cm" svg:x="18.222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35" draw:style-name="gr3" draw:text-style-name="P1" draw:layer="layout" svg:x1="20.8cm" svg:y1="10.8cm" svg:x2="20.8cm" svg:y2="12.2cm">
          <text:p/>
        </draw:line>
        <draw:custom-shape draw:name="Oval 21_34" draw:style-name="gr4" draw:text-style-name="P3" draw:layer="layout" svg:width="0.399cm" svg:height="0.399cm" svg:x="20.599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36" draw:style-name="gr3" draw:text-style-name="P1" draw:layer="layout" svg:x1="3.8cm" svg:y1="11cm" svg:x2="3.8cm" svg:y2="12.8cm">
          <text:p/>
        </draw:line>
        <draw:custom-shape draw:name="Oval 55_9" draw:style-name="gr4" draw:text-style-name="P3" draw:layer="layout" svg:width="0.399cm" svg:height="0.399cm" svg:x="11cm" svg:y="1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37" draw:style-name="gr3" draw:text-style-name="P1" draw:layer="layout" svg:x1="21.2cm" svg:y1="12.8cm" svg:x2="21.2cm" svg:y2="11cm">
          <text:p/>
        </draw:line>
        <draw:custom-shape draw:name="Oval 21_35" draw:style-name="gr4" draw:text-style-name="P3" draw:layer="layout" svg:width="0.399cm" svg:height="0.399cm" svg:x="21.09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44" draw:style-name="gr3" draw:text-style-name="P1" draw:layer="layout" svg:x1="10.8cm" svg:y1="9cm" svg:x2="10.8cm" svg:y2="4cm">
          <text:p/>
        </draw:line>
        <draw:line draw:name="Straight Connector 17_45" draw:style-name="gr3" draw:text-style-name="P1" draw:layer="layout" svg:x1="10.8cm" svg:y1="9cm" svg:x2="12.4cm" svg:y2="9cm">
          <text:p/>
        </draw:line>
        <draw:custom-shape draw:name="Oval 55_10" draw:style-name="gr4" draw:text-style-name="P3" draw:layer="layout" svg:width="0.399cm" svg:height="0.399cm" svg:x="12.099cm" svg:y="8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46" draw:style-name="gr3" draw:text-style-name="P1" draw:layer="layout" svg:x1="18.4cm" svg:y1="9cm" svg:x2="18.4cm" svg:y2="6.7cm">
          <text:p/>
        </draw:line>
        <draw:line draw:name="Straight Connector 17_47" draw:style-name="gr3" draw:text-style-name="P1" draw:layer="layout" svg:x1="18.4cm" svg:y1="9cm" svg:x2="17.4cm" svg:y2="9cm">
          <text:p/>
        </draw:line>
        <draw:custom-shape draw:name="Oval 55_11" draw:style-name="gr4" draw:text-style-name="P3" draw:layer="layout" svg:width="0.399cm" svg:height="0.399cm" svg:x="12.097cm" svg:y="9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5" draw:style-name="gr3" draw:text-style-name="P1" draw:layer="layout" svg:x1="11.6cm" svg:y1="10.6cm" svg:x2="11.601cm" svg:y2="9.4cm">
          <text:p/>
        </draw:line>
        <draw:line draw:name="Straight Connector 66_6" draw:style-name="gr3" draw:text-style-name="P1" draw:layer="layout" svg:x1="11.625cm" svg:y1="12.1cm" svg:x2="11.626cm" svg:y2="11.8cm">
          <text:p/>
        </draw:line>
        <draw:custom-shape draw:name="Oval 55_12" draw:style-name="gr4" draw:text-style-name="P3" draw:layer="layout" svg:width="0.399cm" svg:height="0.399cm" svg:x="11.398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36" draw:style-name="gr4" draw:text-style-name="P3" draw:layer="layout" svg:width="0.399cm" svg:height="0.399cm" svg:x="2.198cm" svg:y="13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17" draw:style-name="gr62" draw:text-style-name="P4" draw:layer="layout" svg:width="0.4cm" svg:height="1cm" draw:transform="rotate (1.5711453926453) translate (4.4cm 13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8_18" draw:style-name="gr62" draw:text-style-name="P4" draw:layer="layout" svg:width="0.4cm" svg:height="1cm" draw:transform="rotate (1.5711453926453) translate (6.2cm 13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_40" draw:style-name="gr3" draw:text-style-name="P1" draw:layer="layout" svg:x1="12.3cm" svg:y1="7.3cm" svg:x2="5.8cm" svg:y2="7.3cm">
          <text:p/>
        </draw:line>
        <draw:custom-shape draw:name="Oval 55_13" draw:style-name="gr4" draw:text-style-name="P3" draw:layer="layout" svg:width="0.399cm" svg:height="0.399cm" svg:x="12.099cm" svg:y="7.0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48" draw:style-name="gr3" draw:text-style-name="P1" draw:layer="layout" svg:x1="5.8cm" svg:y1="13.2cm" svg:x2="5.8cm" svg:y2="7.3cm">
          <text:p/>
        </draw:line>
        <draw:line draw:name="Straight Connector 50_14" draw:style-name="gr3" draw:text-style-name="P1" draw:layer="layout" svg:x1="6.2cm" svg:y1="13.2cm" svg:x2="5.4cm" svg:y2="13.2cm">
          <text:p/>
        </draw:line>
        <draw:custom-shape draw:name="Oval 21_37" draw:style-name="gr4" draw:text-style-name="P3" draw:layer="layout" svg:width="0.399cm" svg:height="0.399cm" svg:x="5.596cm" svg:y="13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38" draw:style-name="gr3" draw:text-style-name="P1" draw:layer="layout" svg:x1="7.2cm" svg:y1="13.2cm" svg:x2="8cm" svg:y2="13.2cm">
          <text:p/>
        </draw:line>
        <draw:line draw:name="Straight Connector 37_39" draw:style-name="gr3" draw:text-style-name="P1" draw:layer="layout" svg:x1="8cm" svg:y1="13.8cm" svg:x2="8cm" svg:y2="13.2cm">
          <text:p/>
        </draw:line>
        <draw:custom-shape draw:name="Oval 21_38" draw:style-name="gr4" draw:text-style-name="P3" draw:layer="layout" svg:width="0.399cm" svg:height="0.399cm" svg:x="6.201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20" draw:style-name="gr86" draw:text-style-name="P24" draw:layer="layout" svg:width="0.723cm" svg:height="0.295cm" draw:transform="rotate (0.0155334303427495) translate (4.541cm 13.058cm)">
          <text:p text:style-name="P5"><text:span text:style-name="T8">10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21" draw:style-name="gr87" draw:text-style-name="P25" draw:layer="layout" svg:width="0.719cm" svg:height="0.295cm" draw:transform="rotate (0.0155334303427495) translate (6.343cm 13.058cm)">
          <text:p text:style-name="P5"><text:span text:style-name="T8">33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8" draw:text-style-name="P26" draw:layer="layout" svg:width="2.979cm" svg:height="0.645cm" svg:x="21.421cm" svg:y="11.155cm">
          <draw:text-box>
            <text:p text:style-name="P22"><text:span text:style-name="T9">DC/DC Step Up</text:span></text:p>
          </draw:text-box>
        </draw:frame>
        <presentation:notes draw:style-name="dp1">
          <draw:page-thumbnail draw:style-name="gr11" draw:layer="layout" svg:width="19.798cm" svg:height="11.136cm" svg:x="0.6cm" svg:y="2.257cm" draw:page-number="2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draw:name="Picture 2_26" draw:style-name="gr1" draw:text-style-name="P1" draw:layer="layout" svg:width="15.429cm" svg:height="10.2cm" svg:x="3.226cm" svg:y="3.654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7_6" draw:style-name="gr12" draw:text-style-name="P2" draw:layer="layout" svg:width="5.028cm" svg:height="6cm" svg:x="13.824cm" svg:y="4.2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9" draw:style-name="gr12" draw:text-style-name="P2" draw:layer="layout" svg:width="5.028cm" svg:height="6cm" svg:x="3.03cm" svg:y="4.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8" draw:style-name="gr88" draw:text-style-name="P12" draw:layer="layout" svg:width="6.196cm" svg:height="1.765cm" svg:x="7.627cm" svg:y="12.1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18" draw:style-name="gr3" draw:text-style-name="P1" draw:layer="layout" svg:x1="13.451cm" svg:y1="9.241cm" svg:x2="15.2cm" svg:y2="9.241cm">
          <text:p/>
        </draw:line>
        <draw:line draw:name="Straight Connector 15_15" draw:style-name="gr3" draw:text-style-name="P1" draw:layer="layout" svg:x1="15.2cm" svg:y1="13cm" svg:x2="15.2cm" svg:y2="7.4cm">
          <text:p/>
        </draw:line>
        <draw:custom-shape draw:name="Oval 21_39" draw:style-name="gr4" draw:text-style-name="P3" draw:layer="layout" svg:width="0.399cm" svg:height="0.399cm" svg:x="13.223cm" svg:y="9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40" draw:style-name="gr3" draw:text-style-name="P1" draw:layer="layout" svg:x1="5.2cm" svg:y1="8.2cm" svg:x2="8.275cm" svg:y2="8.165cm">
          <text:p/>
        </draw:line>
        <draw:line draw:name="Straight Connector 53_17" draw:style-name="gr3" draw:text-style-name="P1" draw:layer="layout" svg:x1="5.2cm" svg:y1="8.2cm" svg:x2="5.2cm" svg:y2="14.041cm">
          <text:p/>
        </draw:line>
        <draw:custom-shape draw:name="Oval 56_10" draw:style-name="gr4" draw:text-style-name="P3" draw:layer="layout" svg:width="0.399cm" svg:height="0.399cm" svg:x="8.107cm" svg:y="7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15" draw:style-name="gr3" draw:text-style-name="P1" draw:layer="layout" svg:x1="8.275cm" svg:y1="7.074cm" svg:x2="7.375cm" svg:y2="7.074cm">
          <text:p/>
        </draw:line>
        <draw:line draw:name="Straight Connector 52_5" draw:style-name="gr3" draw:text-style-name="P1" draw:layer="layout" svg:x1="7.375cm" svg:y1="6.073cm" svg:x2="7.375cm" svg:y2="7.074cm">
          <text:p/>
        </draw:line>
        <draw:custom-shape draw:name="Oval 54_6" draw:style-name="gr4" draw:text-style-name="P3" draw:layer="layout" svg:width="0.399cm" svg:height="0.399cm" svg:x="8.107cm" svg:y="5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4" draw:style-name="gr4" draw:text-style-name="P3" draw:layer="layout" svg:width="0.399cm" svg:height="0.399cm" svg:x="8.147cm" svg:y="6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5" draw:style-name="gr3" draw:text-style-name="P1" draw:layer="layout" svg:x1="8.275cm" svg:y1="6.099cm" svg:x2="7.375cm" svg:y2="6.099cm">
          <text:p/>
        </draw:line>
        <draw:line draw:name="Straight Connector 66_7" draw:style-name="gr3" draw:text-style-name="P1" draw:layer="layout" svg:x1="5.2cm" svg:y1="14.041cm" svg:x2="18.656cm" svg:y2="14.041cm">
          <text:p/>
        </draw:line>
        <draw:g>
          <draw:frame draw:style-name="gr73" draw:text-style-name="P20" draw:layer="layout" svg:width="3.095cm" svg:height="4.947cm" svg:x="19.505cm" svg:y="5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4" draw:text-style-name="P20" draw:layer="layout" svg:width="2.2cm" svg:height="1.6cm" svg:x="20.8cm" svg:y="9.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20" draw:layer="layout" svg:width="0.6cm" svg:height="3cm" svg:x="19.248cm" svg:y="5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49" draw:style-name="gr3" draw:text-style-name="P1" draw:layer="layout" svg:x1="19.848cm" svg:y1="7.4cm" svg:x2="15.2cm" svg:y2="7.4cm">
          <text:p/>
        </draw:line>
        <draw:line draw:name="Straight Connector 13_19" draw:style-name="gr3" draw:text-style-name="P1" draw:layer="layout" svg:x1="13.4cm" svg:y1="9.8cm" svg:x2="17.8cm" svg:y2="9.8cm">
          <text:p/>
        </draw:line>
        <draw:line draw:name="Straight Connector 13_20" draw:style-name="gr3" draw:text-style-name="P1" draw:layer="layout" svg:x1="17.8cm" svg:y1="8.6cm" svg:x2="17.8cm" svg:y2="9.8cm">
          <text:p/>
        </draw:line>
        <draw:line draw:name="Straight Connector 13_21" draw:style-name="gr3" draw:text-style-name="P1" draw:layer="layout" svg:x1="17.8cm" svg:y1="8.6cm" svg:x2="19.848cm" svg:y2="8.6cm">
          <text:p/>
        </draw:line>
        <draw:custom-shape draw:name="Oval 21_40" draw:style-name="gr4" draw:text-style-name="P3" draw:layer="layout" svg:width="0.399cm" svg:height="0.399cm" svg:x="13.223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svg:x="5.521cm" svg:y="9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37_41" draw:style-name="gr3" draw:text-style-name="P1" draw:layer="layout" svg:x1="6cm" svg:y1="8.6cm" svg:x2="8.2cm" svg:y2="8.6cm">
          <text:p/>
        </draw:line>
        <draw:line draw:name="Straight Connector 37_42" draw:style-name="gr3" draw:text-style-name="P1" draw:layer="layout" svg:x1="6cm" svg:y1="8.6cm" svg:x2="6cm" svg:y2="9.819cm">
          <text:p/>
        </draw:line>
        <draw:line draw:name="Straight Connector 37_43" draw:style-name="gr3" draw:text-style-name="P1" draw:layer="layout" svg:x1="6cm" svg:y1="13cm" svg:x2="6cm" svg:y2="10.82cm">
          <text:p/>
        </draw:line>
        <draw:line draw:name="Straight Connector 37_44" draw:style-name="gr3" draw:text-style-name="P1" draw:layer="layout" svg:x1="6cm" svg:y1="13cm" svg:x2="15.2cm" svg:y2="13cm">
          <text:p/>
        </draw:line>
        <draw:custom-shape draw:name="Oval 21_41" draw:style-name="gr4" draw:text-style-name="P3" draw:layer="layout" svg:width="0.399cm" svg:height="0.399cm" svg:x="15.001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6_12" draw:style-name="gr4" draw:text-style-name="P3" draw:layer="layout" svg:width="0.399cm" svg:height="0.399cm" svg:x="8.106cm" svg:y="8.4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57" draw:style-name="gr3" draw:text-style-name="P1" draw:layer="layout" svg:x1="19.848cm" svg:y1="6.7cm" svg:x2="18.655cm" svg:y2="6.7cm">
          <text:p/>
        </draw:line>
        <draw:line draw:name="Straight Connector 17_58" draw:style-name="gr3" draw:text-style-name="P1" draw:layer="layout" svg:x1="18.656cm" svg:y1="14.041cm" svg:x2="18.656cm" svg:y2="6.7cm">
          <text:p/>
        </draw:line>
        <draw:line draw:name="Straight Connector 17_59" draw:style-name="gr3" draw:text-style-name="P1" draw:layer="layout" svg:x1="19.848cm" svg:y1="6.1cm" svg:x2="14.6cm" svg:y2="6.1cm">
          <text:p/>
        </draw:line>
        <draw:line draw:name="Straight Connector 17_60" draw:style-name="gr3" draw:text-style-name="P1" draw:layer="layout" svg:x1="14.6cm" svg:y1="8.7cm" svg:x2="14.6cm" svg:y2="6.1cm">
          <text:p/>
        </draw:line>
        <draw:line draw:name="Straight Connector 17_61" draw:style-name="gr3" draw:text-style-name="P1" draw:layer="layout" svg:x1="14.6cm" svg:y1="8.7cm" svg:x2="13.4cm" svg:y2="8.7cm">
          <text:p/>
        </draw:line>
        <draw:custom-shape draw:name="Oval 21_44" draw:style-name="gr4" draw:text-style-name="P3" draw:layer="layout" svg:width="0.399cm" svg:height="0.399cm" svg:x="13.2cm" svg:y="8.5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8" draw:text-style-name="P23" draw:layer="layout" svg:width="2.813cm" svg:height="0.962cm" svg:x="19.2cm" svg:y="4.6cm">
          <draw:text-box>
            <text:p text:style-name="P22">SDS011</text:p>
          </draw:text-box>
        </draw:frame>
        <presentation:notes draw:style-name="dp1">
          <draw:page-thumbnail draw:style-name="gr11" draw:layer="layout" svg:width="19.798cm" svg:height="11.136cm" svg:x="0.6cm" svg:y="2.257cm" draw:page-number="2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g draw:name="Group 17_10">
          <draw:frame draw:name="Picture 2_22" draw:style-name="gr1" draw:text-style-name="P1" draw:layer="layout" svg:width="7.2cm" svg:height="8.6cm" svg:x="6.4cm" svg:y="6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0" draw:style-name="gr64" draw:text-style-name="P2" draw:layer="layout" svg:width="0.486cm" svg:height="0.662cm" svg:x="10.326cm" svg:y="10.5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59_115" draw:style-name="gr3" draw:text-style-name="P1" draw:layer="layout" svg:x1="6.4cm" svg:y1="10.1cm" svg:x2="6.4cm" svg:y2="13.2cm">
          <text:p/>
        </draw:line>
        <draw:line draw:name="Straight Connector 28_19" draw:style-name="gr3" draw:text-style-name="P1" draw:layer="layout" svg:x1="3.783cm" svg:y1="8.049cm" svg:x2="3.783cm" svg:y2="2.6cm">
          <text:p/>
        </draw:line>
        <draw:line draw:name="Straight Connector 38_10" draw:style-name="gr3" draw:text-style-name="P1" draw:layer="layout" svg:x1="3.784cm" svg:y1="8.249cm" svg:x2="3.8cm" svg:y2="13.2cm">
          <text:p/>
        </draw:line>
        <draw:line draw:name="Straight Connector 28_20" draw:style-name="gr3" draw:text-style-name="P1" draw:layer="layout" svg:x1="6.4cm" svg:y1="2.6cm" svg:x2="3.783cm" svg:y2="2.6cm">
          <text:p/>
        </draw:line>
        <draw:line draw:name="Straight Connector 28_21" draw:style-name="gr3" draw:text-style-name="P1" draw:layer="layout" svg:x1="6.4cm" svg:y1="2.6cm" svg:x2="6.4cm" svg:y2="10.1cm">
          <text:p/>
        </draw:line>
        <draw:line draw:name="Straight Connector 59_150" draw:style-name="gr3" draw:text-style-name="P1" draw:layer="layout" svg:x1="6.4cm" svg:y1="9.7cm" svg:x2="7.4cm" svg:y2="9.7cm">
          <text:p/>
        </draw:line>
        <draw:custom-shape draw:name="TextBox 58_14" draw:style-name="gr89" draw:text-style-name="P6" draw:layer="layout" svg:width="1.468cm" svg:height="0.762cm" draw:transform="rotate (0.0155334303427495) translate (6.807cm 5.619cm)">
          <text:p text:style-name="P5"><text:span text:style-name="T1">R1</text:span><text:span text:style-name="T1"><text:line-break/></text:span><text:span text:style-name="T1">33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_2">
          <draw:custom-shape draw:name="Rounded Rectangle 10_2" draw:style-name="gr90" draw:text-style-name="P13" draw:layer="layout" svg:width="1.799cm" svg:height="6.8cm" svg:x="2.901cm" svg:y="4.7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2" draw:style-name="gr16" draw:text-style-name="P14" draw:layer="layout" svg:width="0.599cm" svg:height="0.199cm" svg:x="3.501cm" svg:y="4.5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Oval 113_3" draw:style-name="gr4" draw:text-style-name="P3" draw:layer="layout" svg:width="0.399cm" svg:height="0.399cm" svg:x="3.601cm" svg:y="11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4" draw:style-name="gr4" draw:text-style-name="P3" draw:layer="layout" svg:width="0.399cm" svg:height="0.399cm" svg:x="3.601cm" svg:y="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10" draw:style-name="gr91" draw:text-style-name="P2" draw:layer="layout" svg:width="0.4cm" svg:height="0.8cm" svg:x="6.2cm" svg:y="11.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8_11" draw:style-name="gr91" draw:text-style-name="P2" draw:layer="layout" svg:width="0.4cm" svg:height="0.8cm" svg:x="6.2cm" svg:y="5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13" draw:style-name="gr92" draw:text-style-name="P28" draw:layer="layout" svg:width="1.468cm" svg:height="0.762cm" draw:transform="rotate (0.0155334303427495) translate (4.6cm 11.414cm)">
          <text:p text:style-name="P27"><text:span text:style-name="T1">R2</text:span><text:span text:style-name="T1"><text:line-break/></text:span><text:span text:style-name="T1">10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14" draw:style-name="gr3" draw:text-style-name="P1" draw:layer="layout" svg:x1="19cm" svg:y1="9.9cm" svg:x2="19cm" svg:y2="13cm">
          <text:p/>
        </draw:line>
        <draw:line draw:name="Straight Connector 28_22" draw:style-name="gr3" draw:text-style-name="P1" draw:layer="layout" svg:x1="16.383cm" svg:y1="7.849cm" svg:x2="16.383cm" svg:y2="2.4cm">
          <text:p/>
        </draw:line>
        <draw:line draw:name="Straight Connector 38_11" draw:style-name="gr3" draw:text-style-name="P1" draw:layer="layout" svg:x1="16.384cm" svg:y1="8.049cm" svg:x2="16.4cm" svg:y2="13cm">
          <text:p/>
        </draw:line>
        <draw:line draw:name="Straight Connector 28_23" draw:style-name="gr3" draw:text-style-name="P1" draw:layer="layout" svg:x1="19cm" svg:y1="2.4cm" svg:x2="16.383cm" svg:y2="2.4cm">
          <text:p/>
        </draw:line>
        <draw:line draw:name="Straight Connector 28_24" draw:style-name="gr3" draw:text-style-name="P1" draw:layer="layout" svg:x1="19cm" svg:y1="2.4cm" svg:x2="19cm" svg:y2="9.9cm">
          <text:p/>
        </draw:line>
        <draw:line draw:name="Straight Connector 59_116" draw:style-name="gr3" draw:text-style-name="P1" draw:layer="layout" svg:x1="16.384cm" svg:y1="13cm" svg:x2="19cm" svg:y2="13cm">
          <text:p/>
        </draw:line>
        <draw:line draw:name="Straight Connector 59_117" draw:style-name="gr3" draw:text-style-name="P1" draw:layer="layout" svg:x1="19cm" svg:y1="9.5cm" svg:x2="20cm" svg:y2="9.5cm">
          <text:p/>
        </draw:line>
        <draw:custom-shape draw:name="TextBox 58_15" draw:style-name="gr93" draw:text-style-name="P6" draw:layer="layout" svg:width="1.468cm" svg:height="0.762cm" draw:transform="rotate (0.0155334303427495) translate (19.407cm 5.419cm)">
          <text:p text:style-name="P5"><text:span text:style-name="T1">R1</text:span><text:span text:style-name="T1"><text:line-break/></text:span><text:span text:style-name="T1">33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_3">
          <draw:custom-shape draw:name="Rounded Rectangle 10_3" draw:style-name="gr94" draw:text-style-name="P13" draw:layer="layout" svg:width="1.799cm" svg:height="6.8cm" svg:x="15.501cm" svg:y="4.5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3" draw:style-name="gr16" draw:text-style-name="P14" draw:layer="layout" svg:width="0.599cm" svg:height="0.199cm" svg:x="16.101cm" svg:y="4.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Oval 113_5" draw:style-name="gr4" draw:text-style-name="P3" draw:layer="layout" svg:width="0.399cm" svg:height="0.399cm" svg:x="16.201cm" svg:y="11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6" draw:style-name="gr4" draw:text-style-name="P3" draw:layer="layout" svg:width="0.399cm" svg:height="0.399cm" svg:x="16.201cm" svg:y="3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12" draw:style-name="gr91" draw:text-style-name="P2" draw:layer="layout" svg:width="0.4cm" svg:height="0.8cm" svg:x="18.8cm" svg:y="11.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8_13" draw:style-name="gr91" draw:text-style-name="P2" draw:layer="layout" svg:width="0.4cm" svg:height="0.8cm" svg:x="18.8cm" svg:y="5.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16" draw:style-name="gr95" draw:text-style-name="P28" draw:layer="layout" svg:width="1.214cm" svg:height="0.762cm" draw:transform="rotate (0.0155334303427495) translate (17.327cm 11.215cm)">
          <text:p text:style-name="P27"><text:span text:style-name="T1">R2</text:span><text:span text:style-name="T1"><text:line-break/></text:span><text:span text:style-name="T1">1 M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5.265cm" svg:height="6.8cm" svg:x="20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custom-shape draw:style-name="gr96" draw:text-style-name="P20" draw:layer="layout" svg:width="3cm" svg:height="0.8cm" svg:x="8.4cm" svg:y="13cm">
          <text:p/>
          <draw:enhanced-geometry svg:viewBox="0 0 21600 21600" draw:type="rectangle" draw:enhanced-path="M 0 0 L 21600 0 21600 21600 0 21600 0 0 Z N"/>
        </draw:custom-shape>
        <draw:line draw:name="Straight Connector 59_133" draw:style-name="gr3" draw:text-style-name="P1" draw:layer="layout" svg:x1="3.784cm" svg:y1="13.2cm" svg:x2="13cm" svg:y2="13.2cm">
          <text:p/>
        </draw:line>
        <draw:line draw:name="Straight Connector 59_118" draw:style-name="gr3" draw:text-style-name="P1" draw:layer="layout" svg:x1="13cm" svg:y1="12cm" svg:x2="13cm" svg:y2="13.2cm">
          <text:p/>
        </draw:line>
        <draw:line draw:name="Straight Connector 59_119" draw:style-name="gr3" draw:text-style-name="P1" draw:layer="layout" svg:x1="13cm" svg:y1="12cm" svg:x2="12.6cm" svg:y2="12cm">
          <text:p/>
        </draw:line>
        <draw:line draw:name="Straight Connector 59_120" draw:style-name="gr3" draw:text-style-name="P1" draw:layer="layout" svg:x1="13cm" svg:y1="12.4cm" svg:x2="12.4cm" svg:y2="12.4cm">
          <text:p/>
        </draw:line>
        <draw:custom-shape draw:name="Oval 113_7" draw:style-name="gr4" draw:text-style-name="P3" draw:layer="layout" svg:width="0.399cm" svg:height="0.399cm" svg:x="6.2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8" draw:style-name="gr4" draw:text-style-name="P3" draw:layer="layout" svg:width="0.399cm" svg:height="0.399cm" svg:x="12.801cm" svg:y="12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9" draw:style-name="gr4" draw:text-style-name="P3" draw:layer="layout" svg:width="0.399cm" svg:height="0.399cm" svg:x="6.201cm" svg:y="9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25" draw:style-name="gr3" draw:text-style-name="P1" draw:layer="layout" svg:x1="5.4cm" svg:y1="2.6cm" svg:x2="5.4cm" svg:y2="10.1cm">
          <text:p/>
        </draw:line>
        <draw:line draw:name="Straight Connector 28_26" draw:style-name="gr3" draw:text-style-name="P1" draw:layer="layout" svg:x1="7.4cm" svg:y1="10.1cm" svg:x2="5.4cm" svg:y2="10.1cm">
          <text:p/>
        </draw:line>
        <draw:line draw:name="Straight Connector 28_27" draw:style-name="gr3" draw:text-style-name="P1" draw:layer="layout" svg:x1="6.8cm" svg:y1="10.1cm" svg:x2="6.8cm" svg:y2="12.4cm">
          <text:p/>
        </draw:line>
        <draw:line draw:name="Straight Connector 28_28" draw:style-name="gr3" draw:text-style-name="P1" draw:layer="layout" svg:x1="7.4cm" svg:y1="12.4cm" svg:x2="6.8cm" svg:y2="12.4cm">
          <text:p/>
        </draw:line>
        <draw:custom-shape draw:name="Oval 113_10" draw:style-name="gr4" draw:text-style-name="P3" draw:layer="layout" svg:width="0.399cm" svg:height="0.399cm" svg:x="5.201cm" svg:y="2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11" draw:style-name="gr4" draw:text-style-name="P3" draw:layer="layout" svg:width="0.399cm" svg:height="0.399cm" svg:x="6.6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Liberation Serif1" svg:font-family="'Liberation Serif'" style:font-family-generic="roman"/>
    <style:font-face style:name="Verdana1" svg:font-family="Verdana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Microsoft YaHei2" svg:font-family="'Microsoft YaHei'" style:font-family-generic="modern" style:font-pitch="variable"/>
    <style:font-face style:name="Verdana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width="0.1cm" svg:stroke-color="#000000" draw:marker-start-width="0.35cm" draw:marker-end-width="0.35cm" draw:fill-gradient-name="Gradient_20_1" draw:fill-hatch-name="Hatching_20_46" draw:fill-image-name="Bitmap_20_1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09T08:48:34.061000000</meta:creation-date>
    <dc:date>2020-07-04T11:51:03.760000000</dc:date>
    <meta:editing-duration>P15DT13H29M46S</meta:editing-duration>
    <meta:editing-cycles>66</meta:editing-cycles>
    <meta:generator>LibreOffice/6.4.0.3$Windows_X86_64 LibreOffice_project/b0a288ab3d2d4774cb44b62f04d5d28733ac6df8</meta:generator>
    <meta:document-statistic meta:object-count="1496"/>
  </office:meta>
</office:document-meta>
</file>